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A1]+10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2]=1;[.A2]+[.C1]+10;0)" office:value-type="float" office:value="60" calcext:value-type="float">
            <text:p>60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3]=1;[.A3]+[.C2]+10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4]=1;[.A4]+[.C3]+10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5]=1;[.A5]+[.C4]+10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6]=1;[.A6]+[.C5]+10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7]=1;[.A7]+[.C6]+10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8]=1;[.A8]+[.C7]+10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9]=1;[.A9]+[.C8]+10;0)" office:value-type="float" office:value="270" calcext:value-type="float">
            <text:p>27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0]=1;[.A10]+[.C9]+10;0)" office:value-type="float" office:value="300" calcext:value-type="float">
            <text:p>30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1]=1;[.A11]+[.C10]+10;0)" office:value-type="float" office:value="330" calcext:value-type="float">
            <text:p>33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2]=1;[.A12]+[.C11]+10;0)" office:value-type="float" office:value="360" calcext:value-type="float">
            <text:p>36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3]=1;[.A13]+[.C12]+10;0)" office:value-type="float" office:value="390" calcext:value-type="float">
            <text:p>39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B14]=1;[.A14]+[.C13]+10;0)" office:value-type="float" office:value="420" calcext:value-type="float">
            <text:p>4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5]=1;[.A15]+[.C14]+10;0)" office:value-type="float" office:value="451" calcext:value-type="float">
            <text:p>45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6]=1;[.A16]+[.C15]+10;0)" office:value-type="float" office:value="482" calcext:value-type="float">
            <text:p>48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7]=1;[.A17]+[.C16]+10;0)" office:value-type="float" office:value="513" calcext:value-type="float">
            <text:p>51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8]=1;[.A18]+[.C17]+10;0)" office:value-type="float" office:value="544" calcext:value-type="float">
            <text:p>54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19]=1;[.A19]+[.C18]+10;0)" office:value-type="float" office:value="575" calcext:value-type="float">
            <text:p>57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0]=1;[.A20]+[.C19]+10;0)" office:value-type="float" office:value="606" calcext:value-type="float">
            <text:p>60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1]=1;[.A21]+[.C20]+10;0)" office:value-type="float" office:value="637" calcext:value-type="float">
            <text:p>63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2]=1;[.A22]+[.C21]+10;0)" office:value-type="float" office:value="668" calcext:value-type="float">
            <text:p>66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3]=1;[.A23]+[.C22]+10;0)" office:value-type="float" office:value="699" calcext:value-type="float">
            <text:p>69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4]=1;[.A24]+[.C23]+10;0)" office:value-type="float" office:value="730" calcext:value-type="float">
            <text:p>73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5]=1;[.A25]+[.C24]+10;0)" office:value-type="float" office:value="761" calcext:value-type="float">
            <text:p>76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6]=1;[.A26]+[.C25]+10;0)" office:value-type="float" office:value="792" calcext:value-type="float">
            <text:p>792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7]=1;[.A27]+[.C26]+10;0)" office:value-type="float" office:value="823" calcext:value-type="float">
            <text:p>82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B28]=1;[.A28]+[.C27]+10;0)" office:value-type="float" office:value="854" calcext:value-type="float">
            <text:p>85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29]=1;[.A29]+[.C28]+10;0)" office:value-type="float" office:value="886" calcext:value-type="float">
            <text:p>88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0]=1;[.A30]+[.C29]+10;0)" office:value-type="float" office:value="918" calcext:value-type="float">
            <text:p>91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1]=1;[.A31]+[.C30]+10;0)" office:value-type="float" office:value="950" calcext:value-type="float">
            <text:p>95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2]=1;[.A32]+[.C31]+10;0)" office:value-type="float" office:value="982" calcext:value-type="float">
            <text:p>9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3]=1;[.A33]+[.C32]+10;0)" office:value-type="float" office:value="1014" calcext:value-type="float">
            <text:p>10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4]=1;[.A34]+[.C33]+10;0)" office:value-type="float" office:value="1046" calcext:value-type="float">
            <text:p>10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5]=1;[.A35]+[.C34]+10;0)" office:value-type="float" office:value="1078" calcext:value-type="float">
            <text:p>107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6]=1;[.A36]+[.C35]+10;0)" office:value-type="float" office:value="1110" calcext:value-type="float">
            <text:p>11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7]=1;[.A37]+[.C36]+10;0)" office:value-type="float" office:value="1142" calcext:value-type="float">
            <text:p>114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8]=1;[.A38]+[.C37]+10;0)" office:value-type="float" office:value="1174" calcext:value-type="float">
            <text:p>11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39]=1;[.A39]+[.C38]+10;0)" office:value-type="float" office:value="1206" calcext:value-type="float">
            <text:p>120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40]=1;[.A40]+[.C39]+10;0)" office:value-type="float" office:value="1238" calcext:value-type="float">
            <text:p>123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41]=1;[.A41]+[.C40]+10;0)" office:value-type="float" office:value="1270" calcext:value-type="float">
            <text:p>127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42]=1;[.A42]+[.C41]+10;0)" office:value-type="float" office:value="1302" calcext:value-type="float">
            <text:p>130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43]=1;[.A43]+[.C42]+10;0)" office:value-type="float" office:value="1334" calcext:value-type="float">
            <text:p>13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B44]=1;[.A44]+[.C43]+10;0)" office:value-type="float" office:value="1366" calcext:value-type="float">
            <text:p>136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45]=1;[.A45]+[.C44]+10;0)" office:value-type="float" office:value="1399" calcext:value-type="float">
            <text:p>139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46]=1;[.A46]+[.C45]+10;0)" office:value-type="float" office:value="1432" calcext:value-type="float">
            <text:p>143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47]=1;[.A47]+[.C46]+10;0)" office:value-type="float" office:value="1465" calcext:value-type="float">
            <text:p>146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48]=1;[.A48]+[.C47]+10;0)" office:value-type="float" office:value="1498" calcext:value-type="float">
            <text:p>149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49]=1;[.A49]+[.C48]+10;0)" office:value-type="float" office:value="1531" calcext:value-type="float">
            <text:p>153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0]=1;[.A50]+[.C49]+10;0)" office:value-type="float" office:value="1564" calcext:value-type="float">
            <text:p>156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1]=1;[.A51]+[.C50]+10;0)" office:value-type="float" office:value="1597" calcext:value-type="float">
            <text:p>159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2]=1;[.A52]+[.C51]+10;0)" office:value-type="float" office:value="1630" calcext:value-type="float">
            <text:p>163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3]=1;[.A53]+[.C52]+10;0)" office:value-type="float" office:value="1663" calcext:value-type="float">
            <text:p>16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4]=1;[.A54]+[.C53]+10;0)" office:value-type="float" office:value="1696" calcext:value-type="float">
            <text:p>16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5]=1;[.A55]+[.C54]+10;0)" office:value-type="float" office:value="1729" calcext:value-type="float">
            <text:p>17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B56]=1;[.A56]+[.C55]+10;0)" office:value-type="float" office:value="1762" calcext:value-type="float">
            <text:p>176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57]=1;[.A57]+[.C56]+10;0)" office:value-type="float" office:value="1796" calcext:value-type="float">
            <text:p>179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58]=1;[.A58]+[.C57]+10;0)" office:value-type="float" office:value="1830" calcext:value-type="float">
            <text:p>183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59]=1;[.A59]+[.C58]+10;0)" office:value-type="float" office:value="1864" calcext:value-type="float">
            <text:p>186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0]=1;[.A60]+[.C59]+10;0)" office:value-type="float" office:value="1898" calcext:value-type="float">
            <text:p>189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1]=1;[.A61]+[.C60]+10;0)" office:value-type="float" office:value="1932" calcext:value-type="float">
            <text:p>193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2]=1;[.A62]+[.C61]+10;0)" office:value-type="float" office:value="1966" calcext:value-type="float">
            <text:p>196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3]=1;[.A63]+[.C62]+10;0)" office:value-type="float" office:value="2000" calcext:value-type="float">
            <text:p>200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4]=1;[.A64]+[.C63]+10;0)" office:value-type="float" office:value="2034" calcext:value-type="float">
            <text:p>203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5]=1;[.A65]+[.C64]+10;0)" office:value-type="float" office:value="2068" calcext:value-type="float">
            <text:p>206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6]=1;[.A66]+[.C65]+10;0)" office:value-type="float" office:value="2102" calcext:value-type="float">
            <text:p>210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7]=1;[.A67]+[.C66]+10;0)" office:value-type="float" office:value="2136" calcext:value-type="float">
            <text:p>213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8]=1;[.A68]+[.C67]+10;0)" office:value-type="float" office:value="2170" calcext:value-type="float">
            <text:p>217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69]=1;[.A69]+[.C68]+10;0)" office:value-type="float" office:value="2204" calcext:value-type="float">
            <text:p>220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0]=1;[.A70]+[.C69]+10;0)" office:value-type="float" office:value="2238" calcext:value-type="float">
            <text:p>223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1]=1;[.A71]+[.C70]+10;0)" office:value-type="float" office:value="2272" calcext:value-type="float">
            <text:p>227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2]=1;[.A72]+[.C71]+10;0)" office:value-type="float" office:value="2306" calcext:value-type="float">
            <text:p>230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3]=1;[.A73]+[.C72]+10;0)" office:value-type="float" office:value="2340" calcext:value-type="float">
            <text:p>234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4]=1;[.A74]+[.C73]+10;0)" office:value-type="float" office:value="2374" calcext:value-type="float">
            <text:p>2374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5]=1;[.A75]+[.C74]+10;0)" office:value-type="float" office:value="2408" calcext:value-type="float">
            <text:p>2408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6]=1;[.A76]+[.C75]+10;0)" office:value-type="float" office:value="2442" calcext:value-type="float">
            <text:p>244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7]=1;[.A77]+[.C76]+10;0)" office:value-type="float" office:value="2476" calcext:value-type="float">
            <text:p>2476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B78]=1;[.A78]+[.C77]+10;0)" office:value-type="float" office:value="2510" calcext:value-type="float">
            <text:p>251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79]=1;[.A79]+[.C78]+10;0)" office:value-type="float" office:value="2545" calcext:value-type="float">
            <text:p>254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0]=1;[.A80]+[.C79]+10;0)" office:value-type="float" office:value="2580" calcext:value-type="float">
            <text:p>258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1]=1;[.A81]+[.C80]+10;0)" office:value-type="float" office:value="2615" calcext:value-type="float">
            <text:p>261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2]=1;[.A82]+[.C81]+10;0)" office:value-type="float" office:value="2650" calcext:value-type="float">
            <text:p>265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3]=1;[.A83]+[.C82]+10;0)" office:value-type="float" office:value="2685" calcext:value-type="float">
            <text:p>268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4]=1;[.A84]+[.C83]+10;0)" office:value-type="float" office:value="2720" calcext:value-type="float">
            <text:p>272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5]=1;[.A85]+[.C84]+10;0)" office:value-type="float" office:value="2755" calcext:value-type="float">
            <text:p>275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6]=1;[.A86]+[.C85]+10;0)" office:value-type="float" office:value="2790" calcext:value-type="float">
            <text:p>279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7]=1;[.A87]+[.C86]+10;0)" office:value-type="float" office:value="2825" calcext:value-type="float">
            <text:p>2825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8]=1;[.A88]+[.C87]+10;0)" office:value-type="float" office:value="2860" calcext:value-type="float">
            <text:p>286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B89]=1;[.A89]+[.C88]+10;0)" office:value-type="float" office:value="2895" calcext:value-type="float">
            <text:p>289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0]=1;[.A90]+[.C89]+10;0)" office:value-type="float" office:value="2931" calcext:value-type="float">
            <text:p>293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1]=1;[.A91]+[.C90]+10;0)" office:value-type="float" office:value="2967" calcext:value-type="float">
            <text:p>296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2]=1;[.A92]+[.C91]+10;0)" office:value-type="float" office:value="3003" calcext:value-type="float">
            <text:p>30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3]=1;[.A93]+[.C92]+10;0)" office:value-type="float" office:value="3039" calcext:value-type="float">
            <text:p>303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4]=1;[.A94]+[.C93]+10;0)" office:value-type="float" office:value="3075" calcext:value-type="float">
            <text:p>30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5]=1;[.A95]+[.C94]+10;0)" office:value-type="float" office:value="3111" calcext:value-type="float">
            <text:p>311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6]=1;[.A96]+[.C95]+10;0)" office:value-type="float" office:value="3147" calcext:value-type="float">
            <text:p>31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7]=1;[.A97]+[.C96]+10;0)" office:value-type="float" office:value="3183" calcext:value-type="float">
            <text:p>31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8]=1;[.A98]+[.C97]+10;0)" office:value-type="float" office:value="3219" calcext:value-type="float">
            <text:p>32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99]=1;[.A99]+[.C98]+10;0)" office:value-type="float" office:value="3255" calcext:value-type="float">
            <text:p>325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100]=1;[.A100]+[.C99]+10;0)" office:value-type="float" office:value="3291" calcext:value-type="float">
            <text:p>329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101]=1;[.A101]+[.C100]+10;0)" office:value-type="float" office:value="3327" calcext:value-type="float">
            <text:p>33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formula="of:=IF([.B102]=1;[.A102]+[.C101]+10;0)" office:value-type="float" office:value="3363" calcext:value-type="float">
            <text:p>336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3]=1;[.A103]+[.C102]+10;0)" office:value-type="float" office:value="3400" calcext:value-type="float">
            <text:p>340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4]=1;[.A104]+[.C103]+10;0)" office:value-type="float" office:value="3437" calcext:value-type="float">
            <text:p>343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5]=1;[.A105]+[.C104]+10;0)" office:value-type="float" office:value="3474" calcext:value-type="float">
            <text:p>347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6]=1;[.A106]+[.C105]+10;0)" office:value-type="float" office:value="3511" calcext:value-type="float">
            <text:p>351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7]=1;[.A107]+[.C106]+10;0)" office:value-type="float" office:value="3548" calcext:value-type="float">
            <text:p>354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8]=1;[.A108]+[.C107]+10;0)" office:value-type="float" office:value="3585" calcext:value-type="float">
            <text:p>358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09]=1;[.A109]+[.C108]+10;0)" office:value-type="float" office:value="3622" calcext:value-type="float">
            <text:p>362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0]=1;[.A110]+[.C109]+10;0)" office:value-type="float" office:value="3659" calcext:value-type="float">
            <text:p>365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1]=1;[.A111]+[.C110]+10;0)" office:value-type="float" office:value="3696" calcext:value-type="float">
            <text:p>369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2]=1;[.A112]+[.C111]+10;0)" office:value-type="float" office:value="3733" calcext:value-type="float">
            <text:p>373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3]=1;[.A113]+[.C112]+10;0)"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4]=1;[.A114]+[.C113]+10;0)" office:value-type="float" office:value="3807" calcext:value-type="float">
            <text:p>380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5]=1;[.A115]+[.C114]+10;0)" office:value-type="float" office:value="3844" calcext:value-type="float">
            <text:p>384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6]=1;[.A116]+[.C115]+10;0)" office:value-type="float" office:value="3881" calcext:value-type="float">
            <text:p>388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7]=1;[.A117]+[.C116]+10;0)" office:value-type="float" office:value="3918" calcext:value-type="float">
            <text:p>391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8]=1;[.A118]+[.C117]+10;0)" office:value-type="float" office:value="3955" calcext:value-type="float">
            <text:p>395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19]=1;[.A119]+[.C118]+10;0)" office:value-type="float" office:value="3992" calcext:value-type="float">
            <text:p>399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20]=1;[.A120]+[.C119]+10;0)" office:value-type="float" office:value="4029" calcext:value-type="float">
            <text:p>402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21]=1;[.A121]+[.C120]+10;0)" office:value-type="float" office:value="4066" calcext:value-type="float">
            <text:p>406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IF([.B122]=1;[.A122]+[.C121]+10;0)" office:value-type="float" office:value="4103" calcext:value-type="float">
            <text:p>410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3]=1;[.A123]+[.C122]+10;0)" office:value-type="float" office:value="4141" calcext:value-type="float">
            <text:p>414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4]=1;[.A124]+[.C123]+10;0)" office:value-type="float" office:value="4179" calcext:value-type="float">
            <text:p>417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5]=1;[.A125]+[.C124]+10;0)" office:value-type="float" office:value="4217" calcext:value-type="float">
            <text:p>421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6]=1;[.A126]+[.C125]+10;0)" office:value-type="float" office:value="4255" calcext:value-type="float">
            <text:p>425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7]=1;[.A127]+[.C126]+10;0)" office:value-type="float" office:value="4293" calcext:value-type="float">
            <text:p>429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8]=1;[.A128]+[.C127]+10;0)" office:value-type="float" office:value="4331" calcext:value-type="float">
            <text:p>433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29]=1;[.A129]+[.C128]+10;0)" office:value-type="float" office:value="4369" calcext:value-type="float">
            <text:p>436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0]=1;[.A130]+[.C129]+10;0)" office:value-type="float" office:value="4407" calcext:value-type="float">
            <text:p>440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1]=1;[.A131]+[.C130]+10;0)" office:value-type="float" office:value="4445" calcext:value-type="float">
            <text:p>444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2]=1;[.A132]+[.C131]+10;0)" office:value-type="float" office:value="4483" calcext:value-type="float">
            <text:p>4483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3]=1;[.A133]+[.C132]+10;0)" office:value-type="float" office:value="4521" calcext:value-type="float">
            <text:p>452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4]=1;[.A134]+[.C133]+10;0)" office:value-type="float" office:value="4559" calcext:value-type="float">
            <text:p>4559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5]=1;[.A135]+[.C134]+10;0)" office:value-type="float" office:value="4597" calcext:value-type="float">
            <text:p>4597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6]=1;[.A136]+[.C135]+10;0)" office:value-type="float" office:value="4635" calcext:value-type="float">
            <text:p>4635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IF([.B137]=1;[.A137]+[.C136]+10;0)" office:value-type="float" office:value="4673" calcext:value-type="float">
            <text:p>467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38]=1;[.A138]+[.C137]+10;0)" office:value-type="float" office:value="4712" calcext:value-type="float">
            <text:p>471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39]=1;[.A139]+[.C138]+10;0)" office:value-type="float" office:value="4751" calcext:value-type="float">
            <text:p>475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0]=1;[.A140]+[.C139]+10;0)" office:value-type="float" office:value="4790" calcext:value-type="float">
            <text:p>479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1]=1;[.A141]+[.C140]+10;0)" office:value-type="float" office:value="4829" calcext:value-type="float">
            <text:p>482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2]=1;[.A142]+[.C141]+10;0)" office:value-type="float" office:value="4868" calcext:value-type="float">
            <text:p>486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3]=1;[.A143]+[.C142]+10;0)" office:value-type="float" office:value="4907" calcext:value-type="float">
            <text:p>490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4]=1;[.A144]+[.C143]+10;0)" office:value-type="float" office:value="4946" calcext:value-type="float">
            <text:p>4946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5]=1;[.A145]+[.C144]+10;0)" office:value-type="float" office:value="4985" calcext:value-type="float">
            <text:p>498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6]=1;[.A146]+[.C145]+10;0)" office:value-type="float" office:value="5024" calcext:value-type="float">
            <text:p>502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7]=1;[.A147]+[.C146]+10;0)" office:value-type="float" office:value="5063" calcext:value-type="float">
            <text:p>50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IF([.B148]=1;[.A148]+[.C147]+10;0)" office:value-type="float" office:value="5102" calcext:value-type="float">
            <text:p>51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49]=1;[.A149]+[.C148]+10;0)" office:value-type="float" office:value="5142" calcext:value-type="float">
            <text:p>51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0]=1;[.A150]+[.C149]+10;0)" office:value-type="float" office:value="5182" calcext:value-type="float">
            <text:p>51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1]=1;[.A151]+[.C150]+10;0)" office:value-type="float" office:value="5222" calcext:value-type="float">
            <text:p>52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2]=1;[.A152]+[.C151]+10;0)" office:value-type="float" office:value="5262" calcext:value-type="float">
            <text:p>526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3]=1;[.A153]+[.C152]+10;0)" office:value-type="float" office:value="5302" calcext:value-type="float">
            <text:p>53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4]=1;[.A154]+[.C153]+10;0)" office:value-type="float" office:value="5342" calcext:value-type="float">
            <text:p>53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5]=1;[.A155]+[.C154]+10;0)" office:value-type="float" office:value="5382" calcext:value-type="float">
            <text:p>53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6]=1;[.A156]+[.C155]+10;0)" office:value-type="float" office:value="5422" calcext:value-type="float">
            <text:p>54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7]=1;[.A157]+[.C156]+10;0)" office:value-type="float" office:value="5462" calcext:value-type="float">
            <text:p>546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8]=1;[.A158]+[.C157]+10;0)" office:value-type="float" office:value="5502" calcext:value-type="float">
            <text:p>55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59]=1;[.A159]+[.C158]+10;0)" office:value-type="float" office:value="5542" calcext:value-type="float">
            <text:p>55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0]=1;[.A160]+[.C159]+10;0)" office:value-type="float" office:value="5582" calcext:value-type="float">
            <text:p>558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1]=1;[.A161]+[.C160]+10;0)" office:value-type="float" office:value="5622" calcext:value-type="float">
            <text:p>562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2]=1;[.A162]+[.C161]+10;0)" office:value-type="float" office:value="5662" calcext:value-type="float">
            <text:p>566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3]=1;[.A163]+[.C162]+10;0)" office:value-type="float" office:value="5702" calcext:value-type="float">
            <text:p>570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4]=1;[.A164]+[.C163]+10;0)" office:value-type="float" office:value="5742" calcext:value-type="float">
            <text:p>5742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IF([.B165]=1;[.A165]+[.C164]+10;0)" office:value-type="float" office:value="5782" calcext:value-type="float">
            <text:p>578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66]=1;[.A166]+[.C165]+10;0)" office:value-type="float" office:value="5823" calcext:value-type="float">
            <text:p>582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67]=1;[.A167]+[.C166]+10;0)" office:value-type="float" office:value="5864" calcext:value-type="float">
            <text:p>586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68]=1;[.A168]+[.C167]+10;0)" office:value-type="float" office:value="5905" calcext:value-type="float">
            <text:p>590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69]=1;[.A169]+[.C168]+10;0)" office:value-type="float" office:value="5946" calcext:value-type="float">
            <text:p>594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0]=1;[.A170]+[.C169]+10;0)" office:value-type="float" office:value="5987" calcext:value-type="float">
            <text:p>598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1]=1;[.A171]+[.C170]+10;0)" office:value-type="float" office:value="6028" calcext:value-type="float">
            <text:p>602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2]=1;[.A172]+[.C171]+10;0)" office:value-type="float" office:value="6069" calcext:value-type="float">
            <text:p>606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3]=1;[.A173]+[.C172]+10;0)" office:value-type="float" office:value="6110" calcext:value-type="float">
            <text:p>611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4]=1;[.A174]+[.C173]+10;0)" office:value-type="float" office:value="6151" calcext:value-type="float">
            <text:p>615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5]=1;[.A175]+[.C174]+10;0)" office:value-type="float" office:value="6192" calcext:value-type="float">
            <text:p>619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6]=1;[.A176]+[.C175]+10;0)" office:value-type="float" office:value="6233" calcext:value-type="float">
            <text:p>623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7]=1;[.A177]+[.C176]+10;0)" office:value-type="float" office:value="6274" calcext:value-type="float">
            <text:p>627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8]=1;[.A178]+[.C177]+10;0)" office:value-type="float" office:value="6315" calcext:value-type="float">
            <text:p>6315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79]=1;[.A179]+[.C178]+10;0)" office:value-type="float" office:value="6356" calcext:value-type="float">
            <text:p>635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80]=1;[.A180]+[.C179]+10;0)" office:value-type="float" office:value="6397" calcext:value-type="float">
            <text:p>639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81]=1;[.A181]+[.C180]+10;0)" office:value-type="float" office:value="6438" calcext:value-type="float">
            <text:p>643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82]=1;[.A182]+[.C181]+10;0)" office:value-type="float" office:value="6479" calcext:value-type="float">
            <text:p>647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IF([.B183]=1;[.A183]+[.C182]+10;0)" office:value-type="float" office:value="6520" calcext:value-type="float">
            <text:p>652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4]=1;[.A184]+[.C183]+10;0)" office:value-type="float" office:value="6562" calcext:value-type="float">
            <text:p>656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5]=1;[.A185]+[.C184]+10;0)" office:value-type="float" office:value="6604" calcext:value-type="float">
            <text:p>660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6]=1;[.A186]+[.C185]+10;0)" office:value-type="float" office:value="6646" calcext:value-type="float">
            <text:p>664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7]=1;[.A187]+[.C186]+10;0)" office:value-type="float" office:value="6688" calcext:value-type="float">
            <text:p>668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8]=1;[.A188]+[.C187]+10;0)" office:value-type="float" office:value="6730" calcext:value-type="float">
            <text:p>673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89]=1;[.A189]+[.C188]+10;0)" office:value-type="float" office:value="6772" calcext:value-type="float">
            <text:p>677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0]=1;[.A190]+[.C189]+10;0)" office:value-type="float" office:value="6814" calcext:value-type="float">
            <text:p>681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1]=1;[.A191]+[.C190]+10;0)" office:value-type="float" office:value="6856" calcext:value-type="float">
            <text:p>685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2]=1;[.A192]+[.C191]+10;0)" office:value-type="float" office:value="6898" calcext:value-type="float">
            <text:p>689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3]=1;[.A193]+[.C192]+10;0)" office:value-type="float" office:value="6940" calcext:value-type="float">
            <text:p>694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4]=1;[.A194]+[.C193]+10;0)" office:value-type="float" office:value="6982" calcext:value-type="float">
            <text:p>698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5]=1;[.A195]+[.C194]+10;0)" office:value-type="float" office:value="7024" calcext:value-type="float">
            <text:p>702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6]=1;[.A196]+[.C195]+10;0)" office:value-type="float" office:value="7066" calcext:value-type="float">
            <text:p>7066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7]=1;[.A197]+[.C196]+10;0)" office:value-type="float" office:value="7108" calcext:value-type="float">
            <text:p>7108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8]=1;[.A198]+[.C197]+10;0)" office:value-type="float" office:value="7150" calcext:value-type="float">
            <text:p>715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199]=1;[.A199]+[.C198]+10;0)" office:value-type="float" office:value="7192" calcext:value-type="float">
            <text:p>719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200]=1;[.A200]+[.C199]+10;0)" office:value-type="float" office:value="7234" calcext:value-type="float">
            <text:p>7234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IF([.B201]=1;[.A201]+[.C200]+10;0)" office:value-type="float" office:value="7276" calcext:value-type="float">
            <text:p>727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2]=1;[.A202]+[.C201]+10;0)" office:value-type="float" office:value="7319" calcext:value-type="float">
            <text:p>731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3]=1;[.A203]+[.C202]+10;0)" office:value-type="float" office:value="7362" calcext:value-type="float">
            <text:p>736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4]=1;[.A204]+[.C203]+10;0)" office:value-type="float" office:value="7405" calcext:value-type="float">
            <text:p>7405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5]=1;[.A205]+[.C204]+10;0)" office:value-type="float" office:value="7448" calcext:value-type="float">
            <text:p>744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6]=1;[.A206]+[.C205]+10;0)" office:value-type="float" office:value="7491" calcext:value-type="float">
            <text:p>749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7]=1;[.A207]+[.C206]+10;0)" office:value-type="float" office:value="7534" calcext:value-type="float">
            <text:p>7534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8]=1;[.A208]+[.C207]+10;0)" office:value-type="float" office:value="7577" calcext:value-type="float">
            <text:p>757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09]=1;[.A209]+[.C208]+10;0)" office:value-type="float" office:value="7620" calcext:value-type="float">
            <text:p>762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IF([.B210]=1;[.A210]+[.C209]+10;0)" office:value-type="float" office:value="7663" calcext:value-type="float">
            <text:p>766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1]=1;[.A211]+[.C210]+10;0)" office:value-type="float" office:value="7707" calcext:value-type="float">
            <text:p>770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2]=1;[.A212]+[.C211]+10;0)" office:value-type="float" office:value="7751" calcext:value-type="float">
            <text:p>775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3]=1;[.A213]+[.C212]+10;0)" office:value-type="float" office:value="7795" calcext:value-type="float">
            <text:p>779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4]=1;[.A214]+[.C213]+10;0)" office:value-type="float" office:value="7839" calcext:value-type="float">
            <text:p>783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5]=1;[.A215]+[.C214]+10;0)" office:value-type="float" office:value="7883" calcext:value-type="float">
            <text:p>788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6]=1;[.A216]+[.C215]+10;0)" office:value-type="float" office:value="7927" calcext:value-type="float">
            <text:p>792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7]=1;[.A217]+[.C216]+10;0)" office:value-type="float" office:value="7971" calcext:value-type="float">
            <text:p>797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8]=1;[.A218]+[.C217]+10;0)" office:value-type="float" office:value="8015" calcext:value-type="float">
            <text:p>801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19]=1;[.A219]+[.C218]+10;0)" office:value-type="float" office:value="8059" calcext:value-type="float">
            <text:p>805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0]=1;[.A220]+[.C219]+10;0)" office:value-type="float" office:value="8103" calcext:value-type="float">
            <text:p>810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1]=1;[.A221]+[.C220]+10;0)" office:value-type="float" office:value="8147" calcext:value-type="float">
            <text:p>814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2]=1;[.A222]+[.C221]+10;0)" office:value-type="float" office:value="8191" calcext:value-type="float">
            <text:p>819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3]=1;[.A223]+[.C222]+10;0)" office:value-type="float" office:value="8235" calcext:value-type="float">
            <text:p>823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4]=1;[.A224]+[.C223]+10;0)" office:value-type="float" office:value="8279" calcext:value-type="float">
            <text:p>827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5]=1;[.A225]+[.C224]+10;0)" office:value-type="float" office:value="8323" calcext:value-type="float">
            <text:p>8323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6]=1;[.A226]+[.C225]+10;0)" office:value-type="float" office:value="8367" calcext:value-type="float">
            <text:p>8367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7]=1;[.A227]+[.C226]+10;0)" office:value-type="float" office:value="8411" calcext:value-type="float">
            <text:p>8411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8]=1;[.A228]+[.C227]+10;0)" office:value-type="float" office:value="8455" calcext:value-type="float">
            <text:p>8455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29]=1;[.A229]+[.C228]+10;0)" office:value-type="float" office:value="8499" calcext:value-type="float">
            <text:p>8499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IF([.B230]=1;[.A230]+[.C229]+10;0)" office:value-type="float" office:value="8543" calcext:value-type="float">
            <text:p>854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1]=1;[.A231]+[.C230]+10;0)" office:value-type="float" office:value="8588" calcext:value-type="float">
            <text:p>858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2]=1;[.A232]+[.C231]+10;0)" office:value-type="float" office:value="8633" calcext:value-type="float">
            <text:p>863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3]=1;[.A233]+[.C232]+10;0)" office:value-type="float" office:value="8678" calcext:value-type="float">
            <text:p>867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4]=1;[.A234]+[.C233]+10;0)" office:value-type="float" office:value="8723" calcext:value-type="float">
            <text:p>872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5]=1;[.A235]+[.C234]+10;0)" office:value-type="float" office:value="8768" calcext:value-type="float">
            <text:p>876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6]=1;[.A236]+[.C235]+10;0)" office:value-type="float" office:value="8813" calcext:value-type="float">
            <text:p>881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7]=1;[.A237]+[.C236]+10;0)" office:value-type="float" office:value="8858" calcext:value-type="float">
            <text:p>885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8]=1;[.A238]+[.C237]+10;0)" office:value-type="float" office:value="8903" calcext:value-type="float">
            <text:p>890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39]=1;[.A239]+[.C238]+10;0)" office:value-type="float" office:value="8948" calcext:value-type="float">
            <text:p>894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0]=1;[.A240]+[.C239]+10;0)" office:value-type="float" office:value="8993" calcext:value-type="float">
            <text:p>899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1]=1;[.A241]+[.C240]+10;0)" office:value-type="float" office:value="9038" calcext:value-type="float">
            <text:p>903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2]=1;[.A242]+[.C241]+10;0)" office:value-type="float" office:value="9083" calcext:value-type="float">
            <text:p>908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3]=1;[.A243]+[.C242]+10;0)" office:value-type="float" office:value="9128" calcext:value-type="float">
            <text:p>912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4]=1;[.A244]+[.C243]+10;0)" office:value-type="float" office:value="9173" calcext:value-type="float">
            <text:p>917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5]=1;[.A245]+[.C244]+10;0)" office:value-type="float" office:value="9218" calcext:value-type="float">
            <text:p>921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6]=1;[.A246]+[.C245]+10;0)" office:value-type="float" office:value="9263" calcext:value-type="float">
            <text:p>926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7]=1;[.A247]+[.C246]+10;0)" office:value-type="float" office:value="9308" calcext:value-type="float">
            <text:p>930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8]=1;[.A248]+[.C247]+10;0)" office:value-type="float" office:value="9353" calcext:value-type="float">
            <text:p>935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49]=1;[.A249]+[.C248]+10;0)" office:value-type="float" office:value="9398" calcext:value-type="float">
            <text:p>939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50]=1;[.A250]+[.C249]+10;0)" office:value-type="float" office:value="9443" calcext:value-type="float">
            <text:p>9443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51]=1;[.A251]+[.C250]+10;0)" office:value-type="float" office:value="9488" calcext:value-type="float">
            <text:p>9488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IF([.B252]=1;[.A252]+[.C251]+10;0)" office:value-type="float" office:value="9533" calcext:value-type="float">
            <text:p>953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3]=1;[.A253]+[.C252]+10;0)" office:value-type="float" office:value="9579" calcext:value-type="float">
            <text:p>957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4]=1;[.A254]+[.C253]+10;0)" office:value-type="float" office:value="9625" calcext:value-type="float">
            <text:p>962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5]=1;[.A255]+[.C254]+10;0)" office:value-type="float" office:value="9671" calcext:value-type="float">
            <text:p>967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6]=1;[.A256]+[.C255]+10;0)" office:value-type="float" office:value="9717" calcext:value-type="float">
            <text:p>971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7]=1;[.A257]+[.C256]+10;0)" office:value-type="float" office:value="9763" calcext:value-type="float">
            <text:p>976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8]=1;[.A258]+[.C257]+10;0)" office:value-type="float" office:value="9809" calcext:value-type="float">
            <text:p>980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59]=1;[.A259]+[.C258]+10;0)" office:value-type="float" office:value="9855" calcext:value-type="float">
            <text:p>985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0]=1;[.A260]+[.C259]+10;0)" office:value-type="float" office:value="9901" calcext:value-type="float">
            <text:p>990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1]=1;[.A261]+[.C260]+10;0)" office:value-type="float" office:value="9947" calcext:value-type="float">
            <text:p>994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2]=1;[.A262]+[.C261]+10;0)" office:value-type="float" office:value="9993" calcext:value-type="float">
            <text:p>999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3]=1;[.A263]+[.C262]+10;0)" office:value-type="float" office:value="10039" calcext:value-type="float">
            <text:p>1003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4]=1;[.A264]+[.C263]+10;0)" office:value-type="float" office:value="10085" calcext:value-type="float">
            <text:p>1008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5]=1;[.A265]+[.C264]+10;0)" office:value-type="float" office:value="10131" calcext:value-type="float">
            <text:p>1013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6]=1;[.A266]+[.C265]+10;0)" office:value-type="float" office:value="10177" calcext:value-type="float">
            <text:p>10177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7]=1;[.A267]+[.C266]+10;0)" office:value-type="float" office:value="10223" calcext:value-type="float">
            <text:p>10223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8]=1;[.A268]+[.C267]+10;0)" office:value-type="float" office:value="10269" calcext:value-type="float">
            <text:p>10269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IF([.B269]=1;[.A269]+[.C268]+10;0)" office:value-type="float" office:value="10315" calcext:value-type="float">
            <text:p>103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0]=1;[.A270]+[.C269]+10;0)" office:value-type="float" office:value="10362" calcext:value-type="float">
            <text:p>1036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1]=1;[.A271]+[.C270]+10;0)" office:value-type="float" office:value="10409" calcext:value-type="float">
            <text:p>1040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2]=1;[.A272]+[.C271]+10;0)" office:value-type="float" office:value="10456" calcext:value-type="float">
            <text:p>1045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3]=1;[.A273]+[.C272]+10;0)" office:value-type="float" office:value="10503" calcext:value-type="float">
            <text:p>1050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4]=1;[.A274]+[.C273]+10;0)" office:value-type="float" office:value="10550" calcext:value-type="float">
            <text:p>105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5]=1;[.A275]+[.C274]+10;0)" office:value-type="float" office:value="10597" calcext:value-type="float">
            <text:p>1059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6]=1;[.A276]+[.C275]+10;0)" office:value-type="float" office:value="10644" calcext:value-type="float">
            <text:p>1064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7]=1;[.A277]+[.C276]+10;0)" office:value-type="float" office:value="10691" calcext:value-type="float">
            <text:p>1069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8]=1;[.A278]+[.C277]+10;0)" office:value-type="float" office:value="10738" calcext:value-type="float">
            <text:p>107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79]=1;[.A279]+[.C278]+10;0)" office:value-type="float" office:value="10785" calcext:value-type="float">
            <text:p>1078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IF([.B280]=1;[.A280]+[.C279]+10;0)" office:value-type="float" office:value="10832" calcext:value-type="float">
            <text:p>1083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1]=1;[.A281]+[.C280]+10;0)" office:value-type="float" office:value="10880" calcext:value-type="float">
            <text:p>1088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2]=1;[.A282]+[.C281]+10;0)" office:value-type="float" office:value="10928" calcext:value-type="float">
            <text:p>1092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3]=1;[.A283]+[.C282]+10;0)" office:value-type="float" office:value="10976" calcext:value-type="float">
            <text:p>1097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4]=1;[.A284]+[.C283]+10;0)" office:value-type="float" office:value="11024" calcext:value-type="float">
            <text:p>1102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5]=1;[.A285]+[.C284]+10;0)" office:value-type="float" office:value="11072" calcext:value-type="float">
            <text:p>1107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6]=1;[.A286]+[.C285]+10;0)" office:value-type="float" office:value="11120" calcext:value-type="float">
            <text:p>1112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7]=1;[.A287]+[.C286]+10;0)" office:value-type="float" office:value="11168" calcext:value-type="float">
            <text:p>11168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8]=1;[.A288]+[.C287]+10;0)" office:value-type="float" office:value="11216" calcext:value-type="float">
            <text:p>1121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89]=1;[.A289]+[.C288]+10;0)" office:value-type="float" office:value="11264" calcext:value-type="float">
            <text:p>1126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IF([.B290]=1;[.A290]+[.C289]+10;0)" office:value-type="float" office:value="11312" calcext:value-type="float">
            <text:p>1131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1]=1;[.A291]+[.C290]+10;0)" office:value-type="float" office:value="11361" calcext:value-type="float">
            <text:p>1136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2]=1;[.A292]+[.C291]+10;0)" office:value-type="float" office:value="11410" calcext:value-type="float">
            <text:p>1141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3]=1;[.A293]+[.C292]+10;0)" office:value-type="float" office:value="11459" calcext:value-type="float">
            <text:p>1145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4]=1;[.A294]+[.C293]+10;0)" office:value-type="float" office:value="11508" calcext:value-type="float">
            <text:p>1150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5]=1;[.A295]+[.C294]+10;0)" office:value-type="float" office:value="11557" calcext:value-type="float">
            <text:p>1155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6]=1;[.A296]+[.C295]+10;0)" office:value-type="float" office:value="11606" calcext:value-type="float">
            <text:p>1160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7]=1;[.A297]+[.C296]+10;0)" office:value-type="float" office:value="11655" calcext:value-type="float">
            <text:p>1165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8]=1;[.A298]+[.C297]+10;0)" office:value-type="float" office:value="11704" calcext:value-type="float">
            <text:p>1170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299]=1;[.A299]+[.C298]+10;0)" office:value-type="float" office:value="11753" calcext:value-type="float">
            <text:p>1175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0]=1;[.A300]+[.C299]+10;0)" office:value-type="float" office:value="11802" calcext:value-type="float">
            <text:p>1180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1]=1;[.A301]+[.C300]+10;0)" office:value-type="float" office:value="11851" calcext:value-type="float">
            <text:p>1185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2]=1;[.A302]+[.C301]+10;0)" office:value-type="float" office:value="11900" calcext:value-type="float">
            <text:p>1190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3]=1;[.A303]+[.C302]+10;0)" office:value-type="float" office:value="11949" calcext:value-type="float">
            <text:p>1194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4]=1;[.A304]+[.C303]+10;0)" office:value-type="float" office:value="11998" calcext:value-type="float">
            <text:p>1199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5]=1;[.A305]+[.C304]+10;0)" office:value-type="float" office:value="12047" calcext:value-type="float">
            <text:p>1204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IF([.B306]=1;[.A306]+[.C305]+10;0)" office:value-type="float" office:value="12096" calcext:value-type="float">
            <text:p>120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07]=1;[.A307]+[.C306]+10;0)" office:value-type="float" office:value="12146" calcext:value-type="float">
            <text:p>121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08]=1;[.A308]+[.C307]+10;0)" office:value-type="float" office:value="12196" calcext:value-type="float">
            <text:p>121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09]=1;[.A309]+[.C308]+10;0)" office:value-type="float" office:value="12246" calcext:value-type="float">
            <text:p>122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0]=1;[.A310]+[.C309]+10;0)" office:value-type="float" office:value="12296" calcext:value-type="float">
            <text:p>122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1]=1;[.A311]+[.C310]+10;0)" office:value-type="float" office:value="12346" calcext:value-type="float">
            <text:p>123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2]=1;[.A312]+[.C311]+10;0)" office:value-type="float" office:value="12396" calcext:value-type="float">
            <text:p>123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3]=1;[.A313]+[.C312]+10;0)" office:value-type="float" office:value="12446" calcext:value-type="float">
            <text:p>1244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4]=1;[.A314]+[.C313]+10;0)" office:value-type="float" office:value="12496" calcext:value-type="float">
            <text:p>12496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IF([.B315]=1;[.A315]+[.C314]+10;0)" office:value-type="float" office:value="12546" calcext:value-type="float">
            <text:p>1254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16]=1;[.A316]+[.C315]+10;0)" office:value-type="float" office:value="12597" calcext:value-type="float">
            <text:p>1259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17]=1;[.A317]+[.C316]+10;0)" office:value-type="float" office:value="12648" calcext:value-type="float">
            <text:p>1264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18]=1;[.A318]+[.C317]+10;0)" office:value-type="float" office:value="12699" calcext:value-type="float">
            <text:p>1269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19]=1;[.A319]+[.C318]+10;0)" office:value-type="float" office:value="12750" calcext:value-type="float">
            <text:p>1275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0]=1;[.A320]+[.C319]+10;0)" office:value-type="float" office:value="12801" calcext:value-type="float">
            <text:p>1280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1]=1;[.A321]+[.C320]+10;0)" office:value-type="float" office:value="12852" calcext:value-type="float">
            <text:p>1285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2]=1;[.A322]+[.C321]+10;0)" office:value-type="float" office:value="12903" calcext:value-type="float">
            <text:p>1290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3]=1;[.A323]+[.C322]+10;0)" office:value-type="float" office:value="12954" calcext:value-type="float">
            <text:p>1295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4]=1;[.A324]+[.C323]+10;0)" office:value-type="float" office:value="13005" calcext:value-type="float">
            <text:p>1300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5]=1;[.A325]+[.C324]+10;0)" office:value-type="float" office:value="13056" calcext:value-type="float">
            <text:p>1305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6]=1;[.A326]+[.C325]+10;0)" office:value-type="float" office:value="13107" calcext:value-type="float">
            <text:p>1310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7]=1;[.A327]+[.C326]+10;0)" office:value-type="float" office:value="13158" calcext:value-type="float">
            <text:p>1315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B328]=1;[.A328]+[.C327]+10;0)" office:value-type="float" office:value="13209" calcext:value-type="float">
            <text:p>1320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29]=1;[.A329]+[.C328]+10;0)" office:value-type="float" office:value="13261" calcext:value-type="float">
            <text:p>1326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0]=1;[.A330]+[.C329]+10;0)" office:value-type="float" office:value="13313" calcext:value-type="float">
            <text:p>1331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1]=1;[.A331]+[.C330]+10;0)" office:value-type="float" office:value="13365" calcext:value-type="float">
            <text:p>1336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2]=1;[.A332]+[.C331]+10;0)" office:value-type="float" office:value="13417" calcext:value-type="float">
            <text:p>1341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3]=1;[.A333]+[.C332]+10;0)" office:value-type="float" office:value="13469" calcext:value-type="float">
            <text:p>1346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4]=1;[.A334]+[.C333]+10;0)" office:value-type="float" office:value="13521" calcext:value-type="float">
            <text:p>1352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5]=1;[.A335]+[.C334]+10;0)" office:value-type="float" office:value="13573" calcext:value-type="float">
            <text:p>1357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6]=1;[.A336]+[.C335]+10;0)" office:value-type="float" office:value="13625" calcext:value-type="float">
            <text:p>1362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7]=1;[.A337]+[.C336]+10;0)" office:value-type="float" office:value="13677" calcext:value-type="float">
            <text:p>1367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8]=1;[.A338]+[.C337]+10;0)" office:value-type="float" office:value="13729" calcext:value-type="float">
            <text:p>1372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39]=1;[.A339]+[.C338]+10;0)" office:value-type="float" office:value="13781" calcext:value-type="float">
            <text:p>13781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40]=1;[.A340]+[.C339]+10;0)" office:value-type="float" office:value="13833" calcext:value-type="float">
            <text:p>13833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41]=1;[.A341]+[.C340]+10;0)" office:value-type="float" office:value="13885" calcext:value-type="float">
            <text:p>13885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42]=1;[.A342]+[.C341]+10;0)" office:value-type="float" office:value="13937" calcext:value-type="float">
            <text:p>13937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43]=1;[.A343]+[.C342]+10;0)" office:value-type="float" office:value="13989" calcext:value-type="float">
            <text:p>13989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IF([.B344]=1;[.A344]+[.C343]+10;0)" office:value-type="float" office:value="14041" calcext:value-type="float">
            <text:p>1404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45]=1;[.A345]+[.C344]+10;0)" office:value-type="float" office:value="14094" calcext:value-type="float">
            <text:p>1409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46]=1;[.A346]+[.C345]+10;0)" office:value-type="float" office:value="14147" calcext:value-type="float">
            <text:p>1414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47]=1;[.A347]+[.C346]+10;0)" office:value-type="float" office:value="14200" calcext:value-type="float">
            <text:p>1420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48]=1;[.A348]+[.C347]+10;0)" office:value-type="float" office:value="14253" calcext:value-type="float">
            <text:p>1425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49]=1;[.A349]+[.C348]+10;0)" office:value-type="float" office:value="14306" calcext:value-type="float">
            <text:p>1430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0]=1;[.A350]+[.C349]+10;0)" office:value-type="float" office:value="14359" calcext:value-type="float">
            <text:p>1435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1]=1;[.A351]+[.C350]+10;0)" office:value-type="float" office:value="14412" calcext:value-type="float">
            <text:p>1441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2]=1;[.A352]+[.C351]+10;0)" office:value-type="float" office:value="14465" calcext:value-type="float">
            <text:p>1446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3]=1;[.A353]+[.C352]+10;0)" office:value-type="float" office:value="14518" calcext:value-type="float">
            <text:p>1451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4]=1;[.A354]+[.C353]+10;0)" office:value-type="float" office:value="14571" calcext:value-type="float">
            <text:p>1457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5]=1;[.A355]+[.C354]+10;0)" office:value-type="float" office:value="14624" calcext:value-type="float">
            <text:p>1462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IF([.B356]=1;[.A356]+[.C355]+10;0)" office:value-type="float" office:value="14677" calcext:value-type="float">
            <text:p>1467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57]=1;[.A357]+[.C356]+10;0)" office:value-type="float" office:value="14731" calcext:value-type="float">
            <text:p>1473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58]=1;[.A358]+[.C357]+10;0)" office:value-type="float" office:value="14785" calcext:value-type="float">
            <text:p>1478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59]=1;[.A359]+[.C358]+10;0)" office:value-type="float" office:value="14839" calcext:value-type="float">
            <text:p>1483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0]=1;[.A360]+[.C359]+10;0)" office:value-type="float" office:value="14893" calcext:value-type="float">
            <text:p>1489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1]=1;[.A361]+[.C360]+10;0)" office:value-type="float" office:value="14947" calcext:value-type="float">
            <text:p>1494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2]=1;[.A362]+[.C361]+10;0)" office:value-type="float" office:value="15001" calcext:value-type="float">
            <text:p>1500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3]=1;[.A363]+[.C362]+10;0)" office:value-type="float" office:value="15055" calcext:value-type="float">
            <text:p>1505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4]=1;[.A364]+[.C363]+10;0)" office:value-type="float" office:value="15109" calcext:value-type="float">
            <text:p>1510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5]=1;[.A365]+[.C364]+10;0)" office:value-type="float" office:value="15163" calcext:value-type="float">
            <text:p>1516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6]=1;[.A366]+[.C365]+10;0)" office:value-type="float" office:value="15217" calcext:value-type="float">
            <text:p>1521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7]=1;[.A367]+[.C366]+10;0)" office:value-type="float" office:value="15271" calcext:value-type="float">
            <text:p>1527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IF([.B368]=1;[.A368]+[.C367]+10;0)" office:value-type="float" office:value="15325" calcext:value-type="float">
            <text:p>1532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69]=1;[.A369]+[.C368]+10;0)" office:value-type="float" office:value="15380" calcext:value-type="float">
            <text:p>1538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0]=1;[.A370]+[.C369]+10;0)" office:value-type="float" office:value="15435" calcext:value-type="float">
            <text:p>1543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1]=1;[.A371]+[.C370]+10;0)" office:value-type="float" office:value="15490" calcext:value-type="float">
            <text:p>1549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2]=1;[.A372]+[.C371]+10;0)" office:value-type="float" office:value="15545" calcext:value-type="float">
            <text:p>1554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3]=1;[.A373]+[.C372]+10;0)" office:value-type="float" office:value="15600" calcext:value-type="float">
            <text:p>1560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4]=1;[.A374]+[.C373]+10;0)" office:value-type="float" office:value="15655" calcext:value-type="float">
            <text:p>1565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5]=1;[.A375]+[.C374]+10;0)" office:value-type="float" office:value="15710" calcext:value-type="float">
            <text:p>1571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6]=1;[.A376]+[.C375]+10;0)" office:value-type="float" office:value="15765" calcext:value-type="float">
            <text:p>1576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7]=1;[.A377]+[.C376]+10;0)" office:value-type="float" office:value="15820" calcext:value-type="float">
            <text:p>1582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8]=1;[.A378]+[.C377]+10;0)" office:value-type="float" office:value="15875" calcext:value-type="float">
            <text:p>1587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79]=1;[.A379]+[.C378]+10;0)" office:value-type="float" office:value="15930" calcext:value-type="float">
            <text:p>1593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0]=1;[.A380]+[.C379]+10;0)" office:value-type="float" office:value="15985" calcext:value-type="float">
            <text:p>1598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1]=1;[.A381]+[.C380]+10;0)" office:value-type="float" office:value="16040" calcext:value-type="float">
            <text:p>1604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2]=1;[.A382]+[.C381]+10;0)" office:value-type="float" office:value="16095" calcext:value-type="float">
            <text:p>1609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3]=1;[.A383]+[.C382]+10;0)" office:value-type="float" office:value="16150" calcext:value-type="float">
            <text:p>1615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4]=1;[.A384]+[.C383]+10;0)" office:value-type="float" office:value="16205" calcext:value-type="float">
            <text:p>1620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5]=1;[.A385]+[.C384]+10;0)" office:value-type="float" office:value="16260" calcext:value-type="float">
            <text:p>1626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6]=1;[.A386]+[.C385]+10;0)" office:value-type="float" office:value="16315" calcext:value-type="float">
            <text:p>16315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IF([.B387]=1;[.A387]+[.C386]+10;0)" office:value-type="float" office:value="16370" calcext:value-type="float">
            <text:p>1637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88]=1;[.A388]+[.C387]+10;0)" office:value-type="float" office:value="16426" calcext:value-type="float">
            <text:p>1642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89]=1;[.A389]+[.C388]+10;0)" office:value-type="float" office:value="16482" calcext:value-type="float">
            <text:p>1648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0]=1;[.A390]+[.C389]+10;0)" office:value-type="float" office:value="16538" calcext:value-type="float">
            <text:p>1653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1]=1;[.A391]+[.C390]+10;0)" office:value-type="float" office:value="16594" calcext:value-type="float">
            <text:p>1659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2]=1;[.A392]+[.C391]+10;0)" office:value-type="float" office:value="16650" calcext:value-type="float">
            <text:p>1665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3]=1;[.A393]+[.C392]+10;0)" office:value-type="float" office:value="16706" calcext:value-type="float">
            <text:p>1670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4]=1;[.A394]+[.C393]+10;0)" office:value-type="float" office:value="16762" calcext:value-type="float">
            <text:p>1676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5]=1;[.A395]+[.C394]+10;0)" office:value-type="float" office:value="16818" calcext:value-type="float">
            <text:p>1681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6]=1;[.A396]+[.C395]+10;0)" office:value-type="float" office:value="16874" calcext:value-type="float">
            <text:p>1687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7]=1;[.A397]+[.C396]+10;0)" office:value-type="float" office:value="16930" calcext:value-type="float">
            <text:p>1693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8]=1;[.A398]+[.C397]+10;0)" office:value-type="float" office:value="16986" calcext:value-type="float">
            <text:p>1698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399]=1;[.A399]+[.C398]+10;0)" office:value-type="float" office:value="17042" calcext:value-type="float">
            <text:p>1704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0]=1;[.A400]+[.C399]+10;0)" office:value-type="float" office:value="17098" calcext:value-type="float">
            <text:p>1709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1]=1;[.A401]+[.C400]+10;0)" office:value-type="float" office:value="17154" calcext:value-type="float">
            <text:p>1715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2]=1;[.A402]+[.C401]+10;0)" office:value-type="float" office:value="17210" calcext:value-type="float">
            <text:p>172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3]=1;[.A403]+[.C402]+10;0)" office:value-type="float" office:value="17266" calcext:value-type="float">
            <text:p>1726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4]=1;[.A404]+[.C403]+10;0)" office:value-type="float" office:value="17322" calcext:value-type="float">
            <text:p>17322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5]=1;[.A405]+[.C404]+10;0)" office:value-type="float" office:value="17378" calcext:value-type="float">
            <text:p>17378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6]=1;[.A406]+[.C405]+10;0)" office:value-type="float" office:value="17434" calcext:value-type="float">
            <text:p>17434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IF([.B407]=1;[.A407]+[.C406]+10;0)" office:value-type="float" office:value="17490" calcext:value-type="float">
            <text:p>1749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08]=1;[.A408]+[.C407]+10;0)" office:value-type="float" office:value="17547" calcext:value-type="float">
            <text:p>1754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09]=1;[.A409]+[.C408]+10;0)" office:value-type="float" office:value="17604" calcext:value-type="float">
            <text:p>1760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0]=1;[.A410]+[.C409]+10;0)" office:value-type="float" office:value="17661" calcext:value-type="float">
            <text:p>1766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1]=1;[.A411]+[.C410]+10;0)" office:value-type="float" office:value="17718" calcext:value-type="float">
            <text:p>1771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2]=1;[.A412]+[.C411]+10;0)" office:value-type="float" office:value="17775" calcext:value-type="float">
            <text:p>1777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3]=1;[.A413]+[.C412]+10;0)" office:value-type="float" office:value="17832" calcext:value-type="float">
            <text:p>1783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4]=1;[.A414]+[.C413]+10;0)" office:value-type="float" office:value="17889" calcext:value-type="float">
            <text:p>1788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5]=1;[.A415]+[.C414]+10;0)" office:value-type="float" office:value="17946" calcext:value-type="float">
            <text:p>1794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6]=1;[.A416]+[.C415]+10;0)" office:value-type="float" office:value="18003" calcext:value-type="float">
            <text:p>1800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7]=1;[.A417]+[.C416]+10;0)" office:value-type="float" office:value="18060" calcext:value-type="float">
            <text:p>1806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8]=1;[.A418]+[.C417]+10;0)" office:value-type="float" office:value="18117" calcext:value-type="float">
            <text:p>1811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19]=1;[.A419]+[.C418]+10;0)" office:value-type="float" office:value="18174" calcext:value-type="float">
            <text:p>1817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20]=1;[.A420]+[.C419]+10;0)" office:value-type="float" office:value="18231" calcext:value-type="float">
            <text:p>1823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IF([.B421]=1;[.A421]+[.C420]+10;0)" office:value-type="float" office:value="18288" calcext:value-type="float">
            <text:p>1828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2]=1;[.A422]+[.C421]+10;0)" office:value-type="float" office:value="18346" calcext:value-type="float">
            <text:p>1834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3]=1;[.A423]+[.C422]+10;0)" office:value-type="float" office:value="18404" calcext:value-type="float">
            <text:p>1840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4]=1;[.A424]+[.C423]+10;0)" office:value-type="float" office:value="18462" calcext:value-type="float">
            <text:p>1846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5]=1;[.A425]+[.C424]+10;0)" office:value-type="float" office:value="18520" calcext:value-type="float">
            <text:p>1852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6]=1;[.A426]+[.C425]+10;0)" office:value-type="float" office:value="18578" calcext:value-type="float">
            <text:p>1857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7]=1;[.A427]+[.C426]+10;0)" office:value-type="float" office:value="18636" calcext:value-type="float">
            <text:p>1863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8]=1;[.A428]+[.C427]+10;0)" office:value-type="float" office:value="18694" calcext:value-type="float">
            <text:p>1869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29]=1;[.A429]+[.C428]+10;0)" office:value-type="float" office:value="18752" calcext:value-type="float">
            <text:p>187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0]=1;[.A430]+[.C429]+10;0)" office:value-type="float" office:value="18810" calcext:value-type="float">
            <text:p>188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1]=1;[.A431]+[.C430]+10;0)" office:value-type="float" office:value="18868" calcext:value-type="float">
            <text:p>188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2]=1;[.A432]+[.C431]+10;0)" office:value-type="float" office:value="18926" calcext:value-type="float">
            <text:p>189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3]=1;[.A433]+[.C432]+10;0)" office:value-type="float" office:value="18984" calcext:value-type="float">
            <text:p>1898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4]=1;[.A434]+[.C433]+10;0)" office:value-type="float" office:value="19042" calcext:value-type="float">
            <text:p>190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5]=1;[.A435]+[.C434]+10;0)" office:value-type="float" office:value="19100" calcext:value-type="float">
            <text:p>191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6]=1;[.A436]+[.C435]+10;0)" office:value-type="float" office:value="19158" calcext:value-type="float">
            <text:p>1915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7]=1;[.A437]+[.C436]+10;0)" office:value-type="float" office:value="19216" calcext:value-type="float">
            <text:p>1921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8]=1;[.A438]+[.C437]+10;0)" office:value-type="float" office:value="19274" calcext:value-type="float">
            <text:p>1927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39]=1;[.A439]+[.C438]+10;0)" office:value-type="float" office:value="19332" calcext:value-type="float">
            <text:p>1933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IF([.B440]=1;[.A440]+[.C439]+10;0)" office:value-type="float" office:value="19390" calcext:value-type="float">
            <text:p>1939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1]=1;[.A441]+[.C440]+10;0)" office:value-type="float" office:value="19449" calcext:value-type="float">
            <text:p>1944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2]=1;[.A442]+[.C441]+10;0)" office:value-type="float" office:value="19508" calcext:value-type="float">
            <text:p>1950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3]=1;[.A443]+[.C442]+10;0)" office:value-type="float" office:value="19567" calcext:value-type="float">
            <text:p>1956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4]=1;[.A444]+[.C443]+10;0)" office:value-type="float" office:value="19626" calcext:value-type="float">
            <text:p>1962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5]=1;[.A445]+[.C444]+10;0)" office:value-type="float" office:value="19685" calcext:value-type="float">
            <text:p>1968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6]=1;[.A446]+[.C445]+10;0)" office:value-type="float" office:value="19744" calcext:value-type="float">
            <text:p>1974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7]=1;[.A447]+[.C446]+10;0)" office:value-type="float" office:value="19803" calcext:value-type="float">
            <text:p>1980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8]=1;[.A448]+[.C447]+10;0)" office:value-type="float" office:value="19862" calcext:value-type="float">
            <text:p>1986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49]=1;[.A449]+[.C448]+10;0)" office:value-type="float" office:value="19921" calcext:value-type="float">
            <text:p>1992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50]=1;[.A450]+[.C449]+10;0)" office:value-type="float" office:value="19980" calcext:value-type="float">
            <text:p>1998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51]=1;[.A451]+[.C450]+10;0)" office:value-type="float" office:value="20039" calcext:value-type="float">
            <text:p>2003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52]=1;[.A452]+[.C451]+10;0)" office:value-type="float" office:value="20098" calcext:value-type="float">
            <text:p>2009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IF([.B453]=1;[.A453]+[.C452]+10;0)" office:value-type="float" office:value="20157" calcext:value-type="float">
            <text:p>201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4]=1;[.A454]+[.C453]+10;0)" office:value-type="float" office:value="20217" calcext:value-type="float">
            <text:p>202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5]=1;[.A455]+[.C454]+10;0)" office:value-type="float" office:value="20277" calcext:value-type="float">
            <text:p>202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6]=1;[.A456]+[.C455]+10;0)" office:value-type="float" office:value="20337" calcext:value-type="float">
            <text:p>203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7]=1;[.A457]+[.C456]+10;0)" office:value-type="float" office:value="20397" calcext:value-type="float">
            <text:p>203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8]=1;[.A458]+[.C457]+10;0)" office:value-type="float" office:value="20457" calcext:value-type="float">
            <text:p>204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59]=1;[.A459]+[.C458]+10;0)" office:value-type="float" office:value="20517" calcext:value-type="float">
            <text:p>205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0]=1;[.A460]+[.C459]+10;0)" office:value-type="float" office:value="20577" calcext:value-type="float">
            <text:p>205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1]=1;[.A461]+[.C460]+10;0)" office:value-type="float" office:value="20637" calcext:value-type="float">
            <text:p>206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2]=1;[.A462]+[.C461]+10;0)" office:value-type="float" office:value="20697" calcext:value-type="float">
            <text:p>206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3]=1;[.A463]+[.C462]+10;0)" office:value-type="float" office:value="20757" calcext:value-type="float">
            <text:p>2075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4]=1;[.A464]+[.C463]+10;0)" office:value-type="float" office:value="20817" calcext:value-type="float">
            <text:p>2081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5]=1;[.A465]+[.C464]+10;0)" office:value-type="float" office:value="20877" calcext:value-type="float">
            <text:p>2087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6]=1;[.A466]+[.C465]+10;0)" office:value-type="float" office:value="20937" calcext:value-type="float">
            <text:p>2093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7]=1;[.A467]+[.C466]+10;0)" office:value-type="float" office:value="20997" calcext:value-type="float">
            <text:p>20997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IF([.B468]=1;[.A468]+[.C467]+10;0)" office:value-type="float" office:value="21057" calcext:value-type="float">
            <text:p>2105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69]=1;[.A469]+[.C468]+10;0)" office:value-type="float" office:value="21118" calcext:value-type="float">
            <text:p>2111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0]=1;[.A470]+[.C469]+10;0)" office:value-type="float" office:value="21179" calcext:value-type="float">
            <text:p>2117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1]=1;[.A471]+[.C470]+10;0)" office:value-type="float" office:value="21240" calcext:value-type="float">
            <text:p>2124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2]=1;[.A472]+[.C471]+10;0)" office:value-type="float" office:value="21301" calcext:value-type="float">
            <text:p>2130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3]=1;[.A473]+[.C472]+10;0)" office:value-type="float" office:value="21362" calcext:value-type="float">
            <text:p>2136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4]=1;[.A474]+[.C473]+10;0)" office:value-type="float" office:value="21423" calcext:value-type="float">
            <text:p>2142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5]=1;[.A475]+[.C474]+10;0)" office:value-type="float" office:value="21484" calcext:value-type="float">
            <text:p>2148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6]=1;[.A476]+[.C475]+10;0)" office:value-type="float" office:value="21545" calcext:value-type="float">
            <text:p>2154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7]=1;[.A477]+[.C476]+10;0)" office:value-type="float" office:value="21606" calcext:value-type="float">
            <text:p>2160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IF([.B478]=1;[.A478]+[.C477]+10;0)" office:value-type="float" office:value="21667" calcext:value-type="float">
            <text:p>21667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479]=1;[.A479]+[.C478]+10;0)" office:value-type="float" office:value="21729" calcext:value-type="float">
            <text:p>21729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480]=1;[.A480]+[.C479]+10;0)" office:value-type="float" office:value="21791" calcext:value-type="float">
            <text:p>2179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481]=1;[.A481]+[.C480]+10;0)" office:value-type="float" office:value="21853" calcext:value-type="float">
            <text:p>21853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482]=1;[.A482]+[.C481]+10;0)" office:value-type="float" office:value="21915" calcext:value-type="float">
            <text:p>21915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IF([.B483]=1;[.A483]+[.C482]+10;0)" office:value-type="float" office:value="21977" calcext:value-type="float">
            <text:p>2197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4]=1;[.A484]+[.C483]+10;0)" office:value-type="float" office:value="22040" calcext:value-type="float">
            <text:p>2204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5]=1;[.A485]+[.C484]+10;0)" office:value-type="float" office:value="22103" calcext:value-type="float">
            <text:p>2210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6]=1;[.A486]+[.C485]+10;0)" office:value-type="float" office:value="22166" calcext:value-type="float">
            <text:p>2216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7]=1;[.A487]+[.C486]+10;0)" office:value-type="float" office:value="22229" calcext:value-type="float">
            <text:p>2222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8]=1;[.A488]+[.C487]+10;0)" office:value-type="float" office:value="22292" calcext:value-type="float">
            <text:p>2229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89]=1;[.A489]+[.C488]+10;0)" office:value-type="float" office:value="22355" calcext:value-type="float">
            <text:p>2235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0]=1;[.A490]+[.C489]+10;0)" office:value-type="float" office:value="22418" calcext:value-type="float">
            <text:p>2241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1]=1;[.A491]+[.C490]+10;0)" office:value-type="float" office:value="22481" calcext:value-type="float">
            <text:p>2248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2]=1;[.A492]+[.C491]+10;0)" office:value-type="float" office:value="22544" calcext:value-type="float">
            <text:p>2254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3]=1;[.A493]+[.C492]+10;0)" office:value-type="float" office:value="22607" calcext:value-type="float">
            <text:p>2260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4]=1;[.A494]+[.C493]+10;0)" office:value-type="float" office:value="22670" calcext:value-type="float">
            <text:p>2267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5]=1;[.A495]+[.C494]+10;0)" office:value-type="float" office:value="22733" calcext:value-type="float">
            <text:p>2273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6]=1;[.A496]+[.C495]+10;0)" office:value-type="float" office:value="22796" calcext:value-type="float">
            <text:p>2279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IF([.B497]=1;[.A497]+[.C496]+10;0)" office:value-type="float" office:value="22859" calcext:value-type="float">
            <text:p>2285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498]=1;[.A498]+[.C497]+10;0)" office:value-type="float" office:value="22923" calcext:value-type="float">
            <text:p>2292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499]=1;[.A499]+[.C498]+10;0)" office:value-type="float" office:value="22987" calcext:value-type="float">
            <text:p>2298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0]=1;[.A500]+[.C499]+10;0)" office:value-type="float" office:value="23051" calcext:value-type="float">
            <text:p>2305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1]=1;[.A501]+[.C500]+10;0)" office:value-type="float" office:value="23115" calcext:value-type="float">
            <text:p>2311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2]=1;[.A502]+[.C501]+10;0)" office:value-type="float" office:value="23179" calcext:value-type="float">
            <text:p>2317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3]=1;[.A503]+[.C502]+10;0)" office:value-type="float" office:value="23243" calcext:value-type="float">
            <text:p>2324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4]=1;[.A504]+[.C503]+10;0)" office:value-type="float" office:value="23307" calcext:value-type="float">
            <text:p>2330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5]=1;[.A505]+[.C504]+10;0)" office:value-type="float" office:value="23371" calcext:value-type="float">
            <text:p>2337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6]=1;[.A506]+[.C505]+10;0)" office:value-type="float" office:value="23435" calcext:value-type="float">
            <text:p>2343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7]=1;[.A507]+[.C506]+10;0)" office:value-type="float" office:value="23499" calcext:value-type="float">
            <text:p>2349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8]=1;[.A508]+[.C507]+10;0)" office:value-type="float" office:value="23563" calcext:value-type="float">
            <text:p>2356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09]=1;[.A509]+[.C508]+10;0)" office:value-type="float" office:value="23627" calcext:value-type="float">
            <text:p>2362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0]=1;[.A510]+[.C509]+10;0)" office:value-type="float" office:value="23691" calcext:value-type="float">
            <text:p>2369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1]=1;[.A511]+[.C510]+10;0)" office:value-type="float" office:value="23755" calcext:value-type="float">
            <text:p>23755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2]=1;[.A512]+[.C511]+10;0)" office:value-type="float" office:value="23819" calcext:value-type="float">
            <text:p>23819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3]=1;[.A513]+[.C512]+10;0)" office:value-type="float" office:value="23883" calcext:value-type="float">
            <text:p>23883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4]=1;[.A514]+[.C513]+10;0)" office:value-type="float" office:value="23947" calcext:value-type="float">
            <text:p>23947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5]=1;[.A515]+[.C514]+10;0)" office:value-type="float" office:value="24011" calcext:value-type="float">
            <text:p>24011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IF([.B516]=1;[.A516]+[.C515]+10;0)" office:value-type="float" office:value="24075" calcext:value-type="float">
            <text:p>2407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17]=1;[.A517]+[.C516]+10;0)" office:value-type="float" office:value="24140" calcext:value-type="float">
            <text:p>2414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18]=1;[.A518]+[.C517]+10;0)" office:value-type="float" office:value="24205" calcext:value-type="float">
            <text:p>2420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19]=1;[.A519]+[.C518]+10;0)" office:value-type="float" office:value="24270" calcext:value-type="float">
            <text:p>242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0]=1;[.A520]+[.C519]+10;0)" office:value-type="float" office:value="24335" calcext:value-type="float">
            <text:p>2433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1]=1;[.A521]+[.C520]+10;0)" office:value-type="float" office:value="24400" calcext:value-type="float">
            <text:p>244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2]=1;[.A522]+[.C521]+10;0)" office:value-type="float" office:value="24465" calcext:value-type="float">
            <text:p>2446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3]=1;[.A523]+[.C522]+10;0)" office:value-type="float" office:value="24530" calcext:value-type="float">
            <text:p>245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4]=1;[.A524]+[.C523]+10;0)" office:value-type="float" office:value="24595" calcext:value-type="float">
            <text:p>2459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5]=1;[.A525]+[.C524]+10;0)" office:value-type="float" office:value="24660" calcext:value-type="float">
            <text:p>2466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6]=1;[.A526]+[.C525]+10;0)" office:value-type="float" office:value="24725" calcext:value-type="float">
            <text:p>247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7]=1;[.A527]+[.C526]+10;0)" office:value-type="float" office:value="24790" calcext:value-type="float">
            <text:p>2479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8]=1;[.A528]+[.C527]+10;0)" office:value-type="float" office:value="24855" calcext:value-type="float">
            <text:p>248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29]=1;[.A529]+[.C528]+10;0)" office:value-type="float" office:value="24920" calcext:value-type="float">
            <text:p>2492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30]=1;[.A530]+[.C529]+10;0)" office:value-type="float" office:value="24985" calcext:value-type="float">
            <text:p>2498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IF([.B531]=1;[.A531]+[.C530]+10;0)" office:value-type="float" office:value="25050" calcext:value-type="float">
            <text:p>2505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2]=1;[.A532]+[.C531]+10;0)" office:value-type="float" office:value="25116" calcext:value-type="float">
            <text:p>2511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3]=1;[.A533]+[.C532]+10;0)" office:value-type="float" office:value="25182" calcext:value-type="float">
            <text:p>2518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4]=1;[.A534]+[.C533]+10;0)" office:value-type="float" office:value="25248" calcext:value-type="float">
            <text:p>2524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5]=1;[.A535]+[.C534]+10;0)" office:value-type="float" office:value="25314" calcext:value-type="float">
            <text:p>2531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6]=1;[.A536]+[.C535]+10;0)" office:value-type="float" office:value="25380" calcext:value-type="float">
            <text:p>2538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7]=1;[.A537]+[.C536]+10;0)" office:value-type="float" office:value="25446" calcext:value-type="float">
            <text:p>2544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8]=1;[.A538]+[.C537]+10;0)" office:value-type="float" office:value="25512" calcext:value-type="float">
            <text:p>2551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39]=1;[.A539]+[.C538]+10;0)" office:value-type="float" office:value="25578" calcext:value-type="float">
            <text:p>2557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0]=1;[.A540]+[.C539]+10;0)" office:value-type="float" office:value="25644" calcext:value-type="float">
            <text:p>2564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1]=1;[.A541]+[.C540]+10;0)" office:value-type="float" office:value="25710" calcext:value-type="float">
            <text:p>257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2]=1;[.A542]+[.C541]+10;0)" office:value-type="float" office:value="25776" calcext:value-type="float">
            <text:p>2577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3]=1;[.A543]+[.C542]+10;0)" office:value-type="float" office:value="25842" calcext:value-type="float">
            <text:p>2584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4]=1;[.A544]+[.C543]+10;0)" office:value-type="float" office:value="25908" calcext:value-type="float">
            <text:p>2590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5]=1;[.A545]+[.C544]+10;0)" office:value-type="float" office:value="25974" calcext:value-type="float">
            <text:p>2597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IF([.B546]=1;[.A546]+[.C545]+10;0)" office:value-type="float" office:value="26040" calcext:value-type="float">
            <text:p>2604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47]=1;[.A547]+[.C546]+10;0)" office:value-type="float" office:value="26107" calcext:value-type="float">
            <text:p>2610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48]=1;[.A548]+[.C547]+10;0)" office:value-type="float" office:value="26174" calcext:value-type="float">
            <text:p>2617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49]=1;[.A549]+[.C548]+10;0)" office:value-type="float" office:value="26241" calcext:value-type="float">
            <text:p>2624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0]=1;[.A550]+[.C549]+10;0)" office:value-type="float" office:value="26308" calcext:value-type="float">
            <text:p>2630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1]=1;[.A551]+[.C550]+10;0)" office:value-type="float" office:value="26375" calcext:value-type="float">
            <text:p>2637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2]=1;[.A552]+[.C551]+10;0)" office:value-type="float" office:value="26442" calcext:value-type="float">
            <text:p>2644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3]=1;[.A553]+[.C552]+10;0)" office:value-type="float" office:value="26509" calcext:value-type="float">
            <text:p>2650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4]=1;[.A554]+[.C553]+10;0)" office:value-type="float" office:value="26576" calcext:value-type="float">
            <text:p>2657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5]=1;[.A555]+[.C554]+10;0)" office:value-type="float" office:value="26643" calcext:value-type="float">
            <text:p>266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6]=1;[.A556]+[.C555]+10;0)" office:value-type="float" office:value="26710" calcext:value-type="float">
            <text:p>267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7]=1;[.A557]+[.C556]+10;0)" office:value-type="float" office:value="26777" calcext:value-type="float">
            <text:p>2677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8]=1;[.A558]+[.C557]+10;0)" office:value-type="float" office:value="26844" calcext:value-type="float">
            <text:p>2684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59]=1;[.A559]+[.C558]+10;0)" office:value-type="float" office:value="26911" calcext:value-type="float">
            <text:p>2691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0]=1;[.A560]+[.C559]+10;0)" office:value-type="float" office:value="26978" calcext:value-type="float">
            <text:p>2697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1]=1;[.A561]+[.C560]+10;0)" office:value-type="float" office:value="27045" calcext:value-type="float">
            <text:p>27045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2]=1;[.A562]+[.C561]+10;0)" office:value-type="float" office:value="27112" calcext:value-type="float">
            <text:p>2711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3]=1;[.A563]+[.C562]+10;0)" office:value-type="float" office:value="27179" calcext:value-type="float">
            <text:p>2717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4]=1;[.A564]+[.C563]+10;0)" office:value-type="float" office:value="27246" calcext:value-type="float">
            <text:p>2724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5]=1;[.A565]+[.C564]+10;0)" office:value-type="float" office:value="27313" calcext:value-type="float">
            <text:p>2731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IF([.B566]=1;[.A566]+[.C565]+10;0)" office:value-type="float" office:value="27380" calcext:value-type="float">
            <text:p>2738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67]=1;[.A567]+[.C566]+10;0)" office:value-type="float" office:value="27448" calcext:value-type="float">
            <text:p>2744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68]=1;[.A568]+[.C567]+10;0)" office:value-type="float" office:value="27516" calcext:value-type="float">
            <text:p>2751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69]=1;[.A569]+[.C568]+10;0)" office:value-type="float" office:value="27584" calcext:value-type="float">
            <text:p>2758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0]=1;[.A570]+[.C569]+10;0)" office:value-type="float" office:value="27652" calcext:value-type="float">
            <text:p>2765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1]=1;[.A571]+[.C570]+10;0)" office:value-type="float" office:value="27720" calcext:value-type="float">
            <text:p>2772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2]=1;[.A572]+[.C571]+10;0)" office:value-type="float" office:value="27788" calcext:value-type="float">
            <text:p>2778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3]=1;[.A573]+[.C572]+10;0)" office:value-type="float" office:value="27856" calcext:value-type="float">
            <text:p>2785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4]=1;[.A574]+[.C573]+10;0)" office:value-type="float" office:value="27924" calcext:value-type="float">
            <text:p>2792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5]=1;[.A575]+[.C574]+10;0)" office:value-type="float" office:value="27992" calcext:value-type="float">
            <text:p>2799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6]=1;[.A576]+[.C575]+10;0)" office:value-type="float" office:value="28060" calcext:value-type="float">
            <text:p>2806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7]=1;[.A577]+[.C576]+10;0)" office:value-type="float" office:value="28128" calcext:value-type="float">
            <text:p>2812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8]=1;[.A578]+[.C577]+10;0)" office:value-type="float" office:value="28196" calcext:value-type="float">
            <text:p>2819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79]=1;[.A579]+[.C578]+10;0)" office:value-type="float" office:value="28264" calcext:value-type="float">
            <text:p>28264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80]=1;[.A580]+[.C579]+10;0)" office:value-type="float" office:value="28332" calcext:value-type="float">
            <text:p>28332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81]=1;[.A581]+[.C580]+10;0)" office:value-type="float" office:value="28400" calcext:value-type="float">
            <text:p>2840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82]=1;[.A582]+[.C581]+10;0)" office:value-type="float" office:value="28468" calcext:value-type="float">
            <text:p>28468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83]=1;[.A583]+[.C582]+10;0)" office:value-type="float" office:value="28536" calcext:value-type="float">
            <text:p>28536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IF([.B584]=1;[.A584]+[.C583]+10;0)" office:value-type="float" office:value="28604" calcext:value-type="float">
            <text:p>2860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85]=1;[.A585]+[.C584]+10;0)" office:value-type="float" office:value="28673" calcext:value-type="float">
            <text:p>2867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86]=1;[.A586]+[.C585]+10;0)" office:value-type="float" office:value="28742" calcext:value-type="float">
            <text:p>2874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87]=1;[.A587]+[.C586]+10;0)" office:value-type="float" office:value="28811" calcext:value-type="float">
            <text:p>288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88]=1;[.A588]+[.C587]+10;0)" office:value-type="float" office:value="28880" calcext:value-type="float">
            <text:p>2888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89]=1;[.A589]+[.C588]+10;0)" office:value-type="float" office:value="28949" calcext:value-type="float">
            <text:p>2894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0]=1;[.A590]+[.C589]+10;0)" office:value-type="float" office:value="29018" calcext:value-type="float">
            <text:p>2901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1]=1;[.A591]+[.C590]+10;0)" office:value-type="float" office:value="29087" calcext:value-type="float">
            <text:p>2908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2]=1;[.A592]+[.C591]+10;0)" office:value-type="float" office:value="29156" calcext:value-type="float">
            <text:p>291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3]=1;[.A593]+[.C592]+10;0)" office:value-type="float" office:value="29225" calcext:value-type="float">
            <text:p>2922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4]=1;[.A594]+[.C593]+10;0)" office:value-type="float" office:value="29294" calcext:value-type="float">
            <text:p>2929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5]=1;[.A595]+[.C594]+10;0)" office:value-type="float" office:value="29363" calcext:value-type="float">
            <text:p>2936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6]=1;[.A596]+[.C595]+10;0)" office:value-type="float" office:value="29432" calcext:value-type="float">
            <text:p>294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7]=1;[.A597]+[.C596]+10;0)" office:value-type="float" office:value="29501" calcext:value-type="float">
            <text:p>2950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IF([.B598]=1;[.A598]+[.C597]+10;0)" office:value-type="float" office:value="29570" calcext:value-type="float">
            <text:p>2957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599]=1;[.A599]+[.C598]+10;0)" office:value-type="float" office:value="29640" calcext:value-type="float">
            <text:p>2964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0]=1;[.A600]+[.C599]+10;0)" office:value-type="float" office:value="29710" calcext:value-type="float">
            <text:p>297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1]=1;[.A601]+[.C600]+10;0)" office:value-type="float" office:value="29780" calcext:value-type="float">
            <text:p>2978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2]=1;[.A602]+[.C601]+10;0)" office:value-type="float" office:value="29850" calcext:value-type="float">
            <text:p>2985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3]=1;[.A603]+[.C602]+10;0)" office:value-type="float" office:value="29920" calcext:value-type="float">
            <text:p>2992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4]=1;[.A604]+[.C603]+10;0)" office:value-type="float" office:value="29990" calcext:value-type="float">
            <text:p>2999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5]=1;[.A605]+[.C604]+10;0)" office:value-type="float" office:value="30060" calcext:value-type="float">
            <text:p>300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6]=1;[.A606]+[.C605]+10;0)" office:value-type="float" office:value="30130" calcext:value-type="float">
            <text:p>301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7]=1;[.A607]+[.C606]+10;0)" office:value-type="float" office:value="30200" calcext:value-type="float">
            <text:p>302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8]=1;[.A608]+[.C607]+10;0)" office:value-type="float" office:value="30270" calcext:value-type="float">
            <text:p>3027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09]=1;[.A609]+[.C608]+10;0)" office:value-type="float" office:value="30340" calcext:value-type="float">
            <text:p>3034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10]=1;[.A610]+[.C609]+10;0)" office:value-type="float" office:value="30410" calcext:value-type="float">
            <text:p>304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11]=1;[.A611]+[.C610]+10;0)" office:value-type="float" office:value="30480" calcext:value-type="float">
            <text:p>3048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IF([.B612]=1;[.A612]+[.C611]+10;0)" office:value-type="float" office:value="30550" calcext:value-type="float">
            <text:p>3055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3]=1;[.A613]+[.C612]+10;0)" office:value-type="float" office:value="30621" calcext:value-type="float">
            <text:p>3062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4]=1;[.A614]+[.C613]+10;0)" office:value-type="float" office:value="30692" calcext:value-type="float">
            <text:p>3069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5]=1;[.A615]+[.C614]+10;0)" office:value-type="float" office:value="30763" calcext:value-type="float">
            <text:p>3076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6]=1;[.A616]+[.C615]+10;0)" office:value-type="float" office:value="30834" calcext:value-type="float">
            <text:p>3083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7]=1;[.A617]+[.C616]+10;0)" office:value-type="float" office:value="30905" calcext:value-type="float">
            <text:p>3090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8]=1;[.A618]+[.C617]+10;0)" office:value-type="float" office:value="30976" calcext:value-type="float">
            <text:p>3097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19]=1;[.A619]+[.C618]+10;0)" office:value-type="float" office:value="31047" calcext:value-type="float">
            <text:p>3104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0]=1;[.A620]+[.C619]+10;0)" office:value-type="float" office:value="31118" calcext:value-type="float">
            <text:p>3111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1]=1;[.A621]+[.C620]+10;0)" office:value-type="float" office:value="31189" calcext:value-type="float">
            <text:p>3118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2]=1;[.A622]+[.C621]+10;0)" office:value-type="float" office:value="31260" calcext:value-type="float">
            <text:p>3126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3]=1;[.A623]+[.C622]+10;0)" office:value-type="float" office:value="31331" calcext:value-type="float">
            <text:p>3133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4]=1;[.A624]+[.C623]+10;0)" office:value-type="float" office:value="31402" calcext:value-type="float">
            <text:p>3140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5]=1;[.A625]+[.C624]+10;0)" office:value-type="float" office:value="31473" calcext:value-type="float">
            <text:p>3147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6]=1;[.A626]+[.C625]+10;0)" office:value-type="float" office:value="31544" calcext:value-type="float">
            <text:p>3154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IF([.B627]=1;[.A627]+[.C626]+10;0)" office:value-type="float" office:value="31615" calcext:value-type="float">
            <text:p>3161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28]=1;[.A628]+[.C627]+10;0)" office:value-type="float" office:value="31687" calcext:value-type="float">
            <text:p>3168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29]=1;[.A629]+[.C628]+10;0)" office:value-type="float" office:value="31759" calcext:value-type="float">
            <text:p>3175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0]=1;[.A630]+[.C629]+10;0)" office:value-type="float" office:value="31831" calcext:value-type="float">
            <text:p>3183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1]=1;[.A631]+[.C630]+10;0)" office:value-type="float" office:value="31903" calcext:value-type="float">
            <text:p>3190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2]=1;[.A632]+[.C631]+10;0)" office:value-type="float" office:value="31975" calcext:value-type="float">
            <text:p>3197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3]=1;[.A633]+[.C632]+10;0)" office:value-type="float" office:value="32047" calcext:value-type="float">
            <text:p>3204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4]=1;[.A634]+[.C633]+10;0)" office:value-type="float" office:value="32119" calcext:value-type="float">
            <text:p>3211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5]=1;[.A635]+[.C634]+10;0)" office:value-type="float" office:value="32191" calcext:value-type="float">
            <text:p>3219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6]=1;[.A636]+[.C635]+10;0)" office:value-type="float" office:value="32263" calcext:value-type="float">
            <text:p>3226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7]=1;[.A637]+[.C636]+10;0)" office:value-type="float" office:value="32335" calcext:value-type="float">
            <text:p>3233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8]=1;[.A638]+[.C637]+10;0)" office:value-type="float" office:value="32407" calcext:value-type="float">
            <text:p>3240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39]=1;[.A639]+[.C638]+10;0)" office:value-type="float" office:value="32479" calcext:value-type="float">
            <text:p>3247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0]=1;[.A640]+[.C639]+10;0)" office:value-type="float" office:value="32551" calcext:value-type="float">
            <text:p>3255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1]=1;[.A641]+[.C640]+10;0)" office:value-type="float" office:value="32623" calcext:value-type="float">
            <text:p>3262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2]=1;[.A642]+[.C641]+10;0)" office:value-type="float" office:value="32695" calcext:value-type="float">
            <text:p>3269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3]=1;[.A643]+[.C642]+10;0)" office:value-type="float" office:value="32767" calcext:value-type="float">
            <text:p>3276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4]=1;[.A644]+[.C643]+10;0)" office:value-type="float" office:value="32839" calcext:value-type="float">
            <text:p>3283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5]=1;[.A645]+[.C644]+10;0)" office:value-type="float" office:value="32911" calcext:value-type="float">
            <text:p>3291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6]=1;[.A646]+[.C645]+10;0)" office:value-type="float" office:value="32983" calcext:value-type="float">
            <text:p>3298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IF([.B647]=1;[.A647]+[.C646]+10;0)" office:value-type="float" office:value="33055" calcext:value-type="float">
            <text:p>3305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48]=1;[.A648]+[.C647]+10;0)" office:value-type="float" office:value="33128" calcext:value-type="float">
            <text:p>3312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49]=1;[.A649]+[.C648]+10;0)" office:value-type="float" office:value="33201" calcext:value-type="float">
            <text:p>3320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0]=1;[.A650]+[.C649]+10;0)" office:value-type="float" office:value="33274" calcext:value-type="float">
            <text:p>3327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1]=1;[.A651]+[.C650]+10;0)" office:value-type="float" office:value="33347" calcext:value-type="float">
            <text:p>3334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2]=1;[.A652]+[.C651]+10;0)" office:value-type="float" office:value="33420" calcext:value-type="float">
            <text:p>3342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3]=1;[.A653]+[.C652]+10;0)" office:value-type="float" office:value="33493" calcext:value-type="float">
            <text:p>3349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4]=1;[.A654]+[.C653]+10;0)" office:value-type="float" office:value="33566" calcext:value-type="float">
            <text:p>3356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5]=1;[.A655]+[.C654]+10;0)" office:value-type="float" office:value="33639" calcext:value-type="float">
            <text:p>3363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6]=1;[.A656]+[.C655]+10;0)" office:value-type="float" office:value="33712" calcext:value-type="float">
            <text:p>3371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7]=1;[.A657]+[.C656]+10;0)" office:value-type="float" office:value="33785" calcext:value-type="float">
            <text:p>3378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8]=1;[.A658]+[.C657]+10;0)" office:value-type="float" office:value="33858" calcext:value-type="float">
            <text:p>3385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formula="of:=IF([.B659]=1;[.A659]+[.C658]+10;0)" office:value-type="float" office:value="33931" calcext:value-type="float">
            <text:p>3393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0]=1;[.A660]+[.C659]+10;0)" office:value-type="float" office:value="34005" calcext:value-type="float">
            <text:p>3400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1]=1;[.A661]+[.C660]+10;0)" office:value-type="float" office:value="34079" calcext:value-type="float">
            <text:p>3407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2]=1;[.A662]+[.C661]+10;0)" office:value-type="float" office:value="34153" calcext:value-type="float">
            <text:p>3415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3]=1;[.A663]+[.C662]+10;0)" office:value-type="float" office:value="34227" calcext:value-type="float">
            <text:p>3422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4]=1;[.A664]+[.C663]+10;0)" office:value-type="float" office:value="34301" calcext:value-type="float">
            <text:p>3430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5]=1;[.A665]+[.C664]+10;0)" office:value-type="float" office:value="34375" calcext:value-type="float">
            <text:p>34375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6]=1;[.A666]+[.C665]+10;0)" office:value-type="float" office:value="34449" calcext:value-type="float">
            <text:p>34449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7]=1;[.A667]+[.C666]+10;0)" office:value-type="float" office:value="34523" calcext:value-type="float">
            <text:p>34523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8]=1;[.A668]+[.C667]+10;0)" office:value-type="float" office:value="34597" calcext:value-type="float">
            <text:p>34597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69]=1;[.A669]+[.C668]+10;0)" office:value-type="float" office:value="34671" calcext:value-type="float">
            <text:p>3467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IF([.B670]=1;[.A670]+[.C669]+10;0)" office:value-type="float" office:value="34745" calcext:value-type="float">
            <text:p>347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1]=1;[.A671]+[.C670]+10;0)" office:value-type="float" office:value="34820" calcext:value-type="float">
            <text:p>348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2]=1;[.A672]+[.C671]+10;0)" office:value-type="float" office:value="34895" calcext:value-type="float">
            <text:p>3489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3]=1;[.A673]+[.C672]+10;0)" office:value-type="float" office:value="34970" calcext:value-type="float">
            <text:p>3497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4]=1;[.A674]+[.C673]+10;0)" office:value-type="float" office:value="35045" calcext:value-type="float">
            <text:p>350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5]=1;[.A675]+[.C674]+10;0)" office:value-type="float" office:value="35120" calcext:value-type="float">
            <text:p>351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6]=1;[.A676]+[.C675]+10;0)" office:value-type="float" office:value="35195" calcext:value-type="float">
            <text:p>3519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7]=1;[.A677]+[.C676]+10;0)" office:value-type="float" office:value="35270" calcext:value-type="float">
            <text:p>3527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8]=1;[.A678]+[.C677]+10;0)" office:value-type="float" office:value="35345" calcext:value-type="float">
            <text:p>353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79]=1;[.A679]+[.C678]+10;0)" office:value-type="float" office:value="35420" calcext:value-type="float">
            <text:p>3542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80]=1;[.A680]+[.C679]+10;0)" office:value-type="float" office:value="35495" calcext:value-type="float">
            <text:p>3549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81]=1;[.A681]+[.C680]+10;0)" office:value-type="float" office:value="35570" calcext:value-type="float">
            <text:p>35570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82]=1;[.A682]+[.C681]+10;0)" office:value-type="float" office:value="35645" calcext:value-type="float">
            <text:p>35645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IF([.B683]=1;[.A683]+[.C682]+10;0)" office:value-type="float" office:value="35720" calcext:value-type="float">
            <text:p>3572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4]=1;[.A684]+[.C683]+10;0)" office:value-type="float" office:value="35796" calcext:value-type="float">
            <text:p>3579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5]=1;[.A685]+[.C684]+10;0)" office:value-type="float" office:value="35872" calcext:value-type="float">
            <text:p>3587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6]=1;[.A686]+[.C685]+10;0)" office:value-type="float" office:value="35948" calcext:value-type="float">
            <text:p>3594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7]=1;[.A687]+[.C686]+10;0)" office:value-type="float" office:value="36024" calcext:value-type="float">
            <text:p>3602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8]=1;[.A688]+[.C687]+10;0)" office:value-type="float" office:value="36100" calcext:value-type="float">
            <text:p>3610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89]=1;[.A689]+[.C688]+10;0)" office:value-type="float" office:value="36176" calcext:value-type="float">
            <text:p>3617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0]=1;[.A690]+[.C689]+10;0)" office:value-type="float" office:value="36252" calcext:value-type="float">
            <text:p>3625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1]=1;[.A691]+[.C690]+10;0)" office:value-type="float" office:value="36328" calcext:value-type="float">
            <text:p>36328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2]=1;[.A692]+[.C691]+10;0)" office:value-type="float" office:value="36404" calcext:value-type="float">
            <text:p>36404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3]=1;[.A693]+[.C692]+10;0)" office:value-type="float" office:value="36480" calcext:value-type="float">
            <text:p>3648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4]=1;[.A694]+[.C693]+10;0)" office:value-type="float" office:value="36556" calcext:value-type="float">
            <text:p>36556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5]=1;[.A695]+[.C694]+10;0)" office:value-type="float" office:value="36632" calcext:value-type="float">
            <text:p>36632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IF([.B696]=1;[.A696]+[.C695]+10;0)" office:value-type="float" office:value="36708" calcext:value-type="float">
            <text:p>3670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697]=1;[.A697]+[.C696]+10;0)" office:value-type="float" office:value="36785" calcext:value-type="float">
            <text:p>3678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698]=1;[.A698]+[.C697]+10;0)" office:value-type="float" office:value="36862" calcext:value-type="float">
            <text:p>3686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699]=1;[.A699]+[.C698]+10;0)" office:value-type="float" office:value="36939" calcext:value-type="float">
            <text:p>3693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0]=1;[.A700]+[.C699]+10;0)" office:value-type="float" office:value="37016" calcext:value-type="float">
            <text:p>3701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1]=1;[.A701]+[.C700]+10;0)" office:value-type="float" office:value="37093" calcext:value-type="float">
            <text:p>3709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2]=1;[.A702]+[.C701]+10;0)" office:value-type="float" office:value="37170" calcext:value-type="float">
            <text:p>3717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3]=1;[.A703]+[.C702]+10;0)" office:value-type="float" office:value="37247" calcext:value-type="float">
            <text:p>3724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4]=1;[.A704]+[.C703]+10;0)" office:value-type="float" office:value="37324" calcext:value-type="float">
            <text:p>3732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5]=1;[.A705]+[.C704]+10;0)" office:value-type="float" office:value="37401" calcext:value-type="float">
            <text:p>3740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6]=1;[.A706]+[.C705]+10;0)" office:value-type="float" office:value="37478" calcext:value-type="float">
            <text:p>3747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7]=1;[.A707]+[.C706]+10;0)" office:value-type="float" office:value="37555" calcext:value-type="float">
            <text:p>3755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8]=1;[.A708]+[.C707]+10;0)" office:value-type="float" office:value="37632" calcext:value-type="float">
            <text:p>3763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09]=1;[.A709]+[.C708]+10;0)" office:value-type="float" office:value="37709" calcext:value-type="float">
            <text:p>3770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10]=1;[.A710]+[.C709]+10;0)" office:value-type="float" office:value="37786" calcext:value-type="float">
            <text:p>3778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11]=1;[.A711]+[.C710]+10;0)" office:value-type="float" office:value="37863" calcext:value-type="float">
            <text:p>3786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12]=1;[.A712]+[.C711]+10;0)" office:value-type="float" office:value="37940" calcext:value-type="float">
            <text:p>3794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13]=1;[.A713]+[.C712]+10;0)" office:value-type="float" office:value="38017" calcext:value-type="float">
            <text:p>3801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IF([.B714]=1;[.A714]+[.C713]+10;0)" office:value-type="float" office:value="38094" calcext:value-type="float">
            <text:p>3809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15]=1;[.A715]+[.C714]+10;0)" office:value-type="float" office:value="38172" calcext:value-type="float">
            <text:p>3817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16]=1;[.A716]+[.C715]+10;0)" office:value-type="float" office:value="38250" calcext:value-type="float">
            <text:p>3825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17]=1;[.A717]+[.C716]+10;0)" office:value-type="float" office:value="38328" calcext:value-type="float">
            <text:p>3832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18]=1;[.A718]+[.C717]+10;0)" office:value-type="float" office:value="38406" calcext:value-type="float">
            <text:p>3840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19]=1;[.A719]+[.C718]+10;0)" office:value-type="float" office:value="38484" calcext:value-type="float">
            <text:p>3848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0]=1;[.A720]+[.C719]+10;0)" office:value-type="float" office:value="38562" calcext:value-type="float">
            <text:p>3856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1]=1;[.A721]+[.C720]+10;0)" office:value-type="float" office:value="38640" calcext:value-type="float">
            <text:p>3864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2]=1;[.A722]+[.C721]+10;0)" office:value-type="float" office:value="38718" calcext:value-type="float">
            <text:p>3871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3]=1;[.A723]+[.C722]+10;0)" office:value-type="float" office:value="38796" calcext:value-type="float">
            <text:p>3879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4]=1;[.A724]+[.C723]+10;0)" office:value-type="float" office:value="38874" calcext:value-type="float">
            <text:p>3887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IF([.B725]=1;[.A725]+[.C724]+10;0)" office:value-type="float" office:value="38952" calcext:value-type="float">
            <text:p>3895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26]=1;[.A726]+[.C725]+10;0)" office:value-type="float" office:value="39031" calcext:value-type="float">
            <text:p>3903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27]=1;[.A727]+[.C726]+10;0)" office:value-type="float" office:value="39110" calcext:value-type="float">
            <text:p>3911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28]=1;[.A728]+[.C727]+10;0)" office:value-type="float" office:value="39189" calcext:value-type="float">
            <text:p>3918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29]=1;[.A729]+[.C728]+10;0)" office:value-type="float" office:value="39268" calcext:value-type="float">
            <text:p>3926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0]=1;[.A730]+[.C729]+10;0)" office:value-type="float" office:value="39347" calcext:value-type="float">
            <text:p>3934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1]=1;[.A731]+[.C730]+10;0)" office:value-type="float" office:value="39426" calcext:value-type="float">
            <text:p>3942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2]=1;[.A732]+[.C731]+10;0)" office:value-type="float" office:value="39505" calcext:value-type="float">
            <text:p>3950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3]=1;[.A733]+[.C732]+10;0)" office:value-type="float" office:value="39584" calcext:value-type="float">
            <text:p>3958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4]=1;[.A734]+[.C733]+10;0)" office:value-type="float" office:value="39663" calcext:value-type="float">
            <text:p>3966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5]=1;[.A735]+[.C734]+10;0)" office:value-type="float" office:value="39742" calcext:value-type="float">
            <text:p>3974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6]=1;[.A736]+[.C735]+10;0)" office:value-type="float" office:value="39821" calcext:value-type="float">
            <text:p>3982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IF([.B737]=1;[.A737]+[.C736]+10;0)" office:value-type="float" office:value="39900" calcext:value-type="float">
            <text:p>399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38]=1;[.A738]+[.C737]+10;0)" office:value-type="float" office:value="39980" calcext:value-type="float">
            <text:p>399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39]=1;[.A739]+[.C738]+10;0)" office:value-type="float" office:value="40060" calcext:value-type="float">
            <text:p>400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0]=1;[.A740]+[.C739]+10;0)" office:value-type="float" office:value="40140" calcext:value-type="float">
            <text:p>4014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1]=1;[.A741]+[.C740]+10;0)" office:value-type="float" office:value="40220" calcext:value-type="float">
            <text:p>4022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2]=1;[.A742]+[.C741]+10;0)" office:value-type="float" office:value="40300" calcext:value-type="float">
            <text:p>403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3]=1;[.A743]+[.C742]+10;0)" office:value-type="float" office:value="40380" calcext:value-type="float">
            <text:p>403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4]=1;[.A744]+[.C743]+10;0)" office:value-type="float" office:value="40460" calcext:value-type="float">
            <text:p>404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5]=1;[.A745]+[.C744]+10;0)" office:value-type="float" office:value="40540" calcext:value-type="float">
            <text:p>4054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6]=1;[.A746]+[.C745]+10;0)" office:value-type="float" office:value="40620" calcext:value-type="float">
            <text:p>4062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7]=1;[.A747]+[.C746]+10;0)" office:value-type="float" office:value="40700" calcext:value-type="float">
            <text:p>4070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8]=1;[.A748]+[.C747]+10;0)" office:value-type="float" office:value="40780" calcext:value-type="float">
            <text:p>4078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49]=1;[.A749]+[.C748]+10;0)" office:value-type="float" office:value="40860" calcext:value-type="float">
            <text:p>4086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50]=1;[.A750]+[.C749]+10;0)" office:value-type="float" office:value="40940" calcext:value-type="float">
            <text:p>4094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IF([.B751]=1;[.A751]+[.C750]+10;0)" office:value-type="float" office:value="41020" calcext:value-type="float">
            <text:p>4102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2]=1;[.A752]+[.C751]+10;0)" office:value-type="float" office:value="41101" calcext:value-type="float">
            <text:p>4110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3]=1;[.A753]+[.C752]+10;0)" office:value-type="float" office:value="41182" calcext:value-type="float">
            <text:p>4118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4]=1;[.A754]+[.C753]+10;0)" office:value-type="float" office:value="41263" calcext:value-type="float">
            <text:p>4126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5]=1;[.A755]+[.C754]+10;0)" office:value-type="float" office:value="41344" calcext:value-type="float">
            <text:p>4134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6]=1;[.A756]+[.C755]+10;0)" office:value-type="float" office:value="41425" calcext:value-type="float">
            <text:p>4142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7]=1;[.A757]+[.C756]+10;0)" office:value-type="float" office:value="41506" calcext:value-type="float">
            <text:p>4150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8]=1;[.A758]+[.C757]+10;0)" office:value-type="float" office:value="41587" calcext:value-type="float">
            <text:p>4158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59]=1;[.A759]+[.C758]+10;0)" office:value-type="float" office:value="41668" calcext:value-type="float">
            <text:p>4166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0]=1;[.A760]+[.C759]+10;0)" office:value-type="float" office:value="41749" calcext:value-type="float">
            <text:p>4174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1]=1;[.A761]+[.C760]+10;0)" office:value-type="float" office:value="41830" calcext:value-type="float">
            <text:p>4183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2]=1;[.A762]+[.C761]+10;0)" office:value-type="float" office:value="41911" calcext:value-type="float">
            <text:p>4191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3]=1;[.A763]+[.C762]+10;0)" office:value-type="float" office:value="41992" calcext:value-type="float">
            <text:p>4199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4]=1;[.A764]+[.C763]+10;0)" office:value-type="float" office:value="42073" calcext:value-type="float">
            <text:p>4207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5]=1;[.A765]+[.C764]+10;0)" office:value-type="float" office:value="42154" calcext:value-type="float">
            <text:p>4215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6]=1;[.A766]+[.C765]+10;0)" office:value-type="float" office:value="42235" calcext:value-type="float">
            <text:p>4223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7]=1;[.A767]+[.C766]+10;0)" office:value-type="float" office:value="42316" calcext:value-type="float">
            <text:p>4231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formula="of:=IF([.B768]=1;[.A768]+[.C767]+10;0)" office:value-type="float" office:value="42397" calcext:value-type="float">
            <text:p>4239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69]=1;[.A769]+[.C768]+10;0)" office:value-type="float" office:value="42479" calcext:value-type="float">
            <text:p>4247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0]=1;[.A770]+[.C769]+10;0)" office:value-type="float" office:value="42561" calcext:value-type="float">
            <text:p>4256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1]=1;[.A771]+[.C770]+10;0)" office:value-type="float" office:value="42643" calcext:value-type="float">
            <text:p>4264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2]=1;[.A772]+[.C771]+10;0)" office:value-type="float" office:value="42725" calcext:value-type="float">
            <text:p>4272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3]=1;[.A773]+[.C772]+10;0)" office:value-type="float" office:value="42807" calcext:value-type="float">
            <text:p>4280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4]=1;[.A774]+[.C773]+10;0)" office:value-type="float" office:value="42889" calcext:value-type="float">
            <text:p>4288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5]=1;[.A775]+[.C774]+10;0)" office:value-type="float" office:value="42971" calcext:value-type="float">
            <text:p>4297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6]=1;[.A776]+[.C775]+10;0)" office:value-type="float" office:value="43053" calcext:value-type="float">
            <text:p>4305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7]=1;[.A777]+[.C776]+10;0)" office:value-type="float" office:value="43135" calcext:value-type="float">
            <text:p>4313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8]=1;[.A778]+[.C777]+10;0)" office:value-type="float" office:value="43217" calcext:value-type="float">
            <text:p>4321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79]=1;[.A779]+[.C778]+10;0)" office:value-type="float" office:value="43299" calcext:value-type="float">
            <text:p>4329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80]=1;[.A780]+[.C779]+10;0)" office:value-type="float" office:value="43381" calcext:value-type="float">
            <text:p>4338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81]=1;[.A781]+[.C780]+10;0)" office:value-type="float" office:value="43463" calcext:value-type="float">
            <text:p>4346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IF([.B782]=1;[.A782]+[.C781]+10;0)" office:value-type="float" office:value="43545" calcext:value-type="float">
            <text:p>4354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3]=1;[.A783]+[.C782]+10;0)" office:value-type="float" office:value="43628" calcext:value-type="float">
            <text:p>4362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4]=1;[.A784]+[.C783]+10;0)" office:value-type="float" office:value="43711" calcext:value-type="float">
            <text:p>4371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5]=1;[.A785]+[.C784]+10;0)" office:value-type="float" office:value="43794" calcext:value-type="float">
            <text:p>4379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6]=1;[.A786]+[.C785]+10;0)" office:value-type="float" office:value="43877" calcext:value-type="float">
            <text:p>4387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7]=1;[.A787]+[.C786]+10;0)" office:value-type="float" office:value="43960" calcext:value-type="float">
            <text:p>4396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8]=1;[.A788]+[.C787]+10;0)" office:value-type="float" office:value="44043" calcext:value-type="float">
            <text:p>4404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89]=1;[.A789]+[.C788]+10;0)" office:value-type="float" office:value="44126" calcext:value-type="float">
            <text:p>4412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90]=1;[.A790]+[.C789]+10;0)" office:value-type="float" office:value="44209" calcext:value-type="float">
            <text:p>4420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91]=1;[.A791]+[.C790]+10;0)" office:value-type="float" office:value="44292" calcext:value-type="float">
            <text:p>4429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formula="of:=IF([.B792]=1;[.A792]+[.C791]+10;0)" office:value-type="float" office:value="44375" calcext:value-type="float">
            <text:p>4437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3]=1;[.A793]+[.C792]+10;0)" office:value-type="float" office:value="44459" calcext:value-type="float">
            <text:p>4445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4]=1;[.A794]+[.C793]+10;0)" office:value-type="float" office:value="44543" calcext:value-type="float">
            <text:p>4454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5]=1;[.A795]+[.C794]+10;0)" office:value-type="float" office:value="44627" calcext:value-type="float">
            <text:p>4462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6]=1;[.A796]+[.C795]+10;0)" office:value-type="float" office:value="44711" calcext:value-type="float">
            <text:p>4471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7]=1;[.A797]+[.C796]+10;0)" office:value-type="float" office:value="44795" calcext:value-type="float">
            <text:p>4479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8]=1;[.A798]+[.C797]+10;0)" office:value-type="float" office:value="44879" calcext:value-type="float">
            <text:p>4487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799]=1;[.A799]+[.C798]+10;0)" office:value-type="float" office:value="44963" calcext:value-type="float">
            <text:p>4496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0]=1;[.A800]+[.C799]+10;0)" office:value-type="float" office:value="45047" calcext:value-type="float">
            <text:p>4504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1]=1;[.A801]+[.C800]+10;0)" office:value-type="float" office:value="45131" calcext:value-type="float">
            <text:p>4513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2]=1;[.A802]+[.C801]+10;0)" office:value-type="float" office:value="45215" calcext:value-type="float">
            <text:p>4521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3]=1;[.A803]+[.C802]+10;0)" office:value-type="float" office:value="45299" calcext:value-type="float">
            <text:p>4529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4]=1;[.A804]+[.C803]+10;0)" office:value-type="float" office:value="45383" calcext:value-type="float">
            <text:p>4538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5]=1;[.A805]+[.C804]+10;0)" office:value-type="float" office:value="45467" calcext:value-type="float">
            <text:p>4546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6]=1;[.A806]+[.C805]+10;0)" office:value-type="float" office:value="45551" calcext:value-type="float">
            <text:p>4555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7]=1;[.A807]+[.C806]+10;0)" office:value-type="float" office:value="45635" calcext:value-type="float">
            <text:p>4563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8]=1;[.A808]+[.C807]+10;0)" office:value-type="float" office:value="45719" calcext:value-type="float">
            <text:p>4571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09]=1;[.A809]+[.C808]+10;0)" office:value-type="float" office:value="45803" calcext:value-type="float">
            <text:p>4580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IF([.B810]=1;[.A810]+[.C809]+10;0)" office:value-type="float" office:value="45887" calcext:value-type="float">
            <text:p>4588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1]=1;[.A811]+[.C810]+10;0)" office:value-type="float" office:value="45972" calcext:value-type="float">
            <text:p>4597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2]=1;[.A812]+[.C811]+10;0)" office:value-type="float" office:value="46057" calcext:value-type="float">
            <text:p>4605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3]=1;[.A813]+[.C812]+10;0)" office:value-type="float" office:value="46142" calcext:value-type="float">
            <text:p>4614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4]=1;[.A814]+[.C813]+10;0)" office:value-type="float" office:value="46227" calcext:value-type="float">
            <text:p>4622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5]=1;[.A815]+[.C814]+10;0)" office:value-type="float" office:value="46312" calcext:value-type="float">
            <text:p>4631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6]=1;[.A816]+[.C815]+10;0)" office:value-type="float" office:value="46397" calcext:value-type="float">
            <text:p>4639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7]=1;[.A817]+[.C816]+10;0)" office:value-type="float" office:value="46482" calcext:value-type="float">
            <text:p>4648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8]=1;[.A818]+[.C817]+10;0)" office:value-type="float" office:value="46567" calcext:value-type="float">
            <text:p>465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19]=1;[.A819]+[.C818]+10;0)" office:value-type="float" office:value="46652" calcext:value-type="float">
            <text:p>4665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0]=1;[.A820]+[.C819]+10;0)" office:value-type="float" office:value="46737" calcext:value-type="float">
            <text:p>4673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1]=1;[.A821]+[.C820]+10;0)" office:value-type="float" office:value="46822" calcext:value-type="float">
            <text:p>4682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2]=1;[.A822]+[.C821]+10;0)" office:value-type="float" office:value="46907" calcext:value-type="float">
            <text:p>4690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3]=1;[.A823]+[.C822]+10;0)" office:value-type="float" office:value="46992" calcext:value-type="float">
            <text:p>4699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4]=1;[.A824]+[.C823]+10;0)" office:value-type="float" office:value="47077" calcext:value-type="float">
            <text:p>4707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5]=1;[.A825]+[.C824]+10;0)" office:value-type="float" office:value="47162" calcext:value-type="float">
            <text:p>4716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6]=1;[.A826]+[.C825]+10;0)" office:value-type="float" office:value="47247" calcext:value-type="float">
            <text:p>4724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7]=1;[.A827]+[.C826]+10;0)" office:value-type="float" office:value="47332" calcext:value-type="float">
            <text:p>4733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8]=1;[.A828]+[.C827]+10;0)" office:value-type="float" office:value="47417" calcext:value-type="float">
            <text:p>4741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29]=1;[.A829]+[.C828]+10;0)" office:value-type="float" office:value="47502" calcext:value-type="float">
            <text:p>4750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0]=1;[.A830]+[.C829]+10;0)" office:value-type="float" office:value="47587" calcext:value-type="float">
            <text:p>4758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1]=1;[.A831]+[.C830]+10;0)" office:value-type="float" office:value="47672" calcext:value-type="float">
            <text:p>4767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2]=1;[.A832]+[.C831]+10;0)" office:value-type="float" office:value="47757" calcext:value-type="float">
            <text:p>4775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3]=1;[.A833]+[.C832]+10;0)" office:value-type="float" office:value="47842" calcext:value-type="float">
            <text:p>4784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4]=1;[.A834]+[.C833]+10;0)" office:value-type="float" office:value="47927" calcext:value-type="float">
            <text:p>4792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5]=1;[.A835]+[.C834]+10;0)" office:value-type="float" office:value="48012" calcext:value-type="float">
            <text:p>4801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6]=1;[.A836]+[.C835]+10;0)" office:value-type="float" office:value="48097" calcext:value-type="float">
            <text:p>4809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7]=1;[.A837]+[.C836]+10;0)" office:value-type="float" office:value="48182" calcext:value-type="float">
            <text:p>48182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8]=1;[.A838]+[.C837]+10;0)" office:value-type="float" office:value="48267" calcext:value-type="float">
            <text:p>48267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IF([.B839]=1;[.A839]+[.C838]+10;0)" office:value-type="float" office:value="48352" calcext:value-type="float">
            <text:p>4835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0]=1;[.A840]+[.C839]+10;0)" office:value-type="float" office:value="48438" calcext:value-type="float">
            <text:p>4843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1]=1;[.A841]+[.C840]+10;0)" office:value-type="float" office:value="48524" calcext:value-type="float">
            <text:p>4852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2]=1;[.A842]+[.C841]+10;0)" office:value-type="float" office:value="48610" calcext:value-type="float">
            <text:p>4861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3]=1;[.A843]+[.C842]+10;0)" office:value-type="float" office:value="48696" calcext:value-type="float">
            <text:p>4869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4]=1;[.A844]+[.C843]+10;0)" office:value-type="float" office:value="48782" calcext:value-type="float">
            <text:p>4878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5]=1;[.A845]+[.C844]+10;0)" office:value-type="float" office:value="48868" calcext:value-type="float">
            <text:p>4886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6]=1;[.A846]+[.C845]+10;0)" office:value-type="float" office:value="48954" calcext:value-type="float">
            <text:p>4895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7]=1;[.A847]+[.C846]+10;0)" office:value-type="float" office:value="49040" calcext:value-type="float">
            <text:p>4904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8]=1;[.A848]+[.C847]+10;0)" office:value-type="float" office:value="49126" calcext:value-type="float">
            <text:p>4912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49]=1;[.A849]+[.C848]+10;0)" office:value-type="float" office:value="49212" calcext:value-type="float">
            <text:p>4921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0]=1;[.A850]+[.C849]+10;0)" office:value-type="float" office:value="49298" calcext:value-type="float">
            <text:p>4929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1]=1;[.A851]+[.C850]+10;0)" office:value-type="float" office:value="49384" calcext:value-type="float">
            <text:p>4938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2]=1;[.A852]+[.C851]+10;0)" office:value-type="float" office:value="49470" calcext:value-type="float">
            <text:p>4947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3]=1;[.A853]+[.C852]+10;0)" office:value-type="float" office:value="49556" calcext:value-type="float">
            <text:p>4955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4]=1;[.A854]+[.C853]+10;0)" office:value-type="float" office:value="49642" calcext:value-type="float">
            <text:p>4964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5]=1;[.A855]+[.C854]+10;0)" office:value-type="float" office:value="49728" calcext:value-type="float">
            <text:p>4972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IF([.B856]=1;[.A856]+[.C855]+10;0)" office:value-type="float" office:value="49814" calcext:value-type="float">
            <text:p>4981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57]=1;[.A857]+[.C856]+10;0)" office:value-type="float" office:value="49901" calcext:value-type="float">
            <text:p>4990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58]=1;[.A858]+[.C857]+10;0)" office:value-type="float" office:value="49988" calcext:value-type="float">
            <text:p>4998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59]=1;[.A859]+[.C858]+10;0)" office:value-type="float" office:value="50075" calcext:value-type="float">
            <text:p>5007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0]=1;[.A860]+[.C859]+10;0)" office:value-type="float" office:value="50162" calcext:value-type="float">
            <text:p>5016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1]=1;[.A861]+[.C860]+10;0)" office:value-type="float" office:value="50249" calcext:value-type="float">
            <text:p>5024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2]=1;[.A862]+[.C861]+10;0)" office:value-type="float" office:value="50336" calcext:value-type="float">
            <text:p>5033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3]=1;[.A863]+[.C862]+10;0)" office:value-type="float" office:value="50423" calcext:value-type="float">
            <text:p>5042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4]=1;[.A864]+[.C863]+10;0)" office:value-type="float" office:value="50510" calcext:value-type="float">
            <text:p>5051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5]=1;[.A865]+[.C864]+10;0)" office:value-type="float" office:value="50597" calcext:value-type="float">
            <text:p>5059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6]=1;[.A866]+[.C865]+10;0)" office:value-type="float" office:value="50684" calcext:value-type="float">
            <text:p>5068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7]=1;[.A867]+[.C866]+10;0)" office:value-type="float" office:value="50771" calcext:value-type="float">
            <text:p>5077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8]=1;[.A868]+[.C867]+10;0)" office:value-type="float" office:value="50858" calcext:value-type="float">
            <text:p>5085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69]=1;[.A869]+[.C868]+10;0)" office:value-type="float" office:value="50945" calcext:value-type="float">
            <text:p>5094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70]=1;[.A870]+[.C869]+10;0)" office:value-type="float" office:value="51032" calcext:value-type="float">
            <text:p>5103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71]=1;[.A871]+[.C870]+10;0)" office:value-type="float" office:value="51119" calcext:value-type="float">
            <text:p>5111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IF([.B872]=1;[.A872]+[.C871]+10;0)" office:value-type="float" office:value="51206" calcext:value-type="float">
            <text:p>5120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3]=1;[.A873]+[.C872]+10;0)" office:value-type="float" office:value="51294" calcext:value-type="float">
            <text:p>5129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4]=1;[.A874]+[.C873]+10;0)" office:value-type="float" office:value="51382" calcext:value-type="float">
            <text:p>5138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5]=1;[.A875]+[.C874]+10;0)" office:value-type="float" office:value="51470" calcext:value-type="float">
            <text:p>5147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6]=1;[.A876]+[.C875]+10;0)" office:value-type="float" office:value="51558" calcext:value-type="float">
            <text:p>5155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7]=1;[.A877]+[.C876]+10;0)" office:value-type="float" office:value="51646" calcext:value-type="float">
            <text:p>5164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8]=1;[.A878]+[.C877]+10;0)" office:value-type="float" office:value="51734" calcext:value-type="float">
            <text:p>5173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79]=1;[.A879]+[.C878]+10;0)" office:value-type="float" office:value="51822" calcext:value-type="float">
            <text:p>5182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0]=1;[.A880]+[.C879]+10;0)" office:value-type="float" office:value="51910" calcext:value-type="float">
            <text:p>5191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1]=1;[.A881]+[.C880]+10;0)" office:value-type="float" office:value="51998" calcext:value-type="float">
            <text:p>5199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2]=1;[.A882]+[.C881]+10;0)" office:value-type="float" office:value="52086" calcext:value-type="float">
            <text:p>5208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3]=1;[.A883]+[.C882]+10;0)" office:value-type="float" office:value="52174" calcext:value-type="float">
            <text:p>5217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4]=1;[.A884]+[.C883]+10;0)" office:value-type="float" office:value="52262" calcext:value-type="float">
            <text:p>5226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5]=1;[.A885]+[.C884]+10;0)" office:value-type="float" office:value="52350" calcext:value-type="float">
            <text:p>5235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6]=1;[.A886]+[.C885]+10;0)" office:value-type="float" office:value="52438" calcext:value-type="float">
            <text:p>5243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7]=1;[.A887]+[.C886]+10;0)" office:value-type="float" office:value="52526" calcext:value-type="float">
            <text:p>5252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8]=1;[.A888]+[.C887]+10;0)" office:value-type="float" office:value="52614" calcext:value-type="float">
            <text:p>526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89]=1;[.A889]+[.C888]+10;0)" office:value-type="float" office:value="52702" calcext:value-type="float">
            <text:p>5270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90]=1;[.A890]+[.C889]+10;0)" office:value-type="float" office:value="52790" calcext:value-type="float">
            <text:p>5279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91]=1;[.A891]+[.C890]+10;0)" office:value-type="float" office:value="52878" calcext:value-type="float">
            <text:p>528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IF([.B892]=1;[.A892]+[.C891]+10;0)" office:value-type="float" office:value="52966" calcext:value-type="float">
            <text:p>5296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3]=1;[.A893]+[.C892]+10;0)" office:value-type="float" office:value="53055" calcext:value-type="float">
            <text:p>5305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4]=1;[.A894]+[.C893]+10;0)" office:value-type="float" office:value="53144" calcext:value-type="float">
            <text:p>5314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5]=1;[.A895]+[.C894]+10;0)" office:value-type="float" office:value="53233" calcext:value-type="float">
            <text:p>5323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6]=1;[.A896]+[.C895]+10;0)" office:value-type="float" office:value="53322" calcext:value-type="float">
            <text:p>5332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7]=1;[.A897]+[.C896]+10;0)" office:value-type="float" office:value="53411" calcext:value-type="float">
            <text:p>5341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8]=1;[.A898]+[.C897]+10;0)" office:value-type="float" office:value="53500" calcext:value-type="float">
            <text:p>5350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899]=1;[.A899]+[.C898]+10;0)" office:value-type="float" office:value="53589" calcext:value-type="float">
            <text:p>5358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0]=1;[.A900]+[.C899]+10;0)" office:value-type="float" office:value="53678" calcext:value-type="float">
            <text:p>5367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1]=1;[.A901]+[.C900]+10;0)" office:value-type="float" office:value="53767" calcext:value-type="float">
            <text:p>5376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2]=1;[.A902]+[.C901]+10;0)" office:value-type="float" office:value="53856" calcext:value-type="float">
            <text:p>5385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3]=1;[.A903]+[.C902]+10;0)" office:value-type="float" office:value="53945" calcext:value-type="float">
            <text:p>5394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4]=1;[.A904]+[.C903]+10;0)" office:value-type="float" office:value="54034" calcext:value-type="float">
            <text:p>5403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5]=1;[.A905]+[.C904]+10;0)" office:value-type="float" office:value="54123" calcext:value-type="float">
            <text:p>5412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6]=1;[.A906]+[.C905]+10;0)" office:value-type="float" office:value="54212" calcext:value-type="float">
            <text:p>5421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IF([.B907]=1;[.A907]+[.C906]+10;0)" office:value-type="float" office:value="54301" calcext:value-type="float">
            <text:p>5430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08]=1;[.A908]+[.C907]+10;0)" office:value-type="float" office:value="54391" calcext:value-type="float">
            <text:p>5439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09]=1;[.A909]+[.C908]+10;0)" office:value-type="float" office:value="54481" calcext:value-type="float">
            <text:p>544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0]=1;[.A910]+[.C909]+10;0)" office:value-type="float" office:value="54571" calcext:value-type="float">
            <text:p>5457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1]=1;[.A911]+[.C910]+10;0)" office:value-type="float" office:value="54661" calcext:value-type="float">
            <text:p>5466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2]=1;[.A912]+[.C911]+10;0)" office:value-type="float" office:value="54751" calcext:value-type="float">
            <text:p>5475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3]=1;[.A913]+[.C912]+10;0)" office:value-type="float" office:value="54841" calcext:value-type="float">
            <text:p>5484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4]=1;[.A914]+[.C913]+10;0)" office:value-type="float" office:value="54931" calcext:value-type="float">
            <text:p>5493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5]=1;[.A915]+[.C914]+10;0)" office:value-type="float" office:value="55021" calcext:value-type="float">
            <text:p>5502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6]=1;[.A916]+[.C915]+10;0)" office:value-type="float" office:value="55111" calcext:value-type="float">
            <text:p>5511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7]=1;[.A917]+[.C916]+10;0)" office:value-type="float" office:value="55201" calcext:value-type="float">
            <text:p>5520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8]=1;[.A918]+[.C917]+10;0)" office:value-type="float" office:value="55291" calcext:value-type="float">
            <text:p>5529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19]=1;[.A919]+[.C918]+10;0)" office:value-type="float" office:value="55381" calcext:value-type="float">
            <text:p>5538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0]=1;[.A920]+[.C919]+10;0)" office:value-type="float" office:value="55471" calcext:value-type="float">
            <text:p>5547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1]=1;[.A921]+[.C920]+10;0)" office:value-type="float" office:value="55561" calcext:value-type="float">
            <text:p>5556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2]=1;[.A922]+[.C921]+10;0)" office:value-type="float" office:value="55651" calcext:value-type="float">
            <text:p>5565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3]=1;[.A923]+[.C922]+10;0)" office:value-type="float" office:value="55741" calcext:value-type="float">
            <text:p>5574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4]=1;[.A924]+[.C923]+10;0)" office:value-type="float" office:value="55831" calcext:value-type="float">
            <text:p>5583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5]=1;[.A925]+[.C924]+10;0)" office:value-type="float" office:value="55921" calcext:value-type="float">
            <text:p>55921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IF([.B926]=1;[.A926]+[.C925]+10;0)" office:value-type="float" office:value="56011" calcext:value-type="float">
            <text:p>5601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27]=1;[.A927]+[.C926]+10;0)" office:value-type="float" office:value="56102" calcext:value-type="float">
            <text:p>5610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28]=1;[.A928]+[.C927]+10;0)" office:value-type="float" office:value="56193" calcext:value-type="float">
            <text:p>5619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29]=1;[.A929]+[.C928]+10;0)" office:value-type="float" office:value="56284" calcext:value-type="float">
            <text:p>5628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0]=1;[.A930]+[.C929]+10;0)" office:value-type="float" office:value="56375" calcext:value-type="float">
            <text:p>5637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1]=1;[.A931]+[.C930]+10;0)" office:value-type="float" office:value="56466" calcext:value-type="float">
            <text:p>5646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2]=1;[.A932]+[.C931]+10;0)" office:value-type="float" office:value="56557" calcext:value-type="float">
            <text:p>5655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3]=1;[.A933]+[.C932]+10;0)" office:value-type="float" office:value="56648" calcext:value-type="float">
            <text:p>5664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4]=1;[.A934]+[.C933]+10;0)" office:value-type="float" office:value="56739" calcext:value-type="float">
            <text:p>5673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5]=1;[.A935]+[.C934]+10;0)" office:value-type="float" office:value="56830" calcext:value-type="float">
            <text:p>5683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6]=1;[.A936]+[.C935]+10;0)" office:value-type="float" office:value="56921" calcext:value-type="float">
            <text:p>5692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7]=1;[.A937]+[.C936]+10;0)" office:value-type="float" office:value="57012" calcext:value-type="float">
            <text:p>5701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8]=1;[.A938]+[.C937]+10;0)" office:value-type="float" office:value="57103" calcext:value-type="float">
            <text:p>5710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39]=1;[.A939]+[.C938]+10;0)" office:value-type="float" office:value="57194" calcext:value-type="float">
            <text:p>5719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40]=1;[.A940]+[.C939]+10;0)" office:value-type="float" office:value="57285" calcext:value-type="float">
            <text:p>5728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41]=1;[.A941]+[.C940]+10;0)" office:value-type="float" office:value="57376" calcext:value-type="float">
            <text:p>5737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42]=1;[.A942]+[.C941]+10;0)" office:value-type="float" office:value="57467" calcext:value-type="float">
            <text:p>5746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IF([.B943]=1;[.A943]+[.C942]+10;0)" office:value-type="float" office:value="57558" calcext:value-type="float">
            <text:p>5755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4]=1;[.A944]+[.C943]+10;0)" office:value-type="float" office:value="57650" calcext:value-type="float">
            <text:p>5765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5]=1;[.A945]+[.C944]+10;0)" office:value-type="float" office:value="57742" calcext:value-type="float">
            <text:p>5774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6]=1;[.A946]+[.C945]+10;0)" office:value-type="float" office:value="57834" calcext:value-type="float">
            <text:p>5783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7]=1;[.A947]+[.C946]+10;0)" office:value-type="float" office:value="57926" calcext:value-type="float">
            <text:p>5792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8]=1;[.A948]+[.C947]+10;0)" office:value-type="float" office:value="58018" calcext:value-type="float">
            <text:p>5801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49]=1;[.A949]+[.C948]+10;0)" office:value-type="float" office:value="58110" calcext:value-type="float">
            <text:p>5811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0]=1;[.A950]+[.C949]+10;0)" office:value-type="float" office:value="58202" calcext:value-type="float">
            <text:p>5820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1]=1;[.A951]+[.C950]+10;0)" office:value-type="float" office:value="58294" calcext:value-type="float">
            <text:p>5829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2]=1;[.A952]+[.C951]+10;0)" office:value-type="float" office:value="58386" calcext:value-type="float">
            <text:p>5838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3]=1;[.A953]+[.C952]+10;0)" office:value-type="float" office:value="58478" calcext:value-type="float">
            <text:p>5847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4]=1;[.A954]+[.C953]+10;0)" office:value-type="float" office:value="58570" calcext:value-type="float">
            <text:p>5857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5]=1;[.A955]+[.C954]+10;0)" office:value-type="float" office:value="58662" calcext:value-type="float">
            <text:p>5866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6]=1;[.A956]+[.C955]+10;0)" office:value-type="float" office:value="58754" calcext:value-type="float">
            <text:p>5875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7]=1;[.A957]+[.C956]+10;0)" office:value-type="float" office:value="58846" calcext:value-type="float">
            <text:p>5884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IF([.B958]=1;[.A958]+[.C957]+10;0)" office:value-type="float" office:value="58938" calcext:value-type="float">
            <text:p>5893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59]=1;[.A959]+[.C958]+10;0)" office:value-type="float" office:value="59031" calcext:value-type="float">
            <text:p>5903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0]=1;[.A960]+[.C959]+10;0)" office:value-type="float" office:value="59124" calcext:value-type="float">
            <text:p>5912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1]=1;[.A961]+[.C960]+10;0)" office:value-type="float" office:value="59217" calcext:value-type="float">
            <text:p>5921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2]=1;[.A962]+[.C961]+10;0)" office:value-type="float" office:value="59310" calcext:value-type="float">
            <text:p>5931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3]=1;[.A963]+[.C962]+10;0)" office:value-type="float" office:value="59403" calcext:value-type="float">
            <text:p>5940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4]=1;[.A964]+[.C963]+10;0)" office:value-type="float" office:value="59496" calcext:value-type="float">
            <text:p>5949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5]=1;[.A965]+[.C964]+10;0)" office:value-type="float" office:value="59589" calcext:value-type="float">
            <text:p>5958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6]=1;[.A966]+[.C965]+10;0)" office:value-type="float" office:value="59682" calcext:value-type="float">
            <text:p>5968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7]=1;[.A967]+[.C966]+10;0)" office:value-type="float" office:value="59775" calcext:value-type="float">
            <text:p>5977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IF([.B968]=1;[.A968]+[.C967]+10;0)" office:value-type="float" office:value="59868" calcext:value-type="float">
            <text:p>5986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69]=1;[.A969]+[.C968]+10;0)" office:value-type="float" office:value="59962" calcext:value-type="float">
            <text:p>5996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0]=1;[.A970]+[.C969]+10;0)" office:value-type="float" office:value="60056" calcext:value-type="float">
            <text:p>6005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1]=1;[.A971]+[.C970]+10;0)" office:value-type="float" office:value="60150" calcext:value-type="float">
            <text:p>6015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2]=1;[.A972]+[.C971]+10;0)" office:value-type="float" office:value="60244" calcext:value-type="float">
            <text:p>6024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3]=1;[.A973]+[.C972]+10;0)" office:value-type="float" office:value="60338" calcext:value-type="float">
            <text:p>6033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4]=1;[.A974]+[.C973]+10;0)" office:value-type="float" office:value="60432" calcext:value-type="float">
            <text:p>6043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5]=1;[.A975]+[.C974]+10;0)" office:value-type="float" office:value="60526" calcext:value-type="float">
            <text:p>6052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6]=1;[.A976]+[.C975]+10;0)" office:value-type="float" office:value="60620" calcext:value-type="float">
            <text:p>6062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7]=1;[.A977]+[.C976]+10;0)" office:value-type="float" office:value="60714" calcext:value-type="float">
            <text:p>60714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8]=1;[.A978]+[.C977]+10;0)" office:value-type="float" office:value="60808" calcext:value-type="float">
            <text:p>60808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79]=1;[.A979]+[.C978]+10;0)" office:value-type="float" office:value="60902" calcext:value-type="float">
            <text:p>60902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80]=1;[.A980]+[.C979]+10;0)" office:value-type="float" office:value="60996" calcext:value-type="float">
            <text:p>60996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81]=1;[.A981]+[.C980]+10;0)" office:value-type="float" office:value="61090" calcext:value-type="float">
            <text:p>6109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IF([.B982]=1;[.A982]+[.C981]+10;0)" office:value-type="float" office:value="61184" calcext:value-type="float">
            <text:p>6118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3]=1;[.A983]+[.C982]+10;0)" office:value-type="float" office:value="61279" calcext:value-type="float">
            <text:p>6127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4]=1;[.A984]+[.C983]+10;0)" office:value-type="float" office:value="61374" calcext:value-type="float">
            <text:p>6137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5]=1;[.A985]+[.C984]+10;0)" office:value-type="float" office:value="61469" calcext:value-type="float">
            <text:p>6146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6]=1;[.A986]+[.C985]+10;0)" office:value-type="float" office:value="61564" calcext:value-type="float">
            <text:p>6156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7]=1;[.A987]+[.C986]+10;0)" office:value-type="float" office:value="61659" calcext:value-type="float">
            <text:p>6165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8]=1;[.A988]+[.C987]+10;0)" office:value-type="float" office:value="61754" calcext:value-type="float">
            <text:p>6175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89]=1;[.A989]+[.C988]+10;0)" office:value-type="float" office:value="61849" calcext:value-type="float">
            <text:p>61849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90]=1;[.A990]+[.C989]+10;0)" office:value-type="float" office:value="61944" calcext:value-type="float">
            <text:p>61944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IF([.B991]=1;[.A991]+[.C990]+10;0)" office:value-type="float" office:value="62039" calcext:value-type="float">
            <text:p>6203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2]=1;[.A992]+[.C991]+10;0)" office:value-type="float" office:value="62135" calcext:value-type="float">
            <text:p>6213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3]=1;[.A993]+[.C992]+10;0)" office:value-type="float" office:value="62231" calcext:value-type="float">
            <text:p>6223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4]=1;[.A994]+[.C993]+10;0)" office:value-type="float" office:value="62327" calcext:value-type="float">
            <text:p>6232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5]=1;[.A995]+[.C994]+10;0)" office:value-type="float" office:value="62423" calcext:value-type="float">
            <text:p>62423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6]=1;[.A996]+[.C995]+10;0)" office:value-type="float" office:value="62519" calcext:value-type="float">
            <text:p>62519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7]=1;[.A997]+[.C996]+10;0)" office:value-type="float" office:value="62615" calcext:value-type="float">
            <text:p>62615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8]=1;[.A998]+[.C997]+10;0)" office:value-type="float" office:value="62711" calcext:value-type="float">
            <text:p>62711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999]=1;[.A999]+[.C998]+10;0)" office:value-type="float" office:value="62807" calcext:value-type="float">
            <text:p>62807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IF([.B1000]=1;[.A1000]+[.C999]+10;0)" office:value-type="float" office:value="62903" calcext:value-type="float">
            <text:p>6290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1]=1;[.A1001]+[.C1000]+10;0)" office:value-type="float" office:value="63000" calcext:value-type="float">
            <text:p>630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2]=1;[.A1002]+[.C1001]+10;0)" office:value-type="float" office:value="63097" calcext:value-type="float">
            <text:p>630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3]=1;[.A1003]+[.C1002]+10;0)" office:value-type="float" office:value="63194" calcext:value-type="float">
            <text:p>6319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4]=1;[.A1004]+[.C1003]+10;0)" office:value-type="float" office:value="63291" calcext:value-type="float">
            <text:p>6329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5]=1;[.A1005]+[.C1004]+10;0)" office:value-type="float" office:value="63388" calcext:value-type="float">
            <text:p>6338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6]=1;[.A1006]+[.C1005]+10;0)" office:value-type="float" office:value="63485" calcext:value-type="float">
            <text:p>6348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7]=1;[.A1007]+[.C1006]+10;0)" office:value-type="float" office:value="63582" calcext:value-type="float">
            <text:p>6358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8]=1;[.A1008]+[.C1007]+10;0)" office:value-type="float" office:value="63679" calcext:value-type="float">
            <text:p>6367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09]=1;[.A1009]+[.C1008]+10;0)" office:value-type="float" office:value="63776" calcext:value-type="float">
            <text:p>637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10]=1;[.A1010]+[.C1009]+10;0)" office:value-type="float" office:value="63873" calcext:value-type="float">
            <text:p>6387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11]=1;[.A1011]+[.C1010]+10;0)" office:value-type="float" office:value="63970" calcext:value-type="float">
            <text:p>6397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12]=1;[.A1012]+[.C1011]+10;0)" office:value-type="float" office:value="64067" calcext:value-type="float">
            <text:p>6406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13]=1;[.A1013]+[.C1012]+10;0)" office:value-type="float" office:value="64164" calcext:value-type="float">
            <text:p>6416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formula="of:=IF([.B1014]=1;[.A1014]+[.C1013]+10;0)" office:value-type="float" office:value="64261" calcext:value-type="float">
            <text:p>6426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15]=1;[.A1015]+[.C1014]+10;0)" office:value-type="float" office:value="64359" calcext:value-type="float">
            <text:p>6435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16]=1;[.A1016]+[.C1015]+10;0)" office:value-type="float" office:value="64457" calcext:value-type="float">
            <text:p>6445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17]=1;[.A1017]+[.C1016]+10;0)" office:value-type="float" office:value="64555" calcext:value-type="float">
            <text:p>6455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18]=1;[.A1018]+[.C1017]+10;0)" office:value-type="float" office:value="64653" calcext:value-type="float">
            <text:p>6465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19]=1;[.A1019]+[.C1018]+10;0)" office:value-type="float" office:value="64751" calcext:value-type="float">
            <text:p>6475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0]=1;[.A1020]+[.C1019]+10;0)" office:value-type="float" office:value="64849" calcext:value-type="float">
            <text:p>6484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1]=1;[.A1021]+[.C1020]+10;0)" office:value-type="float" office:value="64947" calcext:value-type="float">
            <text:p>6494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2]=1;[.A1022]+[.C1021]+10;0)" office:value-type="float" office:value="65045" calcext:value-type="float">
            <text:p>6504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3]=1;[.A1023]+[.C1022]+10;0)" office:value-type="float" office:value="65143" calcext:value-type="float">
            <text:p>6514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4]=1;[.A1024]+[.C1023]+10;0)" office:value-type="float" office:value="65241" calcext:value-type="float">
            <text:p>652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5]=1;[.A1025]+[.C1024]+10;0)" office:value-type="float" office:value="65339" calcext:value-type="float">
            <text:p>6533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6]=1;[.A1026]+[.C1025]+10;0)" office:value-type="float" office:value="65437" calcext:value-type="float">
            <text:p>6543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7]=1;[.A1027]+[.C1026]+10;0)" office:value-type="float" office:value="65535" calcext:value-type="float">
            <text:p>6553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8]=1;[.A1028]+[.C1027]+10;0)" office:value-type="float" office:value="65633" calcext:value-type="float">
            <text:p>6563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IF([.B1029]=1;[.A1029]+[.C1028]+10;0)" office:value-type="float" office:value="65731" calcext:value-type="float">
            <text:p>6573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0]=1;[.A1030]+[.C1029]+10;0)" office:value-type="float" office:value="65830" calcext:value-type="float">
            <text:p>6583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1]=1;[.A1031]+[.C1030]+10;0)" office:value-type="float" office:value="65929" calcext:value-type="float">
            <text:p>6592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2]=1;[.A1032]+[.C1031]+10;0)" office:value-type="float" office:value="66028" calcext:value-type="float">
            <text:p>6602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3]=1;[.A1033]+[.C1032]+10;0)" office:value-type="float" office:value="66127" calcext:value-type="float">
            <text:p>6612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4]=1;[.A1034]+[.C1033]+10;0)" office:value-type="float" office:value="66226" calcext:value-type="float">
            <text:p>6622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5]=1;[.A1035]+[.C1034]+10;0)" office:value-type="float" office:value="66325" calcext:value-type="float">
            <text:p>6632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6]=1;[.A1036]+[.C1035]+10;0)" office:value-type="float" office:value="66424" calcext:value-type="float">
            <text:p>6642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7]=1;[.A1037]+[.C1036]+10;0)" office:value-type="float" office:value="66523" calcext:value-type="float">
            <text:p>6652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8]=1;[.A1038]+[.C1037]+10;0)" office:value-type="float" office:value="66622" calcext:value-type="float">
            <text:p>6662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39]=1;[.A1039]+[.C1038]+10;0)" office:value-type="float" office:value="66721" calcext:value-type="float">
            <text:p>6672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0]=1;[.A1040]+[.C1039]+10;0)" office:value-type="float" office:value="66820" calcext:value-type="float">
            <text:p>6682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1]=1;[.A1041]+[.C1040]+10;0)" office:value-type="float" office:value="66919" calcext:value-type="float">
            <text:p>6691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2]=1;[.A1042]+[.C1041]+10;0)" office:value-type="float" office:value="67018" calcext:value-type="float">
            <text:p>6701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3]=1;[.A1043]+[.C1042]+10;0)" office:value-type="float" office:value="67117" calcext:value-type="float">
            <text:p>6711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4]=1;[.A1044]+[.C1043]+10;0)" office:value-type="float" office:value="67216" calcext:value-type="float">
            <text:p>6721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5]=1;[.A1045]+[.C1044]+10;0)" office:value-type="float" office:value="67315" calcext:value-type="float">
            <text:p>673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6]=1;[.A1046]+[.C1045]+10;0)" office:value-type="float" office:value="67414" calcext:value-type="float">
            <text:p>674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7]=1;[.A1047]+[.C1046]+10;0)" office:value-type="float" office:value="67513" calcext:value-type="float">
            <text:p>6751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8]=1;[.A1048]+[.C1047]+10;0)" office:value-type="float" office:value="67612" calcext:value-type="float">
            <text:p>6761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IF([.B1049]=1;[.A1049]+[.C1048]+10;0)" office:value-type="float" office:value="67711" calcext:value-type="float">
            <text:p>677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0]=1;[.A1050]+[.C1049]+10;0)" office:value-type="float" office:value="67811" calcext:value-type="float">
            <text:p>678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1]=1;[.A1051]+[.C1050]+10;0)" office:value-type="float" office:value="67911" calcext:value-type="float">
            <text:p>679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2]=1;[.A1052]+[.C1051]+10;0)" office:value-type="float" office:value="68011" calcext:value-type="float">
            <text:p>680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3]=1;[.A1053]+[.C1052]+10;0)" office:value-type="float" office:value="68111" calcext:value-type="float">
            <text:p>681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4]=1;[.A1054]+[.C1053]+10;0)" office:value-type="float" office:value="68211" calcext:value-type="float">
            <text:p>682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5]=1;[.A1055]+[.C1054]+10;0)" office:value-type="float" office:value="68311" calcext:value-type="float">
            <text:p>683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6]=1;[.A1056]+[.C1055]+10;0)" office:value-type="float" office:value="68411" calcext:value-type="float">
            <text:p>684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7]=1;[.A1057]+[.C1056]+10;0)" office:value-type="float" office:value="68511" calcext:value-type="float">
            <text:p>685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8]=1;[.A1058]+[.C1057]+10;0)" office:value-type="float" office:value="68611" calcext:value-type="float">
            <text:p>686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59]=1;[.A1059]+[.C1058]+10;0)" office:value-type="float" office:value="68711" calcext:value-type="float">
            <text:p>687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0]=1;[.A1060]+[.C1059]+10;0)" office:value-type="float" office:value="68811" calcext:value-type="float">
            <text:p>688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1]=1;[.A1061]+[.C1060]+10;0)" office:value-type="float" office:value="68911" calcext:value-type="float">
            <text:p>689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2]=1;[.A1062]+[.C1061]+10;0)" office:value-type="float" office:value="69011" calcext:value-type="float">
            <text:p>690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3]=1;[.A1063]+[.C1062]+10;0)" office:value-type="float" office:value="69111" calcext:value-type="float">
            <text:p>691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4]=1;[.A1064]+[.C1063]+10;0)" office:value-type="float" office:value="69211" calcext:value-type="float">
            <text:p>692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5]=1;[.A1065]+[.C1064]+10;0)" office:value-type="float" office:value="69311" calcext:value-type="float">
            <text:p>693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6]=1;[.A1066]+[.C1065]+10;0)" office:value-type="float" office:value="69411" calcext:value-type="float">
            <text:p>694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7]=1;[.A1067]+[.C1066]+10;0)" office:value-type="float" office:value="69511" calcext:value-type="float">
            <text:p>69511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IF([.B1068]=1;[.A1068]+[.C1067]+10;0)" office:value-type="float" office:value="69611" calcext:value-type="float">
            <text:p>6961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69]=1;[.A1069]+[.C1068]+10;0)" office:value-type="float" office:value="69712" calcext:value-type="float">
            <text:p>697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0]=1;[.A1070]+[.C1069]+10;0)" office:value-type="float" office:value="69813" calcext:value-type="float">
            <text:p>6981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1]=1;[.A1071]+[.C1070]+10;0)" office:value-type="float" office:value="69914" calcext:value-type="float">
            <text:p>6991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2]=1;[.A1072]+[.C1071]+10;0)" office:value-type="float" office:value="70015" calcext:value-type="float">
            <text:p>700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3]=1;[.A1073]+[.C1072]+10;0)" office:value-type="float" office:value="70116" calcext:value-type="float">
            <text:p>7011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4]=1;[.A1074]+[.C1073]+10;0)" office:value-type="float" office:value="70217" calcext:value-type="float">
            <text:p>7021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5]=1;[.A1075]+[.C1074]+10;0)" office:value-type="float" office:value="70318" calcext:value-type="float">
            <text:p>7031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6]=1;[.A1076]+[.C1075]+10;0)" office:value-type="float" office:value="70419" calcext:value-type="float">
            <text:p>704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7]=1;[.A1077]+[.C1076]+10;0)" office:value-type="float" office:value="70520" calcext:value-type="float">
            <text:p>7052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8]=1;[.A1078]+[.C1077]+10;0)" office:value-type="float" office:value="70621" calcext:value-type="float">
            <text:p>7062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79]=1;[.A1079]+[.C1078]+10;0)" office:value-type="float" office:value="70722" calcext:value-type="float">
            <text:p>7072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0]=1;[.A1080]+[.C1079]+10;0)" office:value-type="float" office:value="70823" calcext:value-type="float">
            <text:p>7082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1]=1;[.A1081]+[.C1080]+10;0)" office:value-type="float" office:value="70924" calcext:value-type="float">
            <text:p>7092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2]=1;[.A1082]+[.C1081]+10;0)" office:value-type="float" office:value="71025" calcext:value-type="float">
            <text:p>7102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3]=1;[.A1083]+[.C1082]+10;0)" office:value-type="float" office:value="71126" calcext:value-type="float">
            <text:p>7112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4]=1;[.A1084]+[.C1083]+10;0)" office:value-type="float" office:value="71227" calcext:value-type="float">
            <text:p>7122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5]=1;[.A1085]+[.C1084]+10;0)" office:value-type="float" office:value="71328" calcext:value-type="float">
            <text:p>7132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IF([.B1086]=1;[.A1086]+[.C1085]+10;0)" office:value-type="float" office:value="71429" calcext:value-type="float">
            <text:p>7142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87]=1;[.A1087]+[.C1086]+10;0)" office:value-type="float" office:value="71531" calcext:value-type="float">
            <text:p>7153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88]=1;[.A1088]+[.C1087]+10;0)" office:value-type="float" office:value="71633" calcext:value-type="float">
            <text:p>7163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89]=1;[.A1089]+[.C1088]+10;0)" office:value-type="float" office:value="71735" calcext:value-type="float">
            <text:p>7173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0]=1;[.A1090]+[.C1089]+10;0)" office:value-type="float" office:value="71837" calcext:value-type="float">
            <text:p>7183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1]=1;[.A1091]+[.C1090]+10;0)" office:value-type="float" office:value="71939" calcext:value-type="float">
            <text:p>7193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2]=1;[.A1092]+[.C1091]+10;0)" office:value-type="float" office:value="72041" calcext:value-type="float">
            <text:p>7204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3]=1;[.A1093]+[.C1092]+10;0)" office:value-type="float" office:value="72143" calcext:value-type="float">
            <text:p>7214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4]=1;[.A1094]+[.C1093]+10;0)" office:value-type="float" office:value="72245" calcext:value-type="float">
            <text:p>72245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5]=1;[.A1095]+[.C1094]+10;0)" office:value-type="float" office:value="72347" calcext:value-type="float">
            <text:p>72347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6]=1;[.A1096]+[.C1095]+10;0)" office:value-type="float" office:value="72449" calcext:value-type="float">
            <text:p>72449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7]=1;[.A1097]+[.C1096]+10;0)" office:value-type="float" office:value="72551" calcext:value-type="float">
            <text:p>72551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8]=1;[.A1098]+[.C1097]+10;0)" office:value-type="float" office:value="72653" calcext:value-type="float">
            <text:p>72653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IF([.B1099]=1;[.A1099]+[.C1098]+10;0)" office:value-type="float" office:value="72755" calcext:value-type="float">
            <text:p>7275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0]=1;[.A1100]+[.C1099]+10;0)" office:value-type="float" office:value="72858" calcext:value-type="float">
            <text:p>7285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1]=1;[.A1101]+[.C1100]+10;0)" office:value-type="float" office:value="72961" calcext:value-type="float">
            <text:p>7296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2]=1;[.A1102]+[.C1101]+10;0)" office:value-type="float" office:value="73064" calcext:value-type="float">
            <text:p>7306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3]=1;[.A1103]+[.C1102]+10;0)" office:value-type="float" office:value="73167" calcext:value-type="float">
            <text:p>7316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4]=1;[.A1104]+[.C1103]+10;0)" office:value-type="float" office:value="73270" calcext:value-type="float">
            <text:p>7327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5]=1;[.A1105]+[.C1104]+10;0)" office:value-type="float" office:value="73373" calcext:value-type="float">
            <text:p>7337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6]=1;[.A1106]+[.C1105]+10;0)" office:value-type="float" office:value="73476" calcext:value-type="float">
            <text:p>7347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7]=1;[.A1107]+[.C1106]+10;0)" office:value-type="float" office:value="73579" calcext:value-type="float">
            <text:p>7357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8]=1;[.A1108]+[.C1107]+10;0)" office:value-type="float" office:value="73682" calcext:value-type="float">
            <text:p>7368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IF([.B1109]=1;[.A1109]+[.C1108]+10;0)" office:value-type="float" office:value="73785" calcext:value-type="float">
            <text:p>7378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0]=1;[.A1110]+[.C1109]+10;0)" office:value-type="float" office:value="73889" calcext:value-type="float">
            <text:p>7388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1]=1;[.A1111]+[.C1110]+10;0)" office:value-type="float" office:value="73993" calcext:value-type="float">
            <text:p>73993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2]=1;[.A1112]+[.C1111]+10;0)" office:value-type="float" office:value="74097" calcext:value-type="float">
            <text:p>74097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3]=1;[.A1113]+[.C1112]+10;0)" office:value-type="float" office:value="74201" calcext:value-type="float">
            <text:p>74201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4]=1;[.A1114]+[.C1113]+10;0)" office:value-type="float" office:value="74305" calcext:value-type="float">
            <text:p>74305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5]=1;[.A1115]+[.C1114]+10;0)" office:value-type="float" office:value="74409" calcext:value-type="float">
            <text:p>74409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IF([.B1116]=1;[.A1116]+[.C1115]+10;0)" office:value-type="float" office:value="74513" calcext:value-type="float">
            <text:p>7451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17]=1;[.A1117]+[.C1116]+10;0)" office:value-type="float" office:value="74618" calcext:value-type="float">
            <text:p>7461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18]=1;[.A1118]+[.C1117]+10;0)" office:value-type="float" office:value="74723" calcext:value-type="float">
            <text:p>7472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19]=1;[.A1119]+[.C1118]+10;0)" office:value-type="float" office:value="74828" calcext:value-type="float">
            <text:p>7482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0]=1;[.A1120]+[.C1119]+10;0)" office:value-type="float" office:value="74933" calcext:value-type="float">
            <text:p>7493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1]=1;[.A1121]+[.C1120]+10;0)" office:value-type="float" office:value="75038" calcext:value-type="float">
            <text:p>7503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2]=1;[.A1122]+[.C1121]+10;0)" office:value-type="float" office:value="75143" calcext:value-type="float">
            <text:p>7514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3]=1;[.A1123]+[.C1122]+10;0)" office:value-type="float" office:value="75248" calcext:value-type="float">
            <text:p>7524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4]=1;[.A1124]+[.C1123]+10;0)" office:value-type="float" office:value="75353" calcext:value-type="float">
            <text:p>7535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5]=1;[.A1125]+[.C1124]+10;0)" office:value-type="float" office:value="75458" calcext:value-type="float">
            <text:p>7545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6]=1;[.A1126]+[.C1125]+10;0)" office:value-type="float" office:value="75563" calcext:value-type="float">
            <text:p>7556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7]=1;[.A1127]+[.C1126]+10;0)" office:value-type="float" office:value="75668" calcext:value-type="float">
            <text:p>7566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8]=1;[.A1128]+[.C1127]+10;0)" office:value-type="float" office:value="75773" calcext:value-type="float">
            <text:p>7577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29]=1;[.A1129]+[.C1128]+10;0)" office:value-type="float" office:value="75878" calcext:value-type="float">
            <text:p>7587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30]=1;[.A1130]+[.C1129]+10;0)" office:value-type="float" office:value="75983" calcext:value-type="float">
            <text:p>75983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31]=1;[.A1131]+[.C1130]+10;0)" office:value-type="float" office:value="76088" calcext:value-type="float">
            <text:p>76088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IF([.B1132]=1;[.A1132]+[.C1131]+10;0)" office:value-type="float" office:value="76193" calcext:value-type="float">
            <text:p>7619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3]=1;[.A1133]+[.C1132]+10;0)" office:value-type="float" office:value="76299" calcext:value-type="float">
            <text:p>7629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4]=1;[.A1134]+[.C1133]+10;0)" office:value-type="float" office:value="76405" calcext:value-type="float">
            <text:p>7640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5]=1;[.A1135]+[.C1134]+10;0)" office:value-type="float" office:value="76511" calcext:value-type="float">
            <text:p>7651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6]=1;[.A1136]+[.C1135]+10;0)" office:value-type="float" office:value="76617" calcext:value-type="float">
            <text:p>7661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7]=1;[.A1137]+[.C1136]+10;0)" office:value-type="float" office:value="76723" calcext:value-type="float">
            <text:p>7672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8]=1;[.A1138]+[.C1137]+10;0)" office:value-type="float" office:value="76829" calcext:value-type="float">
            <text:p>7682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39]=1;[.A1139]+[.C1138]+10;0)" office:value-type="float" office:value="76935" calcext:value-type="float">
            <text:p>7693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0]=1;[.A1140]+[.C1139]+10;0)" office:value-type="float" office:value="77041" calcext:value-type="float">
            <text:p>7704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1]=1;[.A1141]+[.C1140]+10;0)" office:value-type="float" office:value="77147" calcext:value-type="float">
            <text:p>7714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2]=1;[.A1142]+[.C1141]+10;0)" office:value-type="float" office:value="77253" calcext:value-type="float">
            <text:p>7725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3]=1;[.A1143]+[.C1142]+10;0)" office:value-type="float" office:value="77359" calcext:value-type="float">
            <text:p>7735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4]=1;[.A1144]+[.C1143]+10;0)" office:value-type="float" office:value="77465" calcext:value-type="float">
            <text:p>7746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5]=1;[.A1145]+[.C1144]+10;0)" office:value-type="float" office:value="77571" calcext:value-type="float">
            <text:p>7757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IF([.B1146]=1;[.A1146]+[.C1145]+10;0)" office:value-type="float" office:value="77677" calcext:value-type="float">
            <text:p>7767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47]=1;[.A1147]+[.C1146]+10;0)" office:value-type="float" office:value="77784" calcext:value-type="float">
            <text:p>7778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48]=1;[.A1148]+[.C1147]+10;0)" office:value-type="float" office:value="77891" calcext:value-type="float">
            <text:p>7789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49]=1;[.A1149]+[.C1148]+10;0)" office:value-type="float" office:value="77998" calcext:value-type="float">
            <text:p>7799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0]=1;[.A1150]+[.C1149]+10;0)" office:value-type="float" office:value="78105" calcext:value-type="float">
            <text:p>7810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1]=1;[.A1151]+[.C1150]+10;0)" office:value-type="float" office:value="78212" calcext:value-type="float">
            <text:p>7821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2]=1;[.A1152]+[.C1151]+10;0)" office:value-type="float" office:value="78319" calcext:value-type="float">
            <text:p>7831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3]=1;[.A1153]+[.C1152]+10;0)" office:value-type="float" office:value="78426" calcext:value-type="float">
            <text:p>7842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4]=1;[.A1154]+[.C1153]+10;0)" office:value-type="float" office:value="78533" calcext:value-type="float">
            <text:p>7853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5]=1;[.A1155]+[.C1154]+10;0)" office:value-type="float" office:value="78640" calcext:value-type="float">
            <text:p>7864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6]=1;[.A1156]+[.C1155]+10;0)" office:value-type="float" office:value="78747" calcext:value-type="float">
            <text:p>7874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7]=1;[.A1157]+[.C1156]+10;0)" office:value-type="float" office:value="78854" calcext:value-type="float">
            <text:p>7885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8]=1;[.A1158]+[.C1157]+10;0)" office:value-type="float" office:value="78961" calcext:value-type="float">
            <text:p>7896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IF([.B1159]=1;[.A1159]+[.C1158]+10;0)" office:value-type="float" office:value="79068" calcext:value-type="float">
            <text:p>7906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0]=1;[.A1160]+[.C1159]+10;0)" office:value-type="float" office:value="79176" calcext:value-type="float">
            <text:p>7917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1]=1;[.A1161]+[.C1160]+10;0)" office:value-type="float" office:value="79284" calcext:value-type="float">
            <text:p>7928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2]=1;[.A1162]+[.C1161]+10;0)" office:value-type="float" office:value="79392" calcext:value-type="float">
            <text:p>7939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3]=1;[.A1163]+[.C1162]+10;0)" office:value-type="float" office:value="79500" calcext:value-type="float">
            <text:p>7950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4]=1;[.A1164]+[.C1163]+10;0)" office:value-type="float" office:value="79608" calcext:value-type="float">
            <text:p>7960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5]=1;[.A1165]+[.C1164]+10;0)" office:value-type="float" office:value="79716" calcext:value-type="float">
            <text:p>7971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6]=1;[.A1166]+[.C1165]+10;0)" office:value-type="float" office:value="79824" calcext:value-type="float">
            <text:p>7982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7]=1;[.A1167]+[.C1166]+10;0)" office:value-type="float" office:value="79932" calcext:value-type="float">
            <text:p>7993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8]=1;[.A1168]+[.C1167]+10;0)" office:value-type="float" office:value="80040" calcext:value-type="float">
            <text:p>8004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69]=1;[.A1169]+[.C1168]+10;0)" office:value-type="float" office:value="80148" calcext:value-type="float">
            <text:p>8014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0]=1;[.A1170]+[.C1169]+10;0)" office:value-type="float" office:value="80256" calcext:value-type="float">
            <text:p>8025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1]=1;[.A1171]+[.C1170]+10;0)" office:value-type="float" office:value="80364" calcext:value-type="float">
            <text:p>8036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2]=1;[.A1172]+[.C1171]+10;0)" office:value-type="float" office:value="80472" calcext:value-type="float">
            <text:p>80472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3]=1;[.A1173]+[.C1172]+10;0)" office:value-type="float" office:value="80580" calcext:value-type="float">
            <text:p>8058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4]=1;[.A1174]+[.C1173]+10;0)" office:value-type="float" office:value="80688" calcext:value-type="float">
            <text:p>80688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5]=1;[.A1175]+[.C1174]+10;0)" office:value-type="float" office:value="80796" calcext:value-type="float">
            <text:p>80796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6]=1;[.A1176]+[.C1175]+10;0)" office:value-type="float" office:value="80904" calcext:value-type="float">
            <text:p>80904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formula="of:=IF([.B1177]=1;[.A1177]+[.C1176]+10;0)" office:value-type="float" office:value="81012" calcext:value-type="float">
            <text:p>8101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78]=1;[.A1178]+[.C1177]+10;0)" office:value-type="float" office:value="81121" calcext:value-type="float">
            <text:p>8112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79]=1;[.A1179]+[.C1178]+10;0)" office:value-type="float" office:value="81230" calcext:value-type="float">
            <text:p>8123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0]=1;[.A1180]+[.C1179]+10;0)" office:value-type="float" office:value="81339" calcext:value-type="float">
            <text:p>8133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1]=1;[.A1181]+[.C1180]+10;0)" office:value-type="float" office:value="81448" calcext:value-type="float">
            <text:p>8144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2]=1;[.A1182]+[.C1181]+10;0)" office:value-type="float" office:value="81557" calcext:value-type="float">
            <text:p>8155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3]=1;[.A1183]+[.C1182]+10;0)" office:value-type="float" office:value="81666" calcext:value-type="float">
            <text:p>8166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4]=1;[.A1184]+[.C1183]+10;0)" office:value-type="float" office:value="81775" calcext:value-type="float">
            <text:p>8177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5]=1;[.A1185]+[.C1184]+10;0)" office:value-type="float" office:value="81884" calcext:value-type="float">
            <text:p>8188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6]=1;[.A1186]+[.C1185]+10;0)" office:value-type="float" office:value="81993" calcext:value-type="float">
            <text:p>8199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7]=1;[.A1187]+[.C1186]+10;0)" office:value-type="float" office:value="82102" calcext:value-type="float">
            <text:p>8210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8]=1;[.A1188]+[.C1187]+10;0)" office:value-type="float" office:value="82211" calcext:value-type="float">
            <text:p>8221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89]=1;[.A1189]+[.C1188]+10;0)" office:value-type="float" office:value="82320" calcext:value-type="float">
            <text:p>8232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0]=1;[.A1190]+[.C1189]+10;0)" office:value-type="float" office:value="82429" calcext:value-type="float">
            <text:p>8242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1]=1;[.A1191]+[.C1190]+10;0)" office:value-type="float" office:value="82538" calcext:value-type="float">
            <text:p>8253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2]=1;[.A1192]+[.C1191]+10;0)" office:value-type="float" office:value="82647" calcext:value-type="float">
            <text:p>8264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3]=1;[.A1193]+[.C1192]+10;0)" office:value-type="float" office:value="82756" calcext:value-type="float">
            <text:p>8275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4]=1;[.A1194]+[.C1193]+10;0)" office:value-type="float" office:value="82865" calcext:value-type="float">
            <text:p>8286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IF([.B1195]=1;[.A1195]+[.C1194]+10;0)" office:value-type="float" office:value="82974" calcext:value-type="float">
            <text:p>829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196]=1;[.A1196]+[.C1195]+10;0)" office:value-type="float" office:value="83084" calcext:value-type="float">
            <text:p>830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197]=1;[.A1197]+[.C1196]+10;0)" office:value-type="float" office:value="83194" calcext:value-type="float">
            <text:p>831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198]=1;[.A1198]+[.C1197]+10;0)" office:value-type="float" office:value="83304" calcext:value-type="float">
            <text:p>833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199]=1;[.A1199]+[.C1198]+10;0)" office:value-type="float" office:value="83414" calcext:value-type="float">
            <text:p>8341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0]=1;[.A1200]+[.C1199]+10;0)" office:value-type="float" office:value="83524" calcext:value-type="float">
            <text:p>8352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1]=1;[.A1201]+[.C1200]+10;0)" office:value-type="float" office:value="83634" calcext:value-type="float">
            <text:p>8363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2]=1;[.A1202]+[.C1201]+10;0)" office:value-type="float" office:value="83744" calcext:value-type="float">
            <text:p>8374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3]=1;[.A1203]+[.C1202]+10;0)" office:value-type="float" office:value="83854" calcext:value-type="float">
            <text:p>8385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4]=1;[.A1204]+[.C1203]+10;0)" office:value-type="float" office:value="83964" calcext:value-type="float">
            <text:p>8396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5]=1;[.A1205]+[.C1204]+10;0)" office:value-type="float" office:value="84074" calcext:value-type="float">
            <text:p>8407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6]=1;[.A1206]+[.C1205]+10;0)" office:value-type="float" office:value="84184" calcext:value-type="float">
            <text:p>8418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7]=1;[.A1207]+[.C1206]+10;0)" office:value-type="float" office:value="84294" calcext:value-type="float">
            <text:p>8429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8]=1;[.A1208]+[.C1207]+10;0)" office:value-type="float" office:value="84404" calcext:value-type="float">
            <text:p>84404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IF([.B1209]=1;[.A1209]+[.C1208]+10;0)" office:value-type="float" office:value="84514" calcext:value-type="float">
            <text:p>84514</text:p>
          </table:table-cell>
          <table:table-cell/>
          <table:table-cell table:formula="of:=[.F2]" office:value-type="float" office:value="100000" calcext:value-type="float">
            <text:p>10000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09]+[.A1210]+10" office:value-type="float" office:value="84544" calcext:value-type="float">
            <text:p>845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0]+[.A1211]+10" office:value-type="float" office:value="84574" calcext:value-type="float">
            <text:p>8457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1]+[.A1212]+10" office:value-type="float" office:value="84604" calcext:value-type="float">
            <text:p>8460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2]+[.A1213]+10" office:value-type="float" office:value="84634" calcext:value-type="float">
            <text:p>8463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3]+[.A1214]+10" office:value-type="float" office:value="84664" calcext:value-type="float">
            <text:p>8466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4]+[.A1215]+10" office:value-type="float" office:value="84694" calcext:value-type="float">
            <text:p>8469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5]+[.A1216]+10" office:value-type="float" office:value="84724" calcext:value-type="float">
            <text:p>8472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6]+[.A1217]+10" office:value-type="float" office:value="84754" calcext:value-type="float">
            <text:p>8475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7]+[.A1218]+10" office:value-type="float" office:value="84784" calcext:value-type="float">
            <text:p>8478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8]+[.A1219]+10" office:value-type="float" office:value="84814" calcext:value-type="float">
            <text:p>8481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19]+[.A1220]+10" office:value-type="float" office:value="84844" calcext:value-type="float">
            <text:p>8484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20]+[.A1221]+10" office:value-type="float" office:value="84874" calcext:value-type="float">
            <text:p>8487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21]+[.A1222]+10" office:value-type="float" office:value="84904" calcext:value-type="float">
            <text:p>84904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+[.C1222]+[.A1223]+10" office:value-type="float" office:value="84934" calcext:value-type="float">
            <text:p>8493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3]+[.A1224]+10" office:value-type="float" office:value="84965" calcext:value-type="float">
            <text:p>84965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4]+[.A1225]+10" office:value-type="float" office:value="84996" calcext:value-type="float">
            <text:p>84996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5]+[.A1226]+10" office:value-type="float" office:value="85027" calcext:value-type="float">
            <text:p>85027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6]+[.A1227]+10" office:value-type="float" office:value="85058" calcext:value-type="float">
            <text:p>85058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7]+[.A1228]+10" office:value-type="float" office:value="85089" calcext:value-type="float">
            <text:p>85089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8]+[.A1229]+10" office:value-type="float" office:value="85120" calcext:value-type="float">
            <text:p>8512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29]+[.A1230]+10" office:value-type="float" office:value="85151" calcext:value-type="float">
            <text:p>85151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+[.C1230]+[.A1231]+10" office:value-type="float" office:value="85182" calcext:value-type="float">
            <text:p>8518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1]+[.A1232]+10" office:value-type="float" office:value="85214" calcext:value-type="float">
            <text:p>8521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2]+[.A1233]+10" office:value-type="float" office:value="85246" calcext:value-type="float">
            <text:p>8524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3]+[.A1234]+10" office:value-type="float" office:value="85278" calcext:value-type="float">
            <text:p>8527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4]+[.A1235]+10" office:value-type="float" office:value="85310" calcext:value-type="float">
            <text:p>8531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5]+[.A1236]+10" office:value-type="float" office:value="85342" calcext:value-type="float">
            <text:p>8534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6]+[.A1237]+10" office:value-type="float" office:value="85374" calcext:value-type="float">
            <text:p>8537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7]+[.A1238]+10" office:value-type="float" office:value="85406" calcext:value-type="float">
            <text:p>8540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8]+[.A1239]+10" office:value-type="float" office:value="85438" calcext:value-type="float">
            <text:p>8543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39]+[.A1240]+10" office:value-type="float" office:value="85470" calcext:value-type="float">
            <text:p>8547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40]+[.A1241]+10" office:value-type="float" office:value="85502" calcext:value-type="float">
            <text:p>85502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41]+[.A1242]+10" office:value-type="float" office:value="85534" calcext:value-type="float">
            <text:p>8553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42]+[.A1243]+10" office:value-type="float" office:value="85566" calcext:value-type="float">
            <text:p>85566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43]+[.A1244]+10" office:value-type="float" office:value="85598" calcext:value-type="float">
            <text:p>85598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+[.C1244]+[.A1245]+10" office:value-type="float" office:value="85630" calcext:value-type="float">
            <text:p>8563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45]+[.A1246]+10" office:value-type="float" office:value="85663" calcext:value-type="float">
            <text:p>8566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46]+[.A1247]+10" office:value-type="float" office:value="85696" calcext:value-type="float">
            <text:p>8569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47]+[.A1248]+10" office:value-type="float" office:value="85729" calcext:value-type="float">
            <text:p>8572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48]+[.A1249]+10" office:value-type="float" office:value="85762" calcext:value-type="float">
            <text:p>8576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49]+[.A1250]+10" office:value-type="float" office:value="85795" calcext:value-type="float">
            <text:p>8579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0]+[.A1251]+10" office:value-type="float" office:value="85828" calcext:value-type="float">
            <text:p>8582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1]+[.A1252]+10" office:value-type="float" office:value="85861" calcext:value-type="float">
            <text:p>8586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2]+[.A1253]+10" office:value-type="float" office:value="85894" calcext:value-type="float">
            <text:p>8589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3]+[.A1254]+10" office:value-type="float" office:value="85927" calcext:value-type="float">
            <text:p>85927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4]+[.A1255]+10" office:value-type="float" office:value="85960" calcext:value-type="float">
            <text:p>8596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5]+[.A1256]+10" office:value-type="float" office:value="85993" calcext:value-type="float">
            <text:p>8599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6]+[.A1257]+10" office:value-type="float" office:value="86026" calcext:value-type="float">
            <text:p>86026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7]+[.A1258]+10" office:value-type="float" office:value="86059" calcext:value-type="float">
            <text:p>86059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8]+[.A1259]+10" office:value-type="float" office:value="86092" calcext:value-type="float">
            <text:p>86092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59]+[.A1260]+10" office:value-type="float" office:value="86125" calcext:value-type="float">
            <text:p>86125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60]+[.A1261]+10" office:value-type="float" office:value="86158" calcext:value-type="float">
            <text:p>8615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61]+[.A1262]+10" office:value-type="float" office:value="86191" calcext:value-type="float">
            <text:p>86191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62]+[.A1263]+10" office:value-type="float" office:value="86224" calcext:value-type="float">
            <text:p>86224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+[.C1263]+[.A1264]+10" office:value-type="float" office:value="86257" calcext:value-type="float">
            <text:p>8625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4]+[.A1265]+10" office:value-type="float" office:value="86291" calcext:value-type="float">
            <text:p>8629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5]+[.A1266]+10" office:value-type="float" office:value="86325" calcext:value-type="float">
            <text:p>8632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6]+[.A1267]+10" office:value-type="float" office:value="86359" calcext:value-type="float">
            <text:p>8635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7]+[.A1268]+10" office:value-type="float" office:value="86393" calcext:value-type="float">
            <text:p>8639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8]+[.A1269]+10" office:value-type="float" office:value="86427" calcext:value-type="float">
            <text:p>8642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69]+[.A1270]+10" office:value-type="float" office:value="86461" calcext:value-type="float">
            <text:p>8646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0]+[.A1271]+10" office:value-type="float" office:value="86495" calcext:value-type="float">
            <text:p>8649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1]+[.A1272]+10" office:value-type="float" office:value="86529" calcext:value-type="float">
            <text:p>8652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2]+[.A1273]+10" office:value-type="float" office:value="86563" calcext:value-type="float">
            <text:p>8656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3]+[.A1274]+10" office:value-type="float" office:value="86597" calcext:value-type="float">
            <text:p>86597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4]+[.A1275]+10" office:value-type="float" office:value="86631" calcext:value-type="float">
            <text:p>86631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5]+[.A1276]+10" office:value-type="float" office:value="86665" calcext:value-type="float">
            <text:p>86665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6]+[.A1277]+10" office:value-type="float" office:value="86699" calcext:value-type="float">
            <text:p>86699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7]+[.A1278]+10" office:value-type="float" office:value="86733" calcext:value-type="float">
            <text:p>8673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+[.C1278]+[.A1279]+10" office:value-type="float" office:value="86767" calcext:value-type="float">
            <text:p>8676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79]+[.A1280]+10" office:value-type="float" office:value="86802" calcext:value-type="float">
            <text:p>8680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0]+[.A1281]+10" office:value-type="float" office:value="86837" calcext:value-type="float">
            <text:p>8683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1]+[.A1282]+10" office:value-type="float" office:value="86872" calcext:value-type="float">
            <text:p>8687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2]+[.A1283]+10" office:value-type="float" office:value="86907" calcext:value-type="float">
            <text:p>8690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3]+[.A1284]+10" office:value-type="float" office:value="86942" calcext:value-type="float">
            <text:p>8694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4]+[.A1285]+10" office:value-type="float" office:value="86977" calcext:value-type="float">
            <text:p>8697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5]+[.A1286]+10" office:value-type="float" office:value="87012" calcext:value-type="float">
            <text:p>8701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6]+[.A1287]+10" office:value-type="float" office:value="87047" calcext:value-type="float">
            <text:p>8704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7]+[.A1288]+10" office:value-type="float" office:value="87082" calcext:value-type="float">
            <text:p>8708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8]+[.A1289]+10" office:value-type="float" office:value="87117" calcext:value-type="float">
            <text:p>87117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89]+[.A1290]+10" office:value-type="float" office:value="87152" calcext:value-type="float">
            <text:p>8715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+[.C1290]+[.A1291]+10" office:value-type="float" office:value="87187" calcext:value-type="float">
            <text:p>8718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1]+[.A1292]+10" office:value-type="float" office:value="87223" calcext:value-type="float">
            <text:p>8722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2]+[.A1293]+10" office:value-type="float" office:value="87259" calcext:value-type="float">
            <text:p>8725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3]+[.A1294]+10" office:value-type="float" office:value="87295" calcext:value-type="float">
            <text:p>8729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4]+[.A1295]+10" office:value-type="float" office:value="87331" calcext:value-type="float">
            <text:p>8733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5]+[.A1296]+10" office:value-type="float" office:value="87367" calcext:value-type="float">
            <text:p>8736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6]+[.A1297]+10" office:value-type="float" office:value="87403" calcext:value-type="float">
            <text:p>8740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7]+[.A1298]+10" office:value-type="float" office:value="87439" calcext:value-type="float">
            <text:p>8743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8]+[.A1299]+10" office:value-type="float" office:value="87475" calcext:value-type="float">
            <text:p>8747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299]+[.A1300]+10" office:value-type="float" office:value="87511" calcext:value-type="float">
            <text:p>8751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0]+[.A1301]+10" office:value-type="float" office:value="87547" calcext:value-type="float">
            <text:p>8754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1]+[.A1302]+10" office:value-type="float" office:value="87583" calcext:value-type="float">
            <text:p>8758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2]+[.A1303]+10" office:value-type="float" office:value="87619" calcext:value-type="float">
            <text:p>8761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3]+[.A1304]+10" office:value-type="float" office:value="87655" calcext:value-type="float">
            <text:p>87655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4]+[.A1305]+10" office:value-type="float" office:value="87691" calcext:value-type="float">
            <text:p>87691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5]+[.A1306]+10" office:value-type="float" office:value="87727" calcext:value-type="float">
            <text:p>87727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6]+[.A1307]+10" office:value-type="float" office:value="87763" calcext:value-type="float">
            <text:p>87763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+[.C1307]+[.A1308]+10" office:value-type="float" office:value="87799" calcext:value-type="float">
            <text:p>8779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08]+[.A1309]+10" office:value-type="float" office:value="87836" calcext:value-type="float">
            <text:p>8783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09]+[.A1310]+10" office:value-type="float" office:value="87873" calcext:value-type="float">
            <text:p>8787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0]+[.A1311]+10" office:value-type="float" office:value="87910" calcext:value-type="float">
            <text:p>8791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1]+[.A1312]+10" office:value-type="float" office:value="87947" calcext:value-type="float">
            <text:p>8794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2]+[.A1313]+10" office:value-type="float" office:value="87984" calcext:value-type="float">
            <text:p>87984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3]+[.A1314]+10" office:value-type="float" office:value="88021" calcext:value-type="float">
            <text:p>8802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4]+[.A1315]+10" office:value-type="float" office:value="88058" calcext:value-type="float">
            <text:p>88058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5]+[.A1316]+10" office:value-type="float" office:value="88095" calcext:value-type="float">
            <text:p>88095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6]+[.A1317]+10" office:value-type="float" office:value="88132" calcext:value-type="float">
            <text:p>8813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7]+[.A1318]+10" office:value-type="float" office:value="88169" calcext:value-type="float">
            <text:p>88169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8]+[.A1319]+10" office:value-type="float" office:value="88206" calcext:value-type="float">
            <text:p>88206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19]+[.A1320]+10" office:value-type="float" office:value="88243" calcext:value-type="float">
            <text:p>88243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20]+[.A1321]+10" office:value-type="float" office:value="88280" calcext:value-type="float">
            <text:p>8828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21]+[.A1322]+10" office:value-type="float" office:value="88317" calcext:value-type="float">
            <text:p>88317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+[.C1322]+[.A1323]+10" office:value-type="float" office:value="88354" calcext:value-type="float">
            <text:p>8835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3]+[.A1324]+10" office:value-type="float" office:value="88392" calcext:value-type="float">
            <text:p>8839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4]+[.A1325]+10" office:value-type="float" office:value="88430" calcext:value-type="float">
            <text:p>8843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5]+[.A1326]+10" office:value-type="float" office:value="88468" calcext:value-type="float">
            <text:p>8846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6]+[.A1327]+10" office:value-type="float" office:value="88506" calcext:value-type="float">
            <text:p>8850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7]+[.A1328]+10" office:value-type="float" office:value="88544" calcext:value-type="float">
            <text:p>8854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8]+[.A1329]+10" office:value-type="float" office:value="88582" calcext:value-type="float">
            <text:p>8858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29]+[.A1330]+10" office:value-type="float" office:value="88620" calcext:value-type="float">
            <text:p>8862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0]+[.A1331]+10" office:value-type="float" office:value="88658" calcext:value-type="float">
            <text:p>8865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1]+[.A1332]+10" office:value-type="float" office:value="88696" calcext:value-type="float">
            <text:p>8869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2]+[.A1333]+10" office:value-type="float" office:value="88734" calcext:value-type="float">
            <text:p>88734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3]+[.A1334]+10" office:value-type="float" office:value="88772" calcext:value-type="float">
            <text:p>8877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4]+[.A1335]+10" office:value-type="float" office:value="88810" calcext:value-type="float">
            <text:p>888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5]+[.A1336]+10" office:value-type="float" office:value="88848" calcext:value-type="float">
            <text:p>88848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6]+[.A1337]+10" office:value-type="float" office:value="88886" calcext:value-type="float">
            <text:p>88886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+[.C1337]+[.A1338]+10" office:value-type="float" office:value="88924" calcext:value-type="float">
            <text:p>88924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38]+[.A1339]+10" office:value-type="float" office:value="88963" calcext:value-type="float">
            <text:p>88963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39]+[.A1340]+10" office:value-type="float" office:value="89002" calcext:value-type="float">
            <text:p>89002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0]+[.A1341]+10" office:value-type="float" office:value="89041" calcext:value-type="float">
            <text:p>8904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1]+[.A1342]+10" office:value-type="float" office:value="89080" calcext:value-type="float">
            <text:p>8908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2]+[.A1343]+10" office:value-type="float" office:value="89119" calcext:value-type="float">
            <text:p>89119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3]+[.A1344]+10" office:value-type="float" office:value="89158" calcext:value-type="float">
            <text:p>89158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4]+[.A1345]+10" office:value-type="float" office:value="89197" calcext:value-type="float">
            <text:p>89197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+[.C1345]+[.A1346]+10" office:value-type="float" office:value="89236" calcext:value-type="float">
            <text:p>892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46]+[.A1347]+10" office:value-type="float" office:value="89276" calcext:value-type="float">
            <text:p>8927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47]+[.A1348]+10" office:value-type="float" office:value="89316" calcext:value-type="float">
            <text:p>893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48]+[.A1349]+10" office:value-type="float" office:value="89356" calcext:value-type="float">
            <text:p>8935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49]+[.A1350]+10" office:value-type="float" office:value="89396" calcext:value-type="float">
            <text:p>8939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50]+[.A1351]+10" office:value-type="float" office:value="89436" calcext:value-type="float">
            <text:p>8943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51]+[.A1352]+10" office:value-type="float" office:value="89476" calcext:value-type="float">
            <text:p>8947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52]+[.A1353]+10" office:value-type="float" office:value="89516" calcext:value-type="float">
            <text:p>89516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+[.C1353]+[.A1354]+10" office:value-type="float" office:value="89556" calcext:value-type="float">
            <text:p>89556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4]+[.A1355]+10" office:value-type="float" office:value="89597" calcext:value-type="float">
            <text:p>89597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5]+[.A1356]+10" office:value-type="float" office:value="89638" calcext:value-type="float">
            <text:p>89638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6]+[.A1357]+10" office:value-type="float" office:value="89679" calcext:value-type="float">
            <text:p>89679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7]+[.A1358]+10" office:value-type="float" office:value="89720" calcext:value-type="float">
            <text:p>8972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8]+[.A1359]+10" office:value-type="float" office:value="89761" calcext:value-type="float">
            <text:p>89761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59]+[.A1360]+10" office:value-type="float" office:value="89802" calcext:value-type="float">
            <text:p>8980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60]+[.A1361]+10" office:value-type="float" office:value="89843" calcext:value-type="float">
            <text:p>89843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61]+[.A1362]+10" office:value-type="float" office:value="89884" calcext:value-type="float">
            <text:p>89884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+[.C1362]+[.A1363]+10" office:value-type="float" office:value="89925" calcext:value-type="float">
            <text:p>8992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3]+[.A1364]+10" office:value-type="float" office:value="89967" calcext:value-type="float">
            <text:p>89967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4]+[.A1365]+10" office:value-type="float" office:value="90009" calcext:value-type="float">
            <text:p>900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5]+[.A1366]+10" office:value-type="float" office:value="90051" calcext:value-type="float">
            <text:p>90051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6]+[.A1367]+10" office:value-type="float" office:value="90093" calcext:value-type="float">
            <text:p>90093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7]+[.A1368]+10" office:value-type="float" office:value="90135" calcext:value-type="float">
            <text:p>9013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+[.C1368]+[.A1369]+10" office:value-type="float" office:value="90177" calcext:value-type="float">
            <text:p>90177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+[.C1369]+[.A1370]+10" office:value-type="float" office:value="90220" calcext:value-type="float">
            <text:p>90220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+[.C1370]+[.A1371]+10" office:value-type="float" office:value="90263" calcext:value-type="float">
            <text:p>90263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+[.C1371]+[.A1372]+10" office:value-type="float" office:value="90306" calcext:value-type="float">
            <text:p>90306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+[.C1372]+[.A1373]+10" office:value-type="float" office:value="90349" calcext:value-type="float">
            <text:p>90349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+[.C1373]+[.A1374]+10" office:value-type="float" office:value="90392" calcext:value-type="float">
            <text:p>903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4]+[.A1375]+10" office:value-type="float" office:value="90436" calcext:value-type="float">
            <text:p>9043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5]+[.A1376]+10" office:value-type="float" office:value="90480" calcext:value-type="float">
            <text:p>9048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6]+[.A1377]+10" office:value-type="float" office:value="90524" calcext:value-type="float">
            <text:p>9052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7]+[.A1378]+10" office:value-type="float" office:value="90568" calcext:value-type="float">
            <text:p>9056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8]+[.A1379]+10" office:value-type="float" office:value="90612" calcext:value-type="float">
            <text:p>9061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79]+[.A1380]+10" office:value-type="float" office:value="90656" calcext:value-type="float">
            <text:p>9065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0]+[.A1381]+10" office:value-type="float" office:value="90700" calcext:value-type="float">
            <text:p>9070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1]+[.A1382]+10" office:value-type="float" office:value="90744" calcext:value-type="float">
            <text:p>9074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2]+[.A1383]+10" office:value-type="float" office:value="90788" calcext:value-type="float">
            <text:p>9078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3]+[.A1384]+10" office:value-type="float" office:value="90832" calcext:value-type="float">
            <text:p>9083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4]+[.A1385]+10" office:value-type="float" office:value="90876" calcext:value-type="float">
            <text:p>9087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5]+[.A1386]+10" office:value-type="float" office:value="90920" calcext:value-type="float">
            <text:p>9092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6]+[.A1387]+10" office:value-type="float" office:value="90964" calcext:value-type="float">
            <text:p>90964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7]+[.A1388]+10" office:value-type="float" office:value="91008" calcext:value-type="float">
            <text:p>91008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8]+[.A1389]+10" office:value-type="float" office:value="91052" calcext:value-type="float">
            <text:p>9105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89]+[.A1390]+10" office:value-type="float" office:value="91096" calcext:value-type="float">
            <text:p>91096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+[.C1390]+[.A1391]+10" office:value-type="float" office:value="91140" calcext:value-type="float">
            <text:p>9114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1]+[.A1392]+10" office:value-type="float" office:value="91185" calcext:value-type="float">
            <text:p>9118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2]+[.A1393]+10" office:value-type="float" office:value="91230" calcext:value-type="float">
            <text:p>9123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3]+[.A1394]+10" office:value-type="float" office:value="91275" calcext:value-type="float">
            <text:p>9127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4]+[.A1395]+10" office:value-type="float" office:value="91320" calcext:value-type="float">
            <text:p>9132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5]+[.A1396]+10" office:value-type="float" office:value="91365" calcext:value-type="float">
            <text:p>9136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6]+[.A1397]+10" office:value-type="float" office:value="91410" calcext:value-type="float">
            <text:p>9141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7]+[.A1398]+10" office:value-type="float" office:value="91455" calcext:value-type="float">
            <text:p>9145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8]+[.A1399]+10" office:value-type="float" office:value="91500" calcext:value-type="float">
            <text:p>9150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399]+[.A1400]+10" office:value-type="float" office:value="91545" calcext:value-type="float">
            <text:p>9154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400]+[.A1401]+10" office:value-type="float" office:value="91590" calcext:value-type="float">
            <text:p>9159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401]+[.A1402]+10" office:value-type="float" office:value="91635" calcext:value-type="float">
            <text:p>9163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402]+[.A1403]+10" office:value-type="float" office:value="91680" calcext:value-type="float">
            <text:p>9168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403]+[.A1404]+10" office:value-type="float" office:value="91725" calcext:value-type="float">
            <text:p>91725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+[.C1404]+[.A1405]+10" office:value-type="float" office:value="91770" calcext:value-type="float">
            <text:p>9177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05]+[.A1406]+10" office:value-type="float" office:value="91816" calcext:value-type="float">
            <text:p>9181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06]+[.A1407]+10" office:value-type="float" office:value="91862" calcext:value-type="float">
            <text:p>9186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07]+[.A1408]+10" office:value-type="float" office:value="91908" calcext:value-type="float">
            <text:p>9190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08]+[.A1409]+10" office:value-type="float" office:value="91954" calcext:value-type="float">
            <text:p>9195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09]+[.A1410]+10" office:value-type="float" office:value="92000" calcext:value-type="float">
            <text:p>9200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0]+[.A1411]+10" office:value-type="float" office:value="92046" calcext:value-type="float">
            <text:p>9204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1]+[.A1412]+10" office:value-type="float" office:value="92092" calcext:value-type="float">
            <text:p>9209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2]+[.A1413]+10" office:value-type="float" office:value="92138" calcext:value-type="float">
            <text:p>92138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3]+[.A1414]+10" office:value-type="float" office:value="92184" calcext:value-type="float">
            <text:p>92184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4]+[.A1415]+10" office:value-type="float" office:value="92230" calcext:value-type="float">
            <text:p>9223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5]+[.A1416]+10" office:value-type="float" office:value="92276" calcext:value-type="float">
            <text:p>92276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6]+[.A1417]+10" office:value-type="float" office:value="92322" calcext:value-type="float">
            <text:p>92322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+[.C1417]+[.A1418]+10" office:value-type="float" office:value="92368" calcext:value-type="float">
            <text:p>9236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18]+[.A1419]+10" office:value-type="float" office:value="92415" calcext:value-type="float">
            <text:p>9241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19]+[.A1420]+10" office:value-type="float" office:value="92462" calcext:value-type="float">
            <text:p>9246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0]+[.A1421]+10" office:value-type="float" office:value="92509" calcext:value-type="float">
            <text:p>92509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1]+[.A1422]+10" office:value-type="float" office:value="92556" calcext:value-type="float">
            <text:p>92556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2]+[.A1423]+10" office:value-type="float" office:value="92603" calcext:value-type="float">
            <text:p>92603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3]+[.A1424]+10" office:value-type="float" office:value="92650" calcext:value-type="float">
            <text:p>9265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4]+[.A1425]+10" office:value-type="float" office:value="92697" calcext:value-type="float">
            <text:p>9269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5]+[.A1426]+10" office:value-type="float" office:value="92744" calcext:value-type="float">
            <text:p>9274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6]+[.A1427]+10" office:value-type="float" office:value="92791" calcext:value-type="float">
            <text:p>92791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7]+[.A1428]+10" office:value-type="float" office:value="92838" calcext:value-type="float">
            <text:p>9283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8]+[.A1429]+10" office:value-type="float" office:value="92885" calcext:value-type="float">
            <text:p>92885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29]+[.A1430]+10" office:value-type="float" office:value="92932" calcext:value-type="float">
            <text:p>92932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+[.C1430]+[.A1431]+10" office:value-type="float" office:value="92979" calcext:value-type="float">
            <text:p>9297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1]+[.A1432]+10" office:value-type="float" office:value="93027" calcext:value-type="float">
            <text:p>9302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2]+[.A1433]+10" office:value-type="float" office:value="93075" calcext:value-type="float">
            <text:p>9307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3]+[.A1434]+10" office:value-type="float" office:value="93123" calcext:value-type="float">
            <text:p>9312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4]+[.A1435]+10" office:value-type="float" office:value="93171" calcext:value-type="float">
            <text:p>9317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5]+[.A1436]+10" office:value-type="float" office:value="93219" calcext:value-type="float">
            <text:p>9321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6]+[.A1437]+10" office:value-type="float" office:value="93267" calcext:value-type="float">
            <text:p>9326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7]+[.A1438]+10" office:value-type="float" office:value="93315" calcext:value-type="float">
            <text:p>9331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8]+[.A1439]+10" office:value-type="float" office:value="93363" calcext:value-type="float">
            <text:p>9336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39]+[.A1440]+10" office:value-type="float" office:value="93411" calcext:value-type="float">
            <text:p>9341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0]+[.A1441]+10" office:value-type="float" office:value="93459" calcext:value-type="float">
            <text:p>93459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1]+[.A1442]+10" office:value-type="float" office:value="93507" calcext:value-type="float">
            <text:p>93507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2]+[.A1443]+10" office:value-type="float" office:value="93555" calcext:value-type="float">
            <text:p>93555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3]+[.A1444]+10" office:value-type="float" office:value="93603" calcext:value-type="float">
            <text:p>93603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4]+[.A1445]+10" office:value-type="float" office:value="93651" calcext:value-type="float">
            <text:p>93651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+[.C1445]+[.A1446]+10" office:value-type="float" office:value="93699" calcext:value-type="float">
            <text:p>9369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46]+[.A1447]+10" office:value-type="float" office:value="93748" calcext:value-type="float">
            <text:p>9374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47]+[.A1448]+10" office:value-type="float" office:value="93797" calcext:value-type="float">
            <text:p>9379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48]+[.A1449]+10" office:value-type="float" office:value="93846" calcext:value-type="float">
            <text:p>9384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49]+[.A1450]+10" office:value-type="float" office:value="93895" calcext:value-type="float">
            <text:p>9389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0]+[.A1451]+10" office:value-type="float" office:value="93944" calcext:value-type="float">
            <text:p>9394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1]+[.A1452]+10" office:value-type="float" office:value="93993" calcext:value-type="float">
            <text:p>9399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2]+[.A1453]+10" office:value-type="float" office:value="94042" calcext:value-type="float">
            <text:p>9404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3]+[.A1454]+10" office:value-type="float" office:value="94091" calcext:value-type="float">
            <text:p>9409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4]+[.A1455]+10" office:value-type="float" office:value="94140" calcext:value-type="float">
            <text:p>94140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5]+[.A1456]+10" office:value-type="float" office:value="94189" calcext:value-type="float">
            <text:p>9418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6]+[.A1457]+10" office:value-type="float" office:value="94238" calcext:value-type="float">
            <text:p>94238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7]+[.A1458]+10" office:value-type="float" office:value="94287" calcext:value-type="float">
            <text:p>94287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8]+[.A1459]+10" office:value-type="float" office:value="94336" calcext:value-type="float">
            <text:p>94336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59]+[.A1460]+10" office:value-type="float" office:value="94385" calcext:value-type="float">
            <text:p>94385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60]+[.A1461]+10" office:value-type="float" office:value="94434" calcext:value-type="float">
            <text:p>9443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61]+[.A1462]+10" office:value-type="float" office:value="94483" calcext:value-type="float">
            <text:p>94483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62]+[.A1463]+10" office:value-type="float" office:value="94532" calcext:value-type="float">
            <text:p>94532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63]+[.A1464]+10" office:value-type="float" office:value="94581" calcext:value-type="float">
            <text:p>9458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+[.C1464]+[.A1465]+10" office:value-type="float" office:value="94630" calcext:value-type="float">
            <text:p>946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65]+[.A1466]+10" office:value-type="float" office:value="94680" calcext:value-type="float">
            <text:p>9468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66]+[.A1467]+10" office:value-type="float" office:value="94730" calcext:value-type="float">
            <text:p>947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67]+[.A1468]+10" office:value-type="float" office:value="94780" calcext:value-type="float">
            <text:p>9478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68]+[.A1469]+10" office:value-type="float" office:value="94830" calcext:value-type="float">
            <text:p>948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69]+[.A1470]+10" office:value-type="float" office:value="94880" calcext:value-type="float">
            <text:p>9488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70]+[.A1471]+10" office:value-type="float" office:value="94930" calcext:value-type="float">
            <text:p>9493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+[.C1471]+[.A1472]+10" office:value-type="float" office:value="94980" calcext:value-type="float">
            <text:p>9498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2]+[.A1473]+10" office:value-type="float" office:value="95031" calcext:value-type="float">
            <text:p>9503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3]+[.A1474]+10" office:value-type="float" office:value="95082" calcext:value-type="float">
            <text:p>9508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4]+[.A1475]+10" office:value-type="float" office:value="95133" calcext:value-type="float">
            <text:p>9513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5]+[.A1476]+10" office:value-type="float" office:value="95184" calcext:value-type="float">
            <text:p>9518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6]+[.A1477]+10" office:value-type="float" office:value="95235" calcext:value-type="float">
            <text:p>9523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7]+[.A1478]+10" office:value-type="float" office:value="95286" calcext:value-type="float">
            <text:p>95286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8]+[.A1479]+10" office:value-type="float" office:value="95337" calcext:value-type="float">
            <text:p>95337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79]+[.A1480]+10" office:value-type="float" office:value="95388" calcext:value-type="float">
            <text:p>95388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0]+[.A1481]+10" office:value-type="float" office:value="95439" calcext:value-type="float">
            <text:p>95439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1]+[.A1482]+10" office:value-type="float" office:value="95490" calcext:value-type="float">
            <text:p>9549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2]+[.A1483]+10" office:value-type="float" office:value="95541" calcext:value-type="float">
            <text:p>95541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3]+[.A1484]+10" office:value-type="float" office:value="95592" calcext:value-type="float">
            <text:p>9559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4]+[.A1485]+10" office:value-type="float" office:value="95643" calcext:value-type="float">
            <text:p>9564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5]+[.A1486]+10" office:value-type="float" office:value="95694" calcext:value-type="float">
            <text:p>95694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6]+[.A1487]+10" office:value-type="float" office:value="95745" calcext:value-type="float">
            <text:p>95745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+[.C1487]+[.A1488]+10" office:value-type="float" office:value="95796" calcext:value-type="float">
            <text:p>9579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88]+[.A1489]+10" office:value-type="float" office:value="95848" calcext:value-type="float">
            <text:p>9584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89]+[.A1490]+10" office:value-type="float" office:value="95900" calcext:value-type="float">
            <text:p>9590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0]+[.A1491]+10" office:value-type="float" office:value="95952" calcext:value-type="float">
            <text:p>9595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1]+[.A1492]+10" office:value-type="float" office:value="96004" calcext:value-type="float">
            <text:p>9600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2]+[.A1493]+10" office:value-type="float" office:value="96056" calcext:value-type="float">
            <text:p>9605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3]+[.A1494]+10" office:value-type="float" office:value="96108" calcext:value-type="float">
            <text:p>9610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4]+[.A1495]+10" office:value-type="float" office:value="96160" calcext:value-type="float">
            <text:p>9616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5]+[.A1496]+10" office:value-type="float" office:value="96212" calcext:value-type="float">
            <text:p>9621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6]+[.A1497]+10" office:value-type="float" office:value="96264" calcext:value-type="float">
            <text:p>962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7]+[.A1498]+10" office:value-type="float" office:value="96316" calcext:value-type="float">
            <text:p>9631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8]+[.A1499]+10" office:value-type="float" office:value="96368" calcext:value-type="float">
            <text:p>9636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499]+[.A1500]+10" office:value-type="float" office:value="96420" calcext:value-type="float">
            <text:p>9642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0]+[.A1501]+10" office:value-type="float" office:value="96472" calcext:value-type="float">
            <text:p>9647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1]+[.A1502]+10" office:value-type="float" office:value="96524" calcext:value-type="float">
            <text:p>9652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2]+[.A1503]+10" office:value-type="float" office:value="96576" calcext:value-type="float">
            <text:p>9657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3]+[.A1504]+10" office:value-type="float" office:value="96628" calcext:value-type="float">
            <text:p>9662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4]+[.A1505]+10" office:value-type="float" office:value="96680" calcext:value-type="float">
            <text:p>9668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5]+[.A1506]+10" office:value-type="float" office:value="96732" calcext:value-type="float">
            <text:p>96732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6]+[.A1507]+10" office:value-type="float" office:value="96784" calcext:value-type="float">
            <text:p>9678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7]+[.A1508]+10" office:value-type="float" office:value="96836" calcext:value-type="float">
            <text:p>96836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8]+[.A1509]+10" office:value-type="float" office:value="96888" calcext:value-type="float">
            <text:p>96888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09]+[.A1510]+10" office:value-type="float" office:value="96940" calcext:value-type="float">
            <text:p>9694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+[.C1510]+[.A1511]+10" office:value-type="float" office:value="96992" calcext:value-type="float">
            <text:p>9699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1]+[.A1512]+10" office:value-type="float" office:value="97045" calcext:value-type="float">
            <text:p>9704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2]+[.A1513]+10" office:value-type="float" office:value="97098" calcext:value-type="float">
            <text:p>9709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3]+[.A1514]+10" office:value-type="float" office:value="97151" calcext:value-type="float">
            <text:p>9715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4]+[.A1515]+10" office:value-type="float" office:value="97204" calcext:value-type="float">
            <text:p>9720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5]+[.A1516]+10" office:value-type="float" office:value="97257" calcext:value-type="float">
            <text:p>9725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6]+[.A1517]+10" office:value-type="float" office:value="97310" calcext:value-type="float">
            <text:p>9731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7]+[.A1518]+10" office:value-type="float" office:value="97363" calcext:value-type="float">
            <text:p>97363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8]+[.A1519]+10" office:value-type="float" office:value="97416" calcext:value-type="float">
            <text:p>9741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19]+[.A1520]+10" office:value-type="float" office:value="97469" calcext:value-type="float">
            <text:p>97469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0]+[.A1521]+10" office:value-type="float" office:value="97522" calcext:value-type="float">
            <text:p>97522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1]+[.A1522]+10" office:value-type="float" office:value="97575" calcext:value-type="float">
            <text:p>97575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2]+[.A1523]+10" office:value-type="float" office:value="97628" calcext:value-type="float">
            <text:p>97628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3]+[.A1524]+10" office:value-type="float" office:value="97681" calcext:value-type="float">
            <text:p>97681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4]+[.A1525]+10" office:value-type="float" office:value="97734" calcext:value-type="float">
            <text:p>97734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5]+[.A1526]+10" office:value-type="float" office:value="97787" calcext:value-type="float">
            <text:p>97787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6]+[.A1527]+10" office:value-type="float" office:value="97840" calcext:value-type="float">
            <text:p>978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+[.C1527]+[.A1528]+10" office:value-type="float" office:value="97893" calcext:value-type="float">
            <text:p>9789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28]+[.A1529]+10" office:value-type="float" office:value="97947" calcext:value-type="float">
            <text:p>9794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29]+[.A1530]+10" office:value-type="float" office:value="98001" calcext:value-type="float">
            <text:p>9800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0]+[.A1531]+10" office:value-type="float" office:value="98055" calcext:value-type="float">
            <text:p>9805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1]+[.A1532]+10" office:value-type="float" office:value="98109" calcext:value-type="float">
            <text:p>9810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2]+[.A1533]+10" office:value-type="float" office:value="98163" calcext:value-type="float">
            <text:p>9816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3]+[.A1534]+10" office:value-type="float" office:value="98217" calcext:value-type="float">
            <text:p>9821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4]+[.A1535]+10" office:value-type="float" office:value="98271" calcext:value-type="float">
            <text:p>9827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5]+[.A1536]+10" office:value-type="float" office:value="98325" calcext:value-type="float">
            <text:p>9832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6]+[.A1537]+10" office:value-type="float" office:value="98379" calcext:value-type="float">
            <text:p>9837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7]+[.A1538]+10" office:value-type="float" office:value="98433" calcext:value-type="float">
            <text:p>9843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8]+[.A1539]+10" office:value-type="float" office:value="98487" calcext:value-type="float">
            <text:p>98487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39]+[.A1540]+10" office:value-type="float" office:value="98541" calcext:value-type="float">
            <text:p>98541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40]+[.A1541]+10" office:value-type="float" office:value="98595" calcext:value-type="float">
            <text:p>98595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41]+[.A1542]+10" office:value-type="float" office:value="98649" calcext:value-type="float">
            <text:p>98649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42]+[.A1543]+10" office:value-type="float" office:value="98703" calcext:value-type="float">
            <text:p>98703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+[.C1543]+[.A1544]+10" office:value-type="float" office:value="98757" calcext:value-type="float">
            <text:p>987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4]+[.A1545]+10" office:value-type="float" office:value="98812" calcext:value-type="float">
            <text:p>9881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5]+[.A1546]+10" office:value-type="float" office:value="98867" calcext:value-type="float">
            <text:p>9886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6]+[.A1547]+10" office:value-type="float" office:value="98922" calcext:value-type="float">
            <text:p>9892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7]+[.A1548]+10" office:value-type="float" office:value="98977" calcext:value-type="float">
            <text:p>9897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8]+[.A1549]+10" office:value-type="float" office:value="99032" calcext:value-type="float">
            <text:p>9903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49]+[.A1550]+10" office:value-type="float" office:value="99087" calcext:value-type="float">
            <text:p>9908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0]+[.A1551]+10" office:value-type="float" office:value="99142" calcext:value-type="float">
            <text:p>9914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1]+[.A1552]+10" office:value-type="float" office:value="99197" calcext:value-type="float">
            <text:p>9919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2]+[.A1553]+10" office:value-type="float" office:value="99252" calcext:value-type="float">
            <text:p>9925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3]+[.A1554]+10" office:value-type="float" office:value="99307" calcext:value-type="float">
            <text:p>9930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4]+[.A1555]+10" office:value-type="float" office:value="99362" calcext:value-type="float">
            <text:p>9936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5]+[.A1556]+10" office:value-type="float" office:value="99417" calcext:value-type="float">
            <text:p>9941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6]+[.A1557]+10" office:value-type="float" office:value="99472" calcext:value-type="float">
            <text:p>9947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7]+[.A1558]+10" office:value-type="float" office:value="99527" calcext:value-type="float">
            <text:p>9952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8]+[.A1559]+10" office:value-type="float" office:value="99582" calcext:value-type="float">
            <text:p>9958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59]+[.A1560]+10" office:value-type="float" office:value="99637" calcext:value-type="float">
            <text:p>9963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0]+[.A1561]+10" office:value-type="float" office:value="99692" calcext:value-type="float">
            <text:p>9969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1]+[.A1562]+10" office:value-type="float" office:value="99747" calcext:value-type="float">
            <text:p>9974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2]+[.A1563]+10" office:value-type="float" office:value="99802" calcext:value-type="float">
            <text:p>9980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3]+[.A1564]+10" office:value-type="float" office:value="99857" calcext:value-type="float">
            <text:p>99857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4]+[.A1565]+10" office:value-type="float" office:value="99912" calcext:value-type="float">
            <text:p>99912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+[.C1565]+[.A1566]+10" office:value-type="float" office:value="99967" calcext:value-type="float">
            <text:p>99967</text:p>
          </table:table-cell>
          <table:table-cell table:formula="of:=100000-[.C1566]" office:value-type="float" office:value="33" calcext:value-type="float">
            <text:p>33</text:p>
          </table:table-cell>
          <table:table-cell table:formula="of:=45+33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66]+[.A1567]+10" office:value-type="float" office:value="100023" calcext:value-type="float">
            <text:p>10002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67]+[.A1568]+10" office:value-type="float" office:value="100079" calcext:value-type="float">
            <text:p>10007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68]+[.A1569]+10" office:value-type="float" office:value="100135" calcext:value-type="float">
            <text:p>10013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69]+[.A1570]+10" office:value-type="float" office:value="100191" calcext:value-type="float">
            <text:p>10019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0]+[.A1571]+10" office:value-type="float" office:value="100247" calcext:value-type="float">
            <text:p>10024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1]+[.A1572]+10" office:value-type="float" office:value="100303" calcext:value-type="float">
            <text:p>10030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2]+[.A1573]+10" office:value-type="float" office:value="100359" calcext:value-type="float">
            <text:p>100359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3]+[.A1574]+10" office:value-type="float" office:value="100415" calcext:value-type="float">
            <text:p>100415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4]+[.A1575]+10" office:value-type="float" office:value="100471" calcext:value-type="float">
            <text:p>100471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5]+[.A1576]+10" office:value-type="float" office:value="100527" calcext:value-type="float">
            <text:p>100527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6]+[.A1577]+10" office:value-type="float" office:value="100583" calcext:value-type="float">
            <text:p>100583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+[.C1577]+[.A1578]+10" office:value-type="float" office:value="100639" calcext:value-type="float">
            <text:p>10063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78]+[.A1579]+10" office:value-type="float" office:value="100696" calcext:value-type="float">
            <text:p>10069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79]+[.A1580]+10" office:value-type="float" office:value="100753" calcext:value-type="float">
            <text:p>10075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0]+[.A1581]+10" office:value-type="float" office:value="100810" calcext:value-type="float">
            <text:p>10081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1]+[.A1582]+10" office:value-type="float" office:value="100867" calcext:value-type="float">
            <text:p>10086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2]+[.A1583]+10" office:value-type="float" office:value="100924" calcext:value-type="float">
            <text:p>10092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3]+[.A1584]+10" office:value-type="float" office:value="100981" calcext:value-type="float">
            <text:p>10098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4]+[.A1585]+10" office:value-type="float" office:value="101038" calcext:value-type="float">
            <text:p>10103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5]+[.A1586]+10" office:value-type="float" office:value="101095" calcext:value-type="float">
            <text:p>10109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6]+[.A1587]+10" office:value-type="float" office:value="101152" calcext:value-type="float">
            <text:p>10115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7]+[.A1588]+10" office:value-type="float" office:value="101209" calcext:value-type="float">
            <text:p>1012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8]+[.A1589]+10" office:value-type="float" office:value="101266" calcext:value-type="float">
            <text:p>101266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89]+[.A1590]+10" office:value-type="float" office:value="101323" calcext:value-type="float">
            <text:p>101323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0]+[.A1591]+10" office:value-type="float" office:value="101380" calcext:value-type="float">
            <text:p>10138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1]+[.A1592]+10" office:value-type="float" office:value="101437" calcext:value-type="float">
            <text:p>101437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2]+[.A1593]+10" office:value-type="float" office:value="101494" calcext:value-type="float">
            <text:p>101494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3]+[.A1594]+10" office:value-type="float" office:value="101551" calcext:value-type="float">
            <text:p>101551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4]+[.A1595]+10" office:value-type="float" office:value="101608" calcext:value-type="float">
            <text:p>101608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5]+[.A1596]+10" office:value-type="float" office:value="101665" calcext:value-type="float">
            <text:p>101665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6]+[.A1597]+10" office:value-type="float" office:value="101722" calcext:value-type="float">
            <text:p>10172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7]+[.A1598]+10" office:value-type="float" office:value="101779" calcext:value-type="float">
            <text:p>10177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+[.C1598]+[.A1599]+10" office:value-type="float" office:value="101836" calcext:value-type="float">
            <text:p>10183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599]+[.A1600]+10" office:value-type="float" office:value="101894" calcext:value-type="float">
            <text:p>10189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0]+[.A1601]+10" office:value-type="float" office:value="101952" calcext:value-type="float">
            <text:p>10195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1]+[.A1602]+10" office:value-type="float" office:value="102010" calcext:value-type="float">
            <text:p>10201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2]+[.A1603]+10" office:value-type="float" office:value="102068" calcext:value-type="float">
            <text:p>10206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3]+[.A1604]+10" office:value-type="float" office:value="102126" calcext:value-type="float">
            <text:p>10212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4]+[.A1605]+10" office:value-type="float" office:value="102184" calcext:value-type="float">
            <text:p>10218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5]+[.A1606]+10" office:value-type="float" office:value="102242" calcext:value-type="float">
            <text:p>10224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6]+[.A1607]+10" office:value-type="float" office:value="102300" calcext:value-type="float">
            <text:p>10230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7]+[.A1608]+10" office:value-type="float" office:value="102358" calcext:value-type="float">
            <text:p>10235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8]+[.A1609]+10" office:value-type="float" office:value="102416" calcext:value-type="float">
            <text:p>10241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09]+[.A1610]+10" office:value-type="float" office:value="102474" calcext:value-type="float">
            <text:p>102474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10]+[.A1611]+10" office:value-type="float" office:value="102532" calcext:value-type="float">
            <text:p>10253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11]+[.A1612]+10" office:value-type="float" office:value="102590" calcext:value-type="float">
            <text:p>10259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12]+[.A1613]+10" office:value-type="float" office:value="102648" calcext:value-type="float">
            <text:p>102648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13]+[.A1614]+10" office:value-type="float" office:value="102706" calcext:value-type="float">
            <text:p>10270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+[.C1614]+[.A1615]+10" office:value-type="float" office:value="102764" calcext:value-type="float">
            <text:p>10276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15]+[.A1616]+10" office:value-type="float" office:value="102823" calcext:value-type="float">
            <text:p>10282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16]+[.A1617]+10" office:value-type="float" office:value="102882" calcext:value-type="float">
            <text:p>102882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17]+[.A1618]+10" office:value-type="float" office:value="102941" calcext:value-type="float">
            <text:p>102941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18]+[.A1619]+10" office:value-type="float" office:value="103000" calcext:value-type="float">
            <text:p>10300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19]+[.A1620]+10" office:value-type="float" office:value="103059" calcext:value-type="float">
            <text:p>103059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0]+[.A1621]+10" office:value-type="float" office:value="103118" calcext:value-type="float">
            <text:p>103118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1]+[.A1622]+10" office:value-type="float" office:value="103177" calcext:value-type="float">
            <text:p>103177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2]+[.A1623]+10" office:value-type="float" office:value="103236" calcext:value-type="float">
            <text:p>103236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3]+[.A1624]+10" office:value-type="float" office:value="103295" calcext:value-type="float">
            <text:p>103295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4]+[.A1625]+10" office:value-type="float" office:value="103354" calcext:value-type="float">
            <text:p>103354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5]+[.A1626]+10" office:value-type="float" office:value="103413" calcext:value-type="float">
            <text:p>10341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+[.C1626]+[.A1627]+10" office:value-type="float" office:value="103472" calcext:value-type="float">
            <text:p>1034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27]+[.A1628]+10" office:value-type="float" office:value="103532" calcext:value-type="float">
            <text:p>10353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28]+[.A1629]+10" office:value-type="float" office:value="103592" calcext:value-type="float">
            <text:p>10359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29]+[.A1630]+10" office:value-type="float" office:value="103652" calcext:value-type="float">
            <text:p>10365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30]+[.A1631]+10" office:value-type="float" office:value="103712" calcext:value-type="float">
            <text:p>10371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31]+[.A1632]+10" office:value-type="float" office:value="103772" calcext:value-type="float">
            <text:p>10377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32]+[.A1633]+10" office:value-type="float" office:value="103832" calcext:value-type="float">
            <text:p>10383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+[.C1633]+[.A1634]+10" office:value-type="float" office:value="103892" calcext:value-type="float">
            <text:p>10389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4]+[.A1635]+10" office:value-type="float" office:value="103953" calcext:value-type="float">
            <text:p>10395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5]+[.A1636]+10" office:value-type="float" office:value="104014" calcext:value-type="float">
            <text:p>10401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6]+[.A1637]+10" office:value-type="float" office:value="104075" calcext:value-type="float">
            <text:p>10407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7]+[.A1638]+10" office:value-type="float" office:value="104136" calcext:value-type="float">
            <text:p>104136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8]+[.A1639]+10" office:value-type="float" office:value="104197" calcext:value-type="float">
            <text:p>104197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39]+[.A1640]+10" office:value-type="float" office:value="104258" calcext:value-type="float">
            <text:p>104258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0]+[.A1641]+10" office:value-type="float" office:value="104319" calcext:value-type="float">
            <text:p>104319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1]+[.A1642]+10" office:value-type="float" office:value="104380" calcext:value-type="float">
            <text:p>104380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2]+[.A1643]+10" office:value-type="float" office:value="104441" calcext:value-type="float">
            <text:p>10444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3]+[.A1644]+10" office:value-type="float" office:value="104502" calcext:value-type="float">
            <text:p>104502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4]+[.A1645]+10" office:value-type="float" office:value="104563" calcext:value-type="float">
            <text:p>104563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5]+[.A1646]+10" office:value-type="float" office:value="104624" calcext:value-type="float">
            <text:p>104624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6]+[.A1647]+10" office:value-type="float" office:value="104685" calcext:value-type="float">
            <text:p>104685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+[.C1647]+[.A1648]+10" office:value-type="float" office:value="104746" calcext:value-type="float">
            <text:p>10474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48]+[.A1649]+10" office:value-type="float" office:value="104808" calcext:value-type="float">
            <text:p>10480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49]+[.A1650]+10" office:value-type="float" office:value="104870" calcext:value-type="float">
            <text:p>10487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0]+[.A1651]+10" office:value-type="float" office:value="104932" calcext:value-type="float">
            <text:p>10493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1]+[.A1652]+10" office:value-type="float" office:value="104994" calcext:value-type="float">
            <text:p>10499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2]+[.A1653]+10" office:value-type="float" office:value="105056" calcext:value-type="float">
            <text:p>10505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3]+[.A1654]+10" office:value-type="float" office:value="105118" calcext:value-type="float">
            <text:p>105118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4]+[.A1655]+10" office:value-type="float" office:value="105180" calcext:value-type="float">
            <text:p>105180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5]+[.A1656]+10" office:value-type="float" office:value="105242" calcext:value-type="float">
            <text:p>105242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6]+[.A1657]+10" office:value-type="float" office:value="105304" calcext:value-type="float">
            <text:p>105304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7]+[.A1658]+10" office:value-type="float" office:value="105366" calcext:value-type="float">
            <text:p>105366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+[.C1658]+[.A1659]+10" office:value-type="float" office:value="105428" calcext:value-type="float">
            <text:p>10542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59]+[.A1660]+10" office:value-type="float" office:value="105491" calcext:value-type="float">
            <text:p>10549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0]+[.A1661]+10" office:value-type="float" office:value="105554" calcext:value-type="float">
            <text:p>10555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1]+[.A1662]+10" office:value-type="float" office:value="105617" calcext:value-type="float">
            <text:p>10561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2]+[.A1663]+10" office:value-type="float" office:value="105680" calcext:value-type="float">
            <text:p>10568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3]+[.A1664]+10" office:value-type="float" office:value="105743" calcext:value-type="float">
            <text:p>10574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4]+[.A1665]+10" office:value-type="float" office:value="105806" calcext:value-type="float">
            <text:p>10580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5]+[.A1666]+10" office:value-type="float" office:value="105869" calcext:value-type="float">
            <text:p>10586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6]+[.A1667]+10" office:value-type="float" office:value="105932" calcext:value-type="float">
            <text:p>105932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7]+[.A1668]+10" office:value-type="float" office:value="105995" calcext:value-type="float">
            <text:p>105995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8]+[.A1669]+10" office:value-type="float" office:value="106058" calcext:value-type="float">
            <text:p>106058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69]+[.A1670]+10" office:value-type="float" office:value="106121" calcext:value-type="float">
            <text:p>106121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0]+[.A1671]+10" office:value-type="float" office:value="106184" calcext:value-type="float">
            <text:p>106184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1]+[.A1672]+10" office:value-type="float" office:value="106247" calcext:value-type="float">
            <text:p>106247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2]+[.A1673]+10" office:value-type="float" office:value="106310" calcext:value-type="float">
            <text:p>1063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3]+[.A1674]+10" office:value-type="float" office:value="106373" calcext:value-type="float">
            <text:p>106373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4]+[.A1675]+10" office:value-type="float" office:value="106436" calcext:value-type="float">
            <text:p>106436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5]+[.A1676]+10" office:value-type="float" office:value="106499" calcext:value-type="float">
            <text:p>106499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+[.C1676]+[.A1677]+10" office:value-type="float" office:value="106562" calcext:value-type="float">
            <text:p>10656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77]+[.A1678]+10" office:value-type="float" office:value="106626" calcext:value-type="float">
            <text:p>10662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78]+[.A1679]+10" office:value-type="float" office:value="106690" calcext:value-type="float">
            <text:p>10669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79]+[.A1680]+10" office:value-type="float" office:value="106754" calcext:value-type="float">
            <text:p>10675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0]+[.A1681]+10" office:value-type="float" office:value="106818" calcext:value-type="float">
            <text:p>10681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1]+[.A1682]+10" office:value-type="float" office:value="106882" calcext:value-type="float">
            <text:p>10688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2]+[.A1683]+10" office:value-type="float" office:value="106946" calcext:value-type="float">
            <text:p>10694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3]+[.A1684]+10" office:value-type="float" office:value="107010" calcext:value-type="float">
            <text:p>10701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4]+[.A1685]+10" office:value-type="float" office:value="107074" calcext:value-type="float">
            <text:p>10707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5]+[.A1686]+10" office:value-type="float" office:value="107138" calcext:value-type="float">
            <text:p>10713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6]+[.A1687]+10" office:value-type="float" office:value="107202" calcext:value-type="float">
            <text:p>10720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7]+[.A1688]+10" office:value-type="float" office:value="107266" calcext:value-type="float">
            <text:p>10726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8]+[.A1689]+10" office:value-type="float" office:value="107330" calcext:value-type="float">
            <text:p>10733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89]+[.A1690]+10" office:value-type="float" office:value="107394" calcext:value-type="float">
            <text:p>107394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90]+[.A1691]+10" office:value-type="float" office:value="107458" calcext:value-type="float">
            <text:p>10745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91]+[.A1692]+10" office:value-type="float" office:value="107522" calcext:value-type="float">
            <text:p>107522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92]+[.A1693]+10" office:value-type="float" office:value="107586" calcext:value-type="float">
            <text:p>107586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+[.C1693]+[.A1694]+10" office:value-type="float" office:value="107650" calcext:value-type="float">
            <text:p>10765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4]+[.A1695]+10" office:value-type="float" office:value="107715" calcext:value-type="float">
            <text:p>10771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5]+[.A1696]+10" office:value-type="float" office:value="107780" calcext:value-type="float">
            <text:p>10778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6]+[.A1697]+10" office:value-type="float" office:value="107845" calcext:value-type="float">
            <text:p>10784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7]+[.A1698]+10" office:value-type="float" office:value="107910" calcext:value-type="float">
            <text:p>10791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8]+[.A1699]+10" office:value-type="float" office:value="107975" calcext:value-type="float">
            <text:p>10797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699]+[.A1700]+10" office:value-type="float" office:value="108040" calcext:value-type="float">
            <text:p>10804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0]+[.A1701]+10" office:value-type="float" office:value="108105" calcext:value-type="float">
            <text:p>10810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1]+[.A1702]+10" office:value-type="float" office:value="108170" calcext:value-type="float">
            <text:p>10817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2]+[.A1703]+10" office:value-type="float" office:value="108235" calcext:value-type="float">
            <text:p>10823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3]+[.A1704]+10" office:value-type="float" office:value="108300" calcext:value-type="float">
            <text:p>10830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4]+[.A1705]+10" office:value-type="float" office:value="108365" calcext:value-type="float">
            <text:p>10836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5]+[.A1706]+10" office:value-type="float" office:value="108430" calcext:value-type="float">
            <text:p>10843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6]+[.A1707]+10" office:value-type="float" office:value="108495" calcext:value-type="float">
            <text:p>10849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7]+[.A1708]+10" office:value-type="float" office:value="108560" calcext:value-type="float">
            <text:p>10856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8]+[.A1709]+10" office:value-type="float" office:value="108625" calcext:value-type="float">
            <text:p>10862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09]+[.A1710]+10" office:value-type="float" office:value="108690" calcext:value-type="float">
            <text:p>10869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10]+[.A1711]+10" office:value-type="float" office:value="108755" calcext:value-type="float">
            <text:p>10875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11]+[.A1712]+10" office:value-type="float" office:value="108820" calcext:value-type="float">
            <text:p>10882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12]+[.A1713]+10" office:value-type="float" office:value="108885" calcext:value-type="float">
            <text:p>108885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+[.C1713]+[.A1714]+10" office:value-type="float" office:value="108950" calcext:value-type="float">
            <text:p>10895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4]+[.A1715]+10" office:value-type="float" office:value="109016" calcext:value-type="float">
            <text:p>10901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5]+[.A1716]+10" office:value-type="float" office:value="109082" calcext:value-type="float">
            <text:p>10908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6]+[.A1717]+10" office:value-type="float" office:value="109148" calcext:value-type="float">
            <text:p>10914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7]+[.A1718]+10" office:value-type="float" office:value="109214" calcext:value-type="float">
            <text:p>10921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8]+[.A1719]+10" office:value-type="float" office:value="109280" calcext:value-type="float">
            <text:p>10928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19]+[.A1720]+10" office:value-type="float" office:value="109346" calcext:value-type="float">
            <text:p>10934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0]+[.A1721]+10" office:value-type="float" office:value="109412" calcext:value-type="float">
            <text:p>109412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1]+[.A1722]+10" office:value-type="float" office:value="109478" calcext:value-type="float">
            <text:p>109478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2]+[.A1723]+10" office:value-type="float" office:value="109544" calcext:value-type="float">
            <text:p>109544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3]+[.A1724]+10" office:value-type="float" office:value="109610" calcext:value-type="float">
            <text:p>10961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4]+[.A1725]+10" office:value-type="float" office:value="109676" calcext:value-type="float">
            <text:p>109676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+[.C1725]+[.A1726]+10" office:value-type="float" office:value="109742" calcext:value-type="float">
            <text:p>109742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26]+[.A1727]+10" office:value-type="float" office:value="109809" calcext:value-type="float">
            <text:p>109809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27]+[.A1728]+10" office:value-type="float" office:value="109876" calcext:value-type="float">
            <text:p>109876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28]+[.A1729]+10" office:value-type="float" office:value="109943" calcext:value-type="float">
            <text:p>109943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29]+[.A1730]+10" office:value-type="float" office:value="110010" calcext:value-type="float">
            <text:p>11001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30]+[.A1731]+10" office:value-type="float" office:value="110077" calcext:value-type="float">
            <text:p>110077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31]+[.A1732]+10" office:value-type="float" office:value="110144" calcext:value-type="float">
            <text:p>110144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32]+[.A1733]+10" office:value-type="float" office:value="110211" calcext:value-type="float">
            <text:p>11021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33]+[.A1734]+10" office:value-type="float" office:value="110278" calcext:value-type="float">
            <text:p>110278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+[.C1734]+[.A1735]+10" office:value-type="float" office:value="110345" calcext:value-type="float">
            <text:p>11034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35]+[.A1736]+10" office:value-type="float" office:value="110413" calcext:value-type="float">
            <text:p>11041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36]+[.A1737]+10" office:value-type="float" office:value="110481" calcext:value-type="float">
            <text:p>11048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37]+[.A1738]+10" office:value-type="float" office:value="110549" calcext:value-type="float">
            <text:p>11054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38]+[.A1739]+10" office:value-type="float" office:value="110617" calcext:value-type="float">
            <text:p>11061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39]+[.A1740]+10" office:value-type="float" office:value="110685" calcext:value-type="float">
            <text:p>11068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0]+[.A1741]+10" office:value-type="float" office:value="110753" calcext:value-type="float">
            <text:p>11075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1]+[.A1742]+10" office:value-type="float" office:value="110821" calcext:value-type="float">
            <text:p>11082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2]+[.A1743]+10" office:value-type="float" office:value="110889" calcext:value-type="float">
            <text:p>11088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3]+[.A1744]+10" office:value-type="float" office:value="110957" calcext:value-type="float">
            <text:p>11095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4]+[.A1745]+10" office:value-type="float" office:value="111025" calcext:value-type="float">
            <text:p>11102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5]+[.A1746]+10" office:value-type="float" office:value="111093" calcext:value-type="float">
            <text:p>11109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6]+[.A1747]+10" office:value-type="float" office:value="111161" calcext:value-type="float">
            <text:p>11116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7]+[.A1748]+10" office:value-type="float" office:value="111229" calcext:value-type="float">
            <text:p>11122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8]+[.A1749]+10" office:value-type="float" office:value="111297" calcext:value-type="float">
            <text:p>11129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49]+[.A1750]+10" office:value-type="float" office:value="111365" calcext:value-type="float">
            <text:p>11136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0]+[.A1751]+10" office:value-type="float" office:value="111433" calcext:value-type="float">
            <text:p>111433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1]+[.A1752]+10" office:value-type="float" office:value="111501" calcext:value-type="float">
            <text:p>1115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2]+[.A1753]+10" office:value-type="float" office:value="111569" calcext:value-type="float">
            <text:p>111569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3]+[.A1754]+10" office:value-type="float" office:value="111637" calcext:value-type="float">
            <text:p>111637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4]+[.A1755]+10" office:value-type="float" office:value="111705" calcext:value-type="float">
            <text:p>111705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+[.C1755]+[.A1756]+10" office:value-type="float" office:value="111773" calcext:value-type="float">
            <text:p>11177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56]+[.A1757]+10" office:value-type="float" office:value="111842" calcext:value-type="float">
            <text:p>11184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57]+[.A1758]+10" office:value-type="float" office:value="111911" calcext:value-type="float">
            <text:p>11191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58]+[.A1759]+10" office:value-type="float" office:value="111980" calcext:value-type="float">
            <text:p>11198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59]+[.A1760]+10" office:value-type="float" office:value="112049" calcext:value-type="float">
            <text:p>112049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0]+[.A1761]+10" office:value-type="float" office:value="112118" calcext:value-type="float">
            <text:p>112118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1]+[.A1762]+10" office:value-type="float" office:value="112187" calcext:value-type="float">
            <text:p>112187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2]+[.A1763]+10" office:value-type="float" office:value="112256" calcext:value-type="float">
            <text:p>112256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3]+[.A1764]+10" office:value-type="float" office:value="112325" calcext:value-type="float">
            <text:p>112325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4]+[.A1765]+10" office:value-type="float" office:value="112394" calcext:value-type="float">
            <text:p>11239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5]+[.A1766]+10" office:value-type="float" office:value="112463" calcext:value-type="float">
            <text:p>112463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6]+[.A1767]+10" office:value-type="float" office:value="112532" calcext:value-type="float">
            <text:p>112532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7]+[.A1768]+10" office:value-type="float" office:value="112601" calcext:value-type="float">
            <text:p>112601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+[.C1768]+[.A1769]+10" office:value-type="float" office:value="112670" calcext:value-type="float">
            <text:p>11267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69]+[.A1770]+10" office:value-type="float" office:value="112740" calcext:value-type="float">
            <text:p>11274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0]+[.A1771]+10" office:value-type="float" office:value="112810" calcext:value-type="float">
            <text:p>11281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1]+[.A1772]+10" office:value-type="float" office:value="112880" calcext:value-type="float">
            <text:p>11288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2]+[.A1773]+10" office:value-type="float" office:value="112950" calcext:value-type="float">
            <text:p>11295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3]+[.A1774]+10" office:value-type="float" office:value="113020" calcext:value-type="float">
            <text:p>11302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4]+[.A1775]+10" office:value-type="float" office:value="113090" calcext:value-type="float">
            <text:p>11309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5]+[.A1776]+10" office:value-type="float" office:value="113160" calcext:value-type="float">
            <text:p>11316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6]+[.A1777]+10" office:value-type="float" office:value="113230" calcext:value-type="float">
            <text:p>11323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7]+[.A1778]+10" office:value-type="float" office:value="113300" calcext:value-type="float">
            <text:p>113300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+[.C1778]+[.A1779]+10" office:value-type="float" office:value="113370" calcext:value-type="float">
            <text:p>11337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79]+[.A1780]+10" office:value-type="float" office:value="113441" calcext:value-type="float">
            <text:p>11344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0]+[.A1781]+10" office:value-type="float" office:value="113512" calcext:value-type="float">
            <text:p>11351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1]+[.A1782]+10" office:value-type="float" office:value="113583" calcext:value-type="float">
            <text:p>113583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2]+[.A1783]+10" office:value-type="float" office:value="113654" calcext:value-type="float">
            <text:p>113654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3]+[.A1784]+10" office:value-type="float" office:value="113725" calcext:value-type="float">
            <text:p>113725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4]+[.A1785]+10" office:value-type="float" office:value="113796" calcext:value-type="float">
            <text:p>113796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5]+[.A1786]+10" office:value-type="float" office:value="113867" calcext:value-type="float">
            <text:p>113867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6]+[.A1787]+10" office:value-type="float" office:value="113938" calcext:value-type="float">
            <text:p>113938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7]+[.A1788]+10" office:value-type="float" office:value="114009" calcext:value-type="float">
            <text:p>114009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8]+[.A1789]+10" office:value-type="float" office:value="114080" calcext:value-type="float">
            <text:p>11408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89]+[.A1790]+10" office:value-type="float" office:value="114151" calcext:value-type="float">
            <text:p>11415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90]+[.A1791]+10" office:value-type="float" office:value="114222" calcext:value-type="float">
            <text:p>114222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+[.C1791]+[.A1792]+10" office:value-type="float" office:value="114293" calcext:value-type="float">
            <text:p>11429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2]+[.A1793]+10" office:value-type="float" office:value="114365" calcext:value-type="float">
            <text:p>11436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3]+[.A1794]+10" office:value-type="float" office:value="114437" calcext:value-type="float">
            <text:p>11443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4]+[.A1795]+10" office:value-type="float" office:value="114509" calcext:value-type="float">
            <text:p>11450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5]+[.A1796]+10" office:value-type="float" office:value="114581" calcext:value-type="float">
            <text:p>11458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6]+[.A1797]+10" office:value-type="float" office:value="114653" calcext:value-type="float">
            <text:p>11465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7]+[.A1798]+10" office:value-type="float" office:value="114725" calcext:value-type="float">
            <text:p>11472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8]+[.A1799]+10" office:value-type="float" office:value="114797" calcext:value-type="float">
            <text:p>11479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799]+[.A1800]+10" office:value-type="float" office:value="114869" calcext:value-type="float">
            <text:p>11486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0]+[.A1801]+10" office:value-type="float" office:value="114941" calcext:value-type="float">
            <text:p>11494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1]+[.A1802]+10" office:value-type="float" office:value="115013" calcext:value-type="float">
            <text:p>11501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2]+[.A1803]+10" office:value-type="float" office:value="115085" calcext:value-type="float">
            <text:p>11508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3]+[.A1804]+10" office:value-type="float" office:value="115157" calcext:value-type="float">
            <text:p>11515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4]+[.A1805]+10" office:value-type="float" office:value="115229" calcext:value-type="float">
            <text:p>11522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5]+[.A1806]+10" office:value-type="float" office:value="115301" calcext:value-type="float">
            <text:p>11530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6]+[.A1807]+10" office:value-type="float" office:value="115373" calcext:value-type="float">
            <text:p>11537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7]+[.A1808]+10" office:value-type="float" office:value="115445" calcext:value-type="float">
            <text:p>115445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8]+[.A1809]+10" office:value-type="float" office:value="115517" calcext:value-type="float">
            <text:p>115517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09]+[.A1810]+10" office:value-type="float" office:value="115589" calcext:value-type="float">
            <text:p>115589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10]+[.A1811]+10" office:value-type="float" office:value="115661" calcext:value-type="float">
            <text:p>115661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11]+[.A1812]+10" office:value-type="float" office:value="115733" calcext:value-type="float">
            <text:p>115733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+[.C1812]+[.A1813]+10" office:value-type="float" office:value="115805" calcext:value-type="float">
            <text:p>11580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3]+[.A1814]+10" office:value-type="float" office:value="115878" calcext:value-type="float">
            <text:p>11587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4]+[.A1815]+10" office:value-type="float" office:value="115951" calcext:value-type="float">
            <text:p>11595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5]+[.A1816]+10" office:value-type="float" office:value="116024" calcext:value-type="float">
            <text:p>11602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6]+[.A1817]+10" office:value-type="float" office:value="116097" calcext:value-type="float">
            <text:p>11609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7]+[.A1818]+10" office:value-type="float" office:value="116170" calcext:value-type="float">
            <text:p>11617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8]+[.A1819]+10" office:value-type="float" office:value="116243" calcext:value-type="float">
            <text:p>11624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19]+[.A1820]+10" office:value-type="float" office:value="116316" calcext:value-type="float">
            <text:p>116316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0]+[.A1821]+10" office:value-type="float" office:value="116389" calcext:value-type="float">
            <text:p>116389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1]+[.A1822]+10" office:value-type="float" office:value="116462" calcext:value-type="float">
            <text:p>116462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2]+[.A1823]+10" office:value-type="float" office:value="116535" calcext:value-type="float">
            <text:p>116535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3]+[.A1824]+10" office:value-type="float" office:value="116608" calcext:value-type="float">
            <text:p>116608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4]+[.A1825]+10" office:value-type="float" office:value="116681" calcext:value-type="float">
            <text:p>116681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5]+[.A1826]+10" office:value-type="float" office:value="116754" calcext:value-type="float">
            <text:p>116754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6]+[.A1827]+10" office:value-type="float" office:value="116827" calcext:value-type="float">
            <text:p>116827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7]+[.A1828]+10" office:value-type="float" office:value="116900" calcext:value-type="float">
            <text:p>11690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8]+[.A1829]+10" office:value-type="float" office:value="116973" calcext:value-type="float">
            <text:p>116973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+[.C1829]+[.A1830]+10" office:value-type="float" office:value="117046" calcext:value-type="float">
            <text:p>11704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0]+[.A1831]+10" office:value-type="float" office:value="117120" calcext:value-type="float">
            <text:p>11712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1]+[.A1832]+10" office:value-type="float" office:value="117194" calcext:value-type="float">
            <text:p>11719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2]+[.A1833]+10" office:value-type="float" office:value="117268" calcext:value-type="float">
            <text:p>11726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3]+[.A1834]+10" office:value-type="float" office:value="117342" calcext:value-type="float">
            <text:p>11734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4]+[.A1835]+10" office:value-type="float" office:value="117416" calcext:value-type="float">
            <text:p>11741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5]+[.A1836]+10" office:value-type="float" office:value="117490" calcext:value-type="float">
            <text:p>11749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6]+[.A1837]+10" office:value-type="float" office:value="117564" calcext:value-type="float">
            <text:p>11756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7]+[.A1838]+10" office:value-type="float" office:value="117638" calcext:value-type="float">
            <text:p>11763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8]+[.A1839]+10" office:value-type="float" office:value="117712" calcext:value-type="float">
            <text:p>11771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39]+[.A1840]+10" office:value-type="float" office:value="117786" calcext:value-type="float">
            <text:p>117786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40]+[.A1841]+10" office:value-type="float" office:value="117860" calcext:value-type="float">
            <text:p>11786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41]+[.A1842]+10" office:value-type="float" office:value="117934" calcext:value-type="float">
            <text:p>117934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42]+[.A1843]+10" office:value-type="float" office:value="118008" calcext:value-type="float">
            <text:p>118008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43]+[.A1844]+10" office:value-type="float" office:value="118082" calcext:value-type="float">
            <text:p>118082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+[.C1844]+[.A1845]+10" office:value-type="float" office:value="118156" calcext:value-type="float">
            <text:p>1181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45]+[.A1846]+10" office:value-type="float" office:value="118231" calcext:value-type="float">
            <text:p>11823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46]+[.A1847]+10" office:value-type="float" office:value="118306" calcext:value-type="float">
            <text:p>11830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47]+[.A1848]+10" office:value-type="float" office:value="118381" calcext:value-type="float">
            <text:p>11838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48]+[.A1849]+10" office:value-type="float" office:value="118456" calcext:value-type="float">
            <text:p>1184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49]+[.A1850]+10" office:value-type="float" office:value="118531" calcext:value-type="float">
            <text:p>11853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50]+[.A1851]+10" office:value-type="float" office:value="118606" calcext:value-type="float">
            <text:p>11860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51]+[.A1852]+10" office:value-type="float" office:value="118681" calcext:value-type="float">
            <text:p>11868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52]+[.A1853]+10" office:value-type="float" office:value="118756" calcext:value-type="float">
            <text:p>118756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+[.C1853]+[.A1854]+10" office:value-type="float" office:value="118831" calcext:value-type="float">
            <text:p>11883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4]+[.A1855]+10" office:value-type="float" office:value="118907" calcext:value-type="float">
            <text:p>11890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5]+[.A1856]+10" office:value-type="float" office:value="118983" calcext:value-type="float">
            <text:p>11898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6]+[.A1857]+10" office:value-type="float" office:value="119059" calcext:value-type="float">
            <text:p>11905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7]+[.A1858]+10" office:value-type="float" office:value="119135" calcext:value-type="float">
            <text:p>11913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8]+[.A1859]+10" office:value-type="float" office:value="119211" calcext:value-type="float">
            <text:p>11921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59]+[.A1860]+10" office:value-type="float" office:value="119287" calcext:value-type="float">
            <text:p>11928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0]+[.A1861]+10" office:value-type="float" office:value="119363" calcext:value-type="float">
            <text:p>11936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1]+[.A1862]+10" office:value-type="float" office:value="119439" calcext:value-type="float">
            <text:p>11943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2]+[.A1863]+10" office:value-type="float" office:value="119515" calcext:value-type="float">
            <text:p>11951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3]+[.A1864]+10" office:value-type="float" office:value="119591" calcext:value-type="float">
            <text:p>11959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4]+[.A1865]+10" office:value-type="float" office:value="119667" calcext:value-type="float">
            <text:p>119667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5]+[.A1866]+10" office:value-type="float" office:value="119743" calcext:value-type="float">
            <text:p>119743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6]+[.A1867]+10" office:value-type="float" office:value="119819" calcext:value-type="float">
            <text:p>119819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7]+[.A1868]+10" office:value-type="float" office:value="119895" calcext:value-type="float">
            <text:p>119895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8]+[.A1869]+10" office:value-type="float" office:value="119971" calcext:value-type="float">
            <text:p>119971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+[.C1869]+[.A1870]+10" office:value-type="float" office:value="120047" calcext:value-type="float">
            <text:p>12004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0]+[.A1871]+10" office:value-type="float" office:value="120124" calcext:value-type="float">
            <text:p>12012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1]+[.A1872]+10" office:value-type="float" office:value="120201" calcext:value-type="float">
            <text:p>12020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2]+[.A1873]+10" office:value-type="float" office:value="120278" calcext:value-type="float">
            <text:p>12027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3]+[.A1874]+10" office:value-type="float" office:value="120355" calcext:value-type="float">
            <text:p>12035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4]+[.A1875]+10" office:value-type="float" office:value="120432" calcext:value-type="float">
            <text:p>12043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5]+[.A1876]+10" office:value-type="float" office:value="120509" calcext:value-type="float">
            <text:p>12050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6]+[.A1877]+10" office:value-type="float" office:value="120586" calcext:value-type="float">
            <text:p>12058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7]+[.A1878]+10" office:value-type="float" office:value="120663" calcext:value-type="float">
            <text:p>12066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8]+[.A1879]+10" office:value-type="float" office:value="120740" calcext:value-type="float">
            <text:p>12074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79]+[.A1880]+10" office:value-type="float" office:value="120817" calcext:value-type="float">
            <text:p>12081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0]+[.A1881]+10" office:value-type="float" office:value="120894" calcext:value-type="float">
            <text:p>120894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1]+[.A1882]+10" office:value-type="float" office:value="120971" calcext:value-type="float">
            <text:p>120971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2]+[.A1883]+10" office:value-type="float" office:value="121048" calcext:value-type="float">
            <text:p>121048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3]+[.A1884]+10" office:value-type="float" office:value="121125" calcext:value-type="float">
            <text:p>121125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4]+[.A1885]+10" office:value-type="float" office:value="121202" calcext:value-type="float">
            <text:p>121202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5]+[.A1886]+10" office:value-type="float" office:value="121279" calcext:value-type="float">
            <text:p>121279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6]+[.A1887]+10" office:value-type="float" office:value="121356" calcext:value-type="float">
            <text:p>121356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7]+[.A1888]+10" office:value-type="float" office:value="121433" calcext:value-type="float">
            <text:p>121433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8]+[.A1889]+10" office:value-type="float" office:value="121510" calcext:value-type="float">
            <text:p>12151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89]+[.A1890]+10" office:value-type="float" office:value="121587" calcext:value-type="float">
            <text:p>121587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+[.C1890]+[.A1891]+10" office:value-type="float" office:value="121664" calcext:value-type="float">
            <text:p>12166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1]+[.A1892]+10" office:value-type="float" office:value="121742" calcext:value-type="float">
            <text:p>12174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2]+[.A1893]+10" office:value-type="float" office:value="121820" calcext:value-type="float">
            <text:p>12182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3]+[.A1894]+10" office:value-type="float" office:value="121898" calcext:value-type="float">
            <text:p>12189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4]+[.A1895]+10" office:value-type="float" office:value="121976" calcext:value-type="float">
            <text:p>12197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5]+[.A1896]+10" office:value-type="float" office:value="122054" calcext:value-type="float">
            <text:p>12205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6]+[.A1897]+10" office:value-type="float" office:value="122132" calcext:value-type="float">
            <text:p>122132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7]+[.A1898]+10" office:value-type="float" office:value="122210" calcext:value-type="float">
            <text:p>12221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8]+[.A1899]+10" office:value-type="float" office:value="122288" calcext:value-type="float">
            <text:p>122288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899]+[.A1900]+10" office:value-type="float" office:value="122366" calcext:value-type="float">
            <text:p>122366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900]+[.A1901]+10" office:value-type="float" office:value="122444" calcext:value-type="float">
            <text:p>122444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+[.C1901]+[.A1902]+10" office:value-type="float" office:value="122522" calcext:value-type="float">
            <text:p>12252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2]+[.A1903]+10" office:value-type="float" office:value="122601" calcext:value-type="float">
            <text:p>12260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3]+[.A1904]+10" office:value-type="float" office:value="122680" calcext:value-type="float">
            <text:p>12268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4]+[.A1905]+10" office:value-type="float" office:value="122759" calcext:value-type="float">
            <text:p>122759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5]+[.A1906]+10" office:value-type="float" office:value="122838" calcext:value-type="float">
            <text:p>122838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6]+[.A1907]+10" office:value-type="float" office:value="122917" calcext:value-type="float">
            <text:p>122917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7]+[.A1908]+10" office:value-type="float" office:value="122996" calcext:value-type="float">
            <text:p>122996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8]+[.A1909]+10" office:value-type="float" office:value="123075" calcext:value-type="float">
            <text:p>123075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09]+[.A1910]+10" office:value-type="float" office:value="123154" calcext:value-type="float">
            <text:p>123154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10]+[.A1911]+10" office:value-type="float" office:value="123233" calcext:value-type="float">
            <text:p>123233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11]+[.A1912]+10" office:value-type="float" office:value="123312" calcext:value-type="float">
            <text:p>123312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12]+[.A1913]+10" office:value-type="float" office:value="123391" calcext:value-type="float">
            <text:p>123391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+[.C1913]+[.A1914]+10" office:value-type="float" office:value="123470" calcext:value-type="float">
            <text:p>1234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4]+[.A1915]+10" office:value-type="float" office:value="123550" calcext:value-type="float">
            <text:p>1235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5]+[.A1916]+10" office:value-type="float" office:value="123630" calcext:value-type="float">
            <text:p>12363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6]+[.A1917]+10" office:value-type="float" office:value="123710" calcext:value-type="float">
            <text:p>1237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7]+[.A1918]+10" office:value-type="float" office:value="123790" calcext:value-type="float">
            <text:p>12379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8]+[.A1919]+10" office:value-type="float" office:value="123870" calcext:value-type="float">
            <text:p>1238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19]+[.A1920]+10" office:value-type="float" office:value="123950" calcext:value-type="float">
            <text:p>1239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0]+[.A1921]+10" office:value-type="float" office:value="124030" calcext:value-type="float">
            <text:p>12403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1]+[.A1922]+10" office:value-type="float" office:value="124110" calcext:value-type="float">
            <text:p>1241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2]+[.A1923]+10" office:value-type="float" office:value="124190" calcext:value-type="float">
            <text:p>12419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3]+[.A1924]+10" office:value-type="float" office:value="124270" calcext:value-type="float">
            <text:p>1242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4]+[.A1925]+10" office:value-type="float" office:value="124350" calcext:value-type="float">
            <text:p>12435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5]+[.A1926]+10" office:value-type="float" office:value="124430" calcext:value-type="float">
            <text:p>12443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6]+[.A1927]+10" office:value-type="float" office:value="124510" calcext:value-type="float">
            <text:p>12451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7]+[.A1928]+10" office:value-type="float" office:value="124590" calcext:value-type="float">
            <text:p>12459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8]+[.A1929]+10" office:value-type="float" office:value="124670" calcext:value-type="float">
            <text:p>12467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+[.C1929]+[.A1930]+10" office:value-type="float" office:value="124750" calcext:value-type="float">
            <text:p>12475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0]+[.A1931]+10" office:value-type="float" office:value="124831" calcext:value-type="float">
            <text:p>12483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1]+[.A1932]+10" office:value-type="float" office:value="124912" calcext:value-type="float">
            <text:p>12491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2]+[.A1933]+10" office:value-type="float" office:value="124993" calcext:value-type="float">
            <text:p>12499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3]+[.A1934]+10" office:value-type="float" office:value="125074" calcext:value-type="float">
            <text:p>12507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4]+[.A1935]+10" office:value-type="float" office:value="125155" calcext:value-type="float">
            <text:p>125155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5]+[.A1936]+10" office:value-type="float" office:value="125236" calcext:value-type="float">
            <text:p>125236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6]+[.A1937]+10" office:value-type="float" office:value="125317" calcext:value-type="float">
            <text:p>125317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7]+[.A1938]+10" office:value-type="float" office:value="125398" calcext:value-type="float">
            <text:p>125398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8]+[.A1939]+10" office:value-type="float" office:value="125479" calcext:value-type="float">
            <text:p>125479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39]+[.A1940]+10" office:value-type="float" office:value="125560" calcext:value-type="float">
            <text:p>12556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40]+[.A1941]+10" office:value-type="float" office:value="125641" calcext:value-type="float">
            <text:p>125641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41]+[.A1942]+10" office:value-type="float" office:value="125722" calcext:value-type="float">
            <text:p>125722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42]+[.A1943]+10" office:value-type="float" office:value="125803" calcext:value-type="float">
            <text:p>125803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43]+[.A1944]+10" office:value-type="float" office:value="125884" calcext:value-type="float">
            <text:p>125884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+[.C1944]+[.A1945]+10" office:value-type="float" office:value="125965" calcext:value-type="float">
            <text:p>12596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45]+[.A1946]+10" office:value-type="float" office:value="126047" calcext:value-type="float">
            <text:p>12604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46]+[.A1947]+10" office:value-type="float" office:value="126129" calcext:value-type="float">
            <text:p>12612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47]+[.A1948]+10" office:value-type="float" office:value="126211" calcext:value-type="float">
            <text:p>12621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48]+[.A1949]+10" office:value-type="float" office:value="126293" calcext:value-type="float">
            <text:p>12629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49]+[.A1950]+10" office:value-type="float" office:value="126375" calcext:value-type="float">
            <text:p>12637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0]+[.A1951]+10" office:value-type="float" office:value="126457" calcext:value-type="float">
            <text:p>12645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1]+[.A1952]+10" office:value-type="float" office:value="126539" calcext:value-type="float">
            <text:p>12653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2]+[.A1953]+10" office:value-type="float" office:value="126621" calcext:value-type="float">
            <text:p>12662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3]+[.A1954]+10" office:value-type="float" office:value="126703" calcext:value-type="float">
            <text:p>12670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4]+[.A1955]+10" office:value-type="float" office:value="126785" calcext:value-type="float">
            <text:p>12678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5]+[.A1956]+10" office:value-type="float" office:value="126867" calcext:value-type="float">
            <text:p>12686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6]+[.A1957]+10" office:value-type="float" office:value="126949" calcext:value-type="float">
            <text:p>12694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7]+[.A1958]+10" office:value-type="float" office:value="127031" calcext:value-type="float">
            <text:p>127031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8]+[.A1959]+10" office:value-type="float" office:value="127113" calcext:value-type="float">
            <text:p>127113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59]+[.A1960]+10" office:value-type="float" office:value="127195" calcext:value-type="float">
            <text:p>127195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60]+[.A1961]+10" office:value-type="float" office:value="127277" calcext:value-type="float">
            <text:p>127277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61]+[.A1962]+10" office:value-type="float" office:value="127359" calcext:value-type="float">
            <text:p>127359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+[.C1962]+[.A1963]+10" office:value-type="float" office:value="127441" calcext:value-type="float">
            <text:p>12744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3]+[.A1964]+10" office:value-type="float" office:value="127524" calcext:value-type="float">
            <text:p>12752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4]+[.A1965]+10" office:value-type="float" office:value="127607" calcext:value-type="float">
            <text:p>12760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5]+[.A1966]+10" office:value-type="float" office:value="127690" calcext:value-type="float">
            <text:p>12769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6]+[.A1967]+10" office:value-type="float" office:value="127773" calcext:value-type="float">
            <text:p>12777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7]+[.A1968]+10" office:value-type="float" office:value="127856" calcext:value-type="float">
            <text:p>12785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8]+[.A1969]+10" office:value-type="float" office:value="127939" calcext:value-type="float">
            <text:p>127939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69]+[.A1970]+10" office:value-type="float" office:value="128022" calcext:value-type="float">
            <text:p>128022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0]+[.A1971]+10" office:value-type="float" office:value="128105" calcext:value-type="float">
            <text:p>128105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1]+[.A1972]+10" office:value-type="float" office:value="128188" calcext:value-type="float">
            <text:p>128188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2]+[.A1973]+10" office:value-type="float" office:value="128271" calcext:value-type="float">
            <text:p>128271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3]+[.A1974]+10" office:value-type="float" office:value="128354" calcext:value-type="float">
            <text:p>128354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4]+[.A1975]+10" office:value-type="float" office:value="128437" calcext:value-type="float">
            <text:p>128437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5]+[.A1976]+10" office:value-type="float" office:value="128520" calcext:value-type="float">
            <text:p>12852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6]+[.A1977]+10" office:value-type="float" office:value="128603" calcext:value-type="float">
            <text:p>128603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7]+[.A1978]+10" office:value-type="float" office:value="128686" calcext:value-type="float">
            <text:p>128686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+[.C1978]+[.A1979]+10" office:value-type="float" office:value="128769" calcext:value-type="float">
            <text:p>12876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79]+[.A1980]+10" office:value-type="float" office:value="128853" calcext:value-type="float">
            <text:p>12885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0]+[.A1981]+10" office:value-type="float" office:value="128937" calcext:value-type="float">
            <text:p>12893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1]+[.A1982]+10" office:value-type="float" office:value="129021" calcext:value-type="float">
            <text:p>12902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2]+[.A1983]+10" office:value-type="float" office:value="129105" calcext:value-type="float">
            <text:p>12910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3]+[.A1984]+10" office:value-type="float" office:value="129189" calcext:value-type="float">
            <text:p>12918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4]+[.A1985]+10" office:value-type="float" office:value="129273" calcext:value-type="float">
            <text:p>12927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5]+[.A1986]+10" office:value-type="float" office:value="129357" calcext:value-type="float">
            <text:p>12935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6]+[.A1987]+10" office:value-type="float" office:value="129441" calcext:value-type="float">
            <text:p>12944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7]+[.A1988]+10" office:value-type="float" office:value="129525" calcext:value-type="float">
            <text:p>129525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8]+[.A1989]+10" office:value-type="float" office:value="129609" calcext:value-type="float">
            <text:p>129609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89]+[.A1990]+10" office:value-type="float" office:value="129693" calcext:value-type="float">
            <text:p>129693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90]+[.A1991]+10" office:value-type="float" office:value="129777" calcext:value-type="float">
            <text:p>129777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91]+[.A1992]+10" office:value-type="float" office:value="129861" calcext:value-type="float">
            <text:p>129861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+[.C1992]+[.A1993]+10" office:value-type="float" office:value="129945" calcext:value-type="float">
            <text:p>12994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3]+[.A1994]+10" office:value-type="float" office:value="130030" calcext:value-type="float">
            <text:p>13003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4]+[.A1995]+10" office:value-type="float" office:value="130115" calcext:value-type="float">
            <text:p>13011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5]+[.A1996]+10" office:value-type="float" office:value="130200" calcext:value-type="float">
            <text:p>13020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6]+[.A1997]+10" office:value-type="float" office:value="130285" calcext:value-type="float">
            <text:p>13028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7]+[.A1998]+10" office:value-type="float" office:value="130370" calcext:value-type="float">
            <text:p>13037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8]+[.A1999]+10" office:value-type="float" office:value="130455" calcext:value-type="float">
            <text:p>13045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1999]+[.A2000]+10" office:value-type="float" office:value="130540" calcext:value-type="float">
            <text:p>13054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0]+[.A2001]+10" office:value-type="float" office:value="130625" calcext:value-type="float">
            <text:p>13062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1]+[.A2002]+10" office:value-type="float" office:value="130710" calcext:value-type="float">
            <text:p>13071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2]+[.A2003]+10" office:value-type="float" office:value="130795" calcext:value-type="float">
            <text:p>13079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3]+[.A2004]+10" office:value-type="float" office:value="130880" calcext:value-type="float">
            <text:p>13088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4]+[.A2005]+10" office:value-type="float" office:value="130965" calcext:value-type="float">
            <text:p>13096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5]+[.A2006]+10" office:value-type="float" office:value="131050" calcext:value-type="float">
            <text:p>13105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6]+[.A2007]+10" office:value-type="float" office:value="131135" calcext:value-type="float">
            <text:p>13113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7]+[.A2008]+10" office:value-type="float" office:value="131220" calcext:value-type="float">
            <text:p>13122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8]+[.A2009]+10" office:value-type="float" office:value="131305" calcext:value-type="float">
            <text:p>13130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09]+[.A2010]+10" office:value-type="float" office:value="131390" calcext:value-type="float">
            <text:p>13139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10]+[.A2011]+10" office:value-type="float" office:value="131475" calcext:value-type="float">
            <text:p>13147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11]+[.A2012]+10" office:value-type="float" office:value="131560" calcext:value-type="float">
            <text:p>13156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12]+[.A2013]+10" office:value-type="float" office:value="131645" calcext:value-type="float">
            <text:p>131645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+[.C2013]+[.A2014]+10" office:value-type="float" office:value="131730" calcext:value-type="float">
            <text:p>13173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4]+[.A2015]+10" office:value-type="float" office:value="131816" calcext:value-type="float">
            <text:p>13181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5]+[.A2016]+10" office:value-type="float" office:value="131902" calcext:value-type="float">
            <text:p>13190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6]+[.A2017]+10" office:value-type="float" office:value="131988" calcext:value-type="float">
            <text:p>13198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7]+[.A2018]+10" office:value-type="float" office:value="132074" calcext:value-type="float">
            <text:p>13207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8]+[.A2019]+10" office:value-type="float" office:value="132160" calcext:value-type="float">
            <text:p>13216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19]+[.A2020]+10" office:value-type="float" office:value="132246" calcext:value-type="float">
            <text:p>13224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0]+[.A2021]+10" office:value-type="float" office:value="132332" calcext:value-type="float">
            <text:p>13233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1]+[.A2022]+10" office:value-type="float" office:value="132418" calcext:value-type="float">
            <text:p>13241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2]+[.A2023]+10" office:value-type="float" office:value="132504" calcext:value-type="float">
            <text:p>132504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3]+[.A2024]+10" office:value-type="float" office:value="132590" calcext:value-type="float">
            <text:p>13259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4]+[.A2025]+10" office:value-type="float" office:value="132676" calcext:value-type="float">
            <text:p>132676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5]+[.A2026]+10" office:value-type="float" office:value="132762" calcext:value-type="float">
            <text:p>132762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6]+[.A2027]+10" office:value-type="float" office:value="132848" calcext:value-type="float">
            <text:p>132848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+[.C2027]+[.A2028]+10" office:value-type="float" office:value="132934" calcext:value-type="float">
            <text:p>13293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28]+[.A2029]+10" office:value-type="float" office:value="133021" calcext:value-type="float">
            <text:p>13302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29]+[.A2030]+10" office:value-type="float" office:value="133108" calcext:value-type="float">
            <text:p>13310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0]+[.A2031]+10" office:value-type="float" office:value="133195" calcext:value-type="float">
            <text:p>13319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1]+[.A2032]+10" office:value-type="float" office:value="133282" calcext:value-type="float">
            <text:p>13328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2]+[.A2033]+10" office:value-type="float" office:value="133369" calcext:value-type="float">
            <text:p>13336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3]+[.A2034]+10" office:value-type="float" office:value="133456" calcext:value-type="float">
            <text:p>133456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4]+[.A2035]+10" office:value-type="float" office:value="133543" calcext:value-type="float">
            <text:p>133543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5]+[.A2036]+10" office:value-type="float" office:value="133630" calcext:value-type="float">
            <text:p>13363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6]+[.A2037]+10" office:value-type="float" office:value="133717" calcext:value-type="float">
            <text:p>133717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7]+[.A2038]+10" office:value-type="float" office:value="133804" calcext:value-type="float">
            <text:p>133804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8]+[.A2039]+10" office:value-type="float" office:value="133891" calcext:value-type="float">
            <text:p>133891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39]+[.A2040]+10" office:value-type="float" office:value="133978" calcext:value-type="float">
            <text:p>133978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40]+[.A2041]+10" office:value-type="float" office:value="134065" calcext:value-type="float">
            <text:p>134065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41]+[.A2042]+10" office:value-type="float" office:value="134152" calcext:value-type="float">
            <text:p>134152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42]+[.A2043]+10" office:value-type="float" office:value="134239" calcext:value-type="float">
            <text:p>134239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+[.C2043]+[.A2044]+10" office:value-type="float" office:value="134326" calcext:value-type="float">
            <text:p>13432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4]+[.A2045]+10" office:value-type="float" office:value="134414" calcext:value-type="float">
            <text:p>13441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5]+[.A2046]+10" office:value-type="float" office:value="134502" calcext:value-type="float">
            <text:p>13450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6]+[.A2047]+10" office:value-type="float" office:value="134590" calcext:value-type="float">
            <text:p>13459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7]+[.A2048]+10" office:value-type="float" office:value="134678" calcext:value-type="float">
            <text:p>13467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8]+[.A2049]+10" office:value-type="float" office:value="134766" calcext:value-type="float">
            <text:p>13476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49]+[.A2050]+10" office:value-type="float" office:value="134854" calcext:value-type="float">
            <text:p>13485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0]+[.A2051]+10" office:value-type="float" office:value="134942" calcext:value-type="float">
            <text:p>13494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1]+[.A2052]+10" office:value-type="float" office:value="135030" calcext:value-type="float">
            <text:p>13503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2]+[.A2053]+10" office:value-type="float" office:value="135118" calcext:value-type="float">
            <text:p>13511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3]+[.A2054]+10" office:value-type="float" office:value="135206" calcext:value-type="float">
            <text:p>135206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4]+[.A2055]+10" office:value-type="float" office:value="135294" calcext:value-type="float">
            <text:p>135294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5]+[.A2056]+10" office:value-type="float" office:value="135382" calcext:value-type="float">
            <text:p>135382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6]+[.A2057]+10" office:value-type="float" office:value="135470" calcext:value-type="float">
            <text:p>135470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7]+[.A2058]+10" office:value-type="float" office:value="135558" calcext:value-type="float">
            <text:p>135558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+[.C2058]+[.A2059]+10" office:value-type="float" office:value="135646" calcext:value-type="float">
            <text:p>13564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59]+[.A2060]+10" office:value-type="float" office:value="135735" calcext:value-type="float">
            <text:p>13573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0]+[.A2061]+10" office:value-type="float" office:value="135824" calcext:value-type="float">
            <text:p>135824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1]+[.A2062]+10" office:value-type="float" office:value="135913" calcext:value-type="float">
            <text:p>135913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2]+[.A2063]+10" office:value-type="float" office:value="136002" calcext:value-type="float">
            <text:p>136002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3]+[.A2064]+10" office:value-type="float" office:value="136091" calcext:value-type="float">
            <text:p>136091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4]+[.A2065]+10" office:value-type="float" office:value="136180" calcext:value-type="float">
            <text:p>13618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5]+[.A2066]+10" office:value-type="float" office:value="136269" calcext:value-type="float">
            <text:p>136269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6]+[.A2067]+10" office:value-type="float" office:value="136358" calcext:value-type="float">
            <text:p>136358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7]+[.A2068]+10" office:value-type="float" office:value="136447" calcext:value-type="float">
            <text:p>136447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8]+[.A2069]+10" office:value-type="float" office:value="136536" calcext:value-type="float">
            <text:p>136536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69]+[.A2070]+10" office:value-type="float" office:value="136625" calcext:value-type="float">
            <text:p>136625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+[.C2070]+[.A2071]+10" office:value-type="float" office:value="136714" calcext:value-type="float">
            <text:p>13671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1]+[.A2072]+10" office:value-type="float" office:value="136804" calcext:value-type="float">
            <text:p>13680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2]+[.A2073]+10" office:value-type="float" office:value="136894" calcext:value-type="float">
            <text:p>13689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3]+[.A2074]+10" office:value-type="float" office:value="136984" calcext:value-type="float">
            <text:p>13698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4]+[.A2075]+10" office:value-type="float" office:value="137074" calcext:value-type="float">
            <text:p>13707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5]+[.A2076]+10" office:value-type="float" office:value="137164" calcext:value-type="float">
            <text:p>13716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6]+[.A2077]+10" office:value-type="float" office:value="137254" calcext:value-type="float">
            <text:p>13725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7]+[.A2078]+10" office:value-type="float" office:value="137344" calcext:value-type="float">
            <text:p>137344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+[.C2078]+[.A2079]+10" office:value-type="float" office:value="137434" calcext:value-type="float">
            <text:p>13743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79]+[.A2080]+10" office:value-type="float" office:value="137525" calcext:value-type="float">
            <text:p>13752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0]+[.A2081]+10" office:value-type="float" office:value="137616" calcext:value-type="float">
            <text:p>13761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1]+[.A2082]+10" office:value-type="float" office:value="137707" calcext:value-type="float">
            <text:p>13770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2]+[.A2083]+10" office:value-type="float" office:value="137798" calcext:value-type="float">
            <text:p>137798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3]+[.A2084]+10" office:value-type="float" office:value="137889" calcext:value-type="float">
            <text:p>137889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4]+[.A2085]+10" office:value-type="float" office:value="137980" calcext:value-type="float">
            <text:p>13798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5]+[.A2086]+10" office:value-type="float" office:value="138071" calcext:value-type="float">
            <text:p>138071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6]+[.A2087]+10" office:value-type="float" office:value="138162" calcext:value-type="float">
            <text:p>138162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7]+[.A2088]+10" office:value-type="float" office:value="138253" calcext:value-type="float">
            <text:p>138253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8]+[.A2089]+10" office:value-type="float" office:value="138344" calcext:value-type="float">
            <text:p>138344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89]+[.A2090]+10" office:value-type="float" office:value="138435" calcext:value-type="float">
            <text:p>138435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90]+[.A2091]+10" office:value-type="float" office:value="138526" calcext:value-type="float">
            <text:p>138526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91]+[.A2092]+10" office:value-type="float" office:value="138617" calcext:value-type="float">
            <text:p>138617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+[.C2092]+[.A2093]+10" office:value-type="float" office:value="138708" calcext:value-type="float">
            <text:p>13870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3]+[.A2094]+10" office:value-type="float" office:value="138800" calcext:value-type="float">
            <text:p>13880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4]+[.A2095]+10" office:value-type="float" office:value="138892" calcext:value-type="float">
            <text:p>13889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5]+[.A2096]+10" office:value-type="float" office:value="138984" calcext:value-type="float">
            <text:p>13898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6]+[.A2097]+10" office:value-type="float" office:value="139076" calcext:value-type="float">
            <text:p>13907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7]+[.A2098]+10" office:value-type="float" office:value="139168" calcext:value-type="float">
            <text:p>13916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8]+[.A2099]+10" office:value-type="float" office:value="139260" calcext:value-type="float">
            <text:p>13926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099]+[.A2100]+10" office:value-type="float" office:value="139352" calcext:value-type="float">
            <text:p>13935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0]+[.A2101]+10" office:value-type="float" office:value="139444" calcext:value-type="float">
            <text:p>13944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1]+[.A2102]+10" office:value-type="float" office:value="139536" calcext:value-type="float">
            <text:p>13953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2]+[.A2103]+10" office:value-type="float" office:value="139628" calcext:value-type="float">
            <text:p>13962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3]+[.A2104]+10" office:value-type="float" office:value="139720" calcext:value-type="float">
            <text:p>13972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4]+[.A2105]+10" office:value-type="float" office:value="139812" calcext:value-type="float">
            <text:p>13981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5]+[.A2106]+10" office:value-type="float" office:value="139904" calcext:value-type="float">
            <text:p>13990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6]+[.A2107]+10" office:value-type="float" office:value="139996" calcext:value-type="float">
            <text:p>13999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7]+[.A2108]+10" office:value-type="float" office:value="140088" calcext:value-type="float">
            <text:p>14008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8]+[.A2109]+10" office:value-type="float" office:value="140180" calcext:value-type="float">
            <text:p>14018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09]+[.A2110]+10" office:value-type="float" office:value="140272" calcext:value-type="float">
            <text:p>14027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0]+[.A2111]+10" office:value-type="float" office:value="140364" calcext:value-type="float">
            <text:p>14036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1]+[.A2112]+10" office:value-type="float" office:value="140456" calcext:value-type="float">
            <text:p>14045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2]+[.A2113]+10" office:value-type="float" office:value="140548" calcext:value-type="float">
            <text:p>140548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3]+[.A2114]+10" office:value-type="float" office:value="140640" calcext:value-type="float">
            <text:p>14064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4]+[.A2115]+10" office:value-type="float" office:value="140732" calcext:value-type="float">
            <text:p>140732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5]+[.A2116]+10" office:value-type="float" office:value="140824" calcext:value-type="float">
            <text:p>140824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6]+[.A2117]+10" office:value-type="float" office:value="140916" calcext:value-type="float">
            <text:p>140916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+[.C2117]+[.A2118]+10" office:value-type="float" office:value="141008" calcext:value-type="float">
            <text:p>14100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18]+[.A2119]+10" office:value-type="float" office:value="141101" calcext:value-type="float">
            <text:p>14110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19]+[.A2120]+10" office:value-type="float" office:value="141194" calcext:value-type="float">
            <text:p>141194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0]+[.A2121]+10" office:value-type="float" office:value="141287" calcext:value-type="float">
            <text:p>141287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1]+[.A2122]+10" office:value-type="float" office:value="141380" calcext:value-type="float">
            <text:p>141380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2]+[.A2123]+10" office:value-type="float" office:value="141473" calcext:value-type="float">
            <text:p>141473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3]+[.A2124]+10" office:value-type="float" office:value="141566" calcext:value-type="float">
            <text:p>141566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4]+[.A2125]+10" office:value-type="float" office:value="141659" calcext:value-type="float">
            <text:p>141659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5]+[.A2126]+10" office:value-type="float" office:value="141752" calcext:value-type="float">
            <text:p>141752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6]+[.A2127]+10" office:value-type="float" office:value="141845" calcext:value-type="float">
            <text:p>141845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7]+[.A2128]+10" office:value-type="float" office:value="141938" calcext:value-type="float">
            <text:p>141938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+[.C2128]+[.A2129]+10" office:value-type="float" office:value="142031" calcext:value-type="float">
            <text:p>14203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29]+[.A2130]+10" office:value-type="float" office:value="142125" calcext:value-type="float">
            <text:p>14212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0]+[.A2131]+10" office:value-type="float" office:value="142219" calcext:value-type="float">
            <text:p>14221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1]+[.A2132]+10" office:value-type="float" office:value="142313" calcext:value-type="float">
            <text:p>14231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2]+[.A2133]+10" office:value-type="float" office:value="142407" calcext:value-type="float">
            <text:p>14240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3]+[.A2134]+10" office:value-type="float" office:value="142501" calcext:value-type="float">
            <text:p>14250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4]+[.A2135]+10" office:value-type="float" office:value="142595" calcext:value-type="float">
            <text:p>14259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5]+[.A2136]+10" office:value-type="float" office:value="142689" calcext:value-type="float">
            <text:p>14268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6]+[.A2137]+10" office:value-type="float" office:value="142783" calcext:value-type="float">
            <text:p>14278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7]+[.A2138]+10" office:value-type="float" office:value="142877" calcext:value-type="float">
            <text:p>14287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8]+[.A2139]+10" office:value-type="float" office:value="142971" calcext:value-type="float">
            <text:p>142971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39]+[.A2140]+10" office:value-type="float" office:value="143065" calcext:value-type="float">
            <text:p>143065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40]+[.A2141]+10" office:value-type="float" office:value="143159" calcext:value-type="float">
            <text:p>143159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41]+[.A2142]+10" office:value-type="float" office:value="143253" calcext:value-type="float">
            <text:p>143253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42]+[.A2143]+10" office:value-type="float" office:value="143347" calcext:value-type="float">
            <text:p>143347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+[.C2143]+[.A2144]+10" office:value-type="float" office:value="143441" calcext:value-type="float">
            <text:p>14344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4]+[.A2145]+10" office:value-type="float" office:value="143536" calcext:value-type="float">
            <text:p>14353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5]+[.A2146]+10" office:value-type="float" office:value="143631" calcext:value-type="float">
            <text:p>14363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6]+[.A2147]+10" office:value-type="float" office:value="143726" calcext:value-type="float">
            <text:p>14372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7]+[.A2148]+10" office:value-type="float" office:value="143821" calcext:value-type="float">
            <text:p>14382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8]+[.A2149]+10" office:value-type="float" office:value="143916" calcext:value-type="float">
            <text:p>14391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49]+[.A2150]+10" office:value-type="float" office:value="144011" calcext:value-type="float">
            <text:p>14401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50]+[.A2151]+10" office:value-type="float" office:value="144106" calcext:value-type="float">
            <text:p>14410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51]+[.A2152]+10" office:value-type="float" office:value="144201" calcext:value-type="float">
            <text:p>14420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52]+[.A2153]+10" office:value-type="float" office:value="144296" calcext:value-type="float">
            <text:p>144296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53]+[.A2154]+10" office:value-type="float" office:value="144391" calcext:value-type="float">
            <text:p>144391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+[.C2154]+[.A2155]+10" office:value-type="float" office:value="144486" calcext:value-type="float">
            <text:p>14448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55]+[.A2156]+10" office:value-type="float" office:value="144582" calcext:value-type="float">
            <text:p>14458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56]+[.A2157]+10" office:value-type="float" office:value="144678" calcext:value-type="float">
            <text:p>14467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57]+[.A2158]+10" office:value-type="float" office:value="144774" calcext:value-type="float">
            <text:p>14477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58]+[.A2159]+10" office:value-type="float" office:value="144870" calcext:value-type="float">
            <text:p>14487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59]+[.A2160]+10" office:value-type="float" office:value="144966" calcext:value-type="float">
            <text:p>14496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0]+[.A2161]+10" office:value-type="float" office:value="145062" calcext:value-type="float">
            <text:p>14506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1]+[.A2162]+10" office:value-type="float" office:value="145158" calcext:value-type="float">
            <text:p>14515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2]+[.A2163]+10" office:value-type="float" office:value="145254" calcext:value-type="float">
            <text:p>14525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3]+[.A2164]+10" office:value-type="float" office:value="145350" calcext:value-type="float">
            <text:p>14535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4]+[.A2165]+10" office:value-type="float" office:value="145446" calcext:value-type="float">
            <text:p>14544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5]+[.A2166]+10" office:value-type="float" office:value="145542" calcext:value-type="float">
            <text:p>14554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6]+[.A2167]+10" office:value-type="float" office:value="145638" calcext:value-type="float">
            <text:p>145638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7]+[.A2168]+10" office:value-type="float" office:value="145734" calcext:value-type="float">
            <text:p>145734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8]+[.A2169]+10" office:value-type="float" office:value="145830" calcext:value-type="float">
            <text:p>14583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69]+[.A2170]+10" office:value-type="float" office:value="145926" calcext:value-type="float">
            <text:p>145926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70]+[.A2171]+10" office:value-type="float" office:value="146022" calcext:value-type="float">
            <text:p>146022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+[.C2171]+[.A2172]+10" office:value-type="float" office:value="146118" calcext:value-type="float">
            <text:p>14611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2]+[.A2173]+10" office:value-type="float" office:value="146215" calcext:value-type="float">
            <text:p>14621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3]+[.A2174]+10" office:value-type="float" office:value="146312" calcext:value-type="float">
            <text:p>14631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4]+[.A2175]+10" office:value-type="float" office:value="146409" calcext:value-type="float">
            <text:p>14640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5]+[.A2176]+10" office:value-type="float" office:value="146506" calcext:value-type="float">
            <text:p>14650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6]+[.A2177]+10" office:value-type="float" office:value="146603" calcext:value-type="float">
            <text:p>14660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7]+[.A2178]+10" office:value-type="float" office:value="146700" calcext:value-type="float">
            <text:p>14670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8]+[.A2179]+10" office:value-type="float" office:value="146797" calcext:value-type="float">
            <text:p>14679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79]+[.A2180]+10" office:value-type="float" office:value="146894" calcext:value-type="float">
            <text:p>14689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0]+[.A2181]+10" office:value-type="float" office:value="146991" calcext:value-type="float">
            <text:p>14699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1]+[.A2182]+10" office:value-type="float" office:value="147088" calcext:value-type="float">
            <text:p>14708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2]+[.A2183]+10" office:value-type="float" office:value="147185" calcext:value-type="float">
            <text:p>147185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3]+[.A2184]+10" office:value-type="float" office:value="147282" calcext:value-type="float">
            <text:p>147282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4]+[.A2185]+10" office:value-type="float" office:value="147379" calcext:value-type="float">
            <text:p>147379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5]+[.A2186]+10" office:value-type="float" office:value="147476" calcext:value-type="float">
            <text:p>147476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6]+[.A2187]+10" office:value-type="float" office:value="147573" calcext:value-type="float">
            <text:p>147573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7]+[.A2188]+10" office:value-type="float" office:value="147670" calcext:value-type="float">
            <text:p>14767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8]+[.A2189]+10" office:value-type="float" office:value="147767" calcext:value-type="float">
            <text:p>147767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89]+[.A2190]+10" office:value-type="float" office:value="147864" calcext:value-type="float">
            <text:p>147864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90]+[.A2191]+10" office:value-type="float" office:value="147961" calcext:value-type="float">
            <text:p>147961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91]+[.A2192]+10" office:value-type="float" office:value="148058" calcext:value-type="float">
            <text:p>148058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+[.C2192]+[.A2193]+10" office:value-type="float" office:value="148155" calcext:value-type="float">
            <text:p>14815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3]+[.A2194]+10" office:value-type="float" office:value="148253" calcext:value-type="float">
            <text:p>14825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4]+[.A2195]+10" office:value-type="float" office:value="148351" calcext:value-type="float">
            <text:p>14835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5]+[.A2196]+10" office:value-type="float" office:value="148449" calcext:value-type="float">
            <text:p>14844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6]+[.A2197]+10" office:value-type="float" office:value="148547" calcext:value-type="float">
            <text:p>14854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7]+[.A2198]+10" office:value-type="float" office:value="148645" calcext:value-type="float">
            <text:p>14864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8]+[.A2199]+10" office:value-type="float" office:value="148743" calcext:value-type="float">
            <text:p>14874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199]+[.A2200]+10" office:value-type="float" office:value="148841" calcext:value-type="float">
            <text:p>14884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0]+[.A2201]+10" office:value-type="float" office:value="148939" calcext:value-type="float">
            <text:p>14893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1]+[.A2202]+10" office:value-type="float" office:value="149037" calcext:value-type="float">
            <text:p>14903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2]+[.A2203]+10" office:value-type="float" office:value="149135" calcext:value-type="float">
            <text:p>14913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3]+[.A2204]+10" office:value-type="float" office:value="149233" calcext:value-type="float">
            <text:p>14923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4]+[.A2205]+10" office:value-type="float" office:value="149331" calcext:value-type="float">
            <text:p>14933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5]+[.A2206]+10" office:value-type="float" office:value="149429" calcext:value-type="float">
            <text:p>14942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6]+[.A2207]+10" office:value-type="float" office:value="149527" calcext:value-type="float">
            <text:p>14952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7]+[.A2208]+10" office:value-type="float" office:value="149625" calcext:value-type="float">
            <text:p>149625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8]+[.A2209]+10" office:value-type="float" office:value="149723" calcext:value-type="float">
            <text:p>149723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09]+[.A2210]+10" office:value-type="float" office:value="149821" calcext:value-type="float">
            <text:p>149821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10]+[.A2211]+10" office:value-type="float" office:value="149919" calcext:value-type="float">
            <text:p>149919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11]+[.A2212]+10" office:value-type="float" office:value="150017" calcext:value-type="float">
            <text:p>150017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+[.C2212]+[.A2213]+10" office:value-type="float" office:value="150115" calcext:value-type="float">
            <text:p>15011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3]+[.A2214]+10" office:value-type="float" office:value="150214" calcext:value-type="float">
            <text:p>15021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4]+[.A2215]+10" office:value-type="float" office:value="150313" calcext:value-type="float">
            <text:p>15031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5]+[.A2216]+10" office:value-type="float" office:value="150412" calcext:value-type="float">
            <text:p>150412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6]+[.A2217]+10" office:value-type="float" office:value="150511" calcext:value-type="float">
            <text:p>150511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7]+[.A2218]+10" office:value-type="float" office:value="150610" calcext:value-type="float">
            <text:p>15061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8]+[.A2219]+10" office:value-type="float" office:value="150709" calcext:value-type="float">
            <text:p>150709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19]+[.A2220]+10" office:value-type="float" office:value="150808" calcext:value-type="float">
            <text:p>150808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0]+[.A2221]+10" office:value-type="float" office:value="150907" calcext:value-type="float">
            <text:p>150907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1]+[.A2222]+10" office:value-type="float" office:value="151006" calcext:value-type="float">
            <text:p>151006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2]+[.A2223]+10" office:value-type="float" office:value="151105" calcext:value-type="float">
            <text:p>151105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3]+[.A2224]+10" office:value-type="float" office:value="151204" calcext:value-type="float">
            <text:p>151204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4]+[.A2225]+10" office:value-type="float" office:value="151303" calcext:value-type="float">
            <text:p>151303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+[.C2225]+[.A2226]+10" office:value-type="float" office:value="151402" calcext:value-type="float">
            <text:p>1514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26]+[.A2227]+10" office:value-type="float" office:value="151502" calcext:value-type="float">
            <text:p>1515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27]+[.A2228]+10" office:value-type="float" office:value="151602" calcext:value-type="float">
            <text:p>1516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28]+[.A2229]+10" office:value-type="float" office:value="151702" calcext:value-type="float">
            <text:p>1517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29]+[.A2230]+10" office:value-type="float" office:value="151802" calcext:value-type="float">
            <text:p>1518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0]+[.A2231]+10" office:value-type="float" office:value="151902" calcext:value-type="float">
            <text:p>1519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1]+[.A2232]+10" office:value-type="float" office:value="152002" calcext:value-type="float">
            <text:p>1520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2]+[.A2233]+10" office:value-type="float" office:value="152102" calcext:value-type="float">
            <text:p>1521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3]+[.A2234]+10" office:value-type="float" office:value="152202" calcext:value-type="float">
            <text:p>1522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4]+[.A2235]+10" office:value-type="float" office:value="152302" calcext:value-type="float">
            <text:p>1523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5]+[.A2236]+10" office:value-type="float" office:value="152402" calcext:value-type="float">
            <text:p>1524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6]+[.A2237]+10" office:value-type="float" office:value="152502" calcext:value-type="float">
            <text:p>1525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7]+[.A2238]+10" office:value-type="float" office:value="152602" calcext:value-type="float">
            <text:p>1526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8]+[.A2239]+10" office:value-type="float" office:value="152702" calcext:value-type="float">
            <text:p>152702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+[.C2239]+[.A2240]+10" office:value-type="float" office:value="152802" calcext:value-type="float">
            <text:p>15280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0]+[.A2241]+10" office:value-type="float" office:value="152903" calcext:value-type="float">
            <text:p>15290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1]+[.A2242]+10" office:value-type="float" office:value="153004" calcext:value-type="float">
            <text:p>15300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2]+[.A2243]+10" office:value-type="float" office:value="153105" calcext:value-type="float">
            <text:p>15310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3]+[.A2244]+10" office:value-type="float" office:value="153206" calcext:value-type="float">
            <text:p>15320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4]+[.A2245]+10" office:value-type="float" office:value="153307" calcext:value-type="float">
            <text:p>15330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5]+[.A2246]+10" office:value-type="float" office:value="153408" calcext:value-type="float">
            <text:p>15340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6]+[.A2247]+10" office:value-type="float" office:value="153509" calcext:value-type="float">
            <text:p>15350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7]+[.A2248]+10" office:value-type="float" office:value="153610" calcext:value-type="float">
            <text:p>15361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8]+[.A2249]+10" office:value-type="float" office:value="153711" calcext:value-type="float">
            <text:p>153711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49]+[.A2250]+10" office:value-type="float" office:value="153812" calcext:value-type="float">
            <text:p>153812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0]+[.A2251]+10" office:value-type="float" office:value="153913" calcext:value-type="float">
            <text:p>153913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1]+[.A2252]+10" office:value-type="float" office:value="154014" calcext:value-type="float">
            <text:p>154014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2]+[.A2253]+10" office:value-type="float" office:value="154115" calcext:value-type="float">
            <text:p>154115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3]+[.A2254]+10" office:value-type="float" office:value="154216" calcext:value-type="float">
            <text:p>154216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4]+[.A2255]+10" office:value-type="float" office:value="154317" calcext:value-type="float">
            <text:p>154317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5]+[.A2256]+10" office:value-type="float" office:value="154418" calcext:value-type="float">
            <text:p>154418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6]+[.A2257]+10" office:value-type="float" office:value="154519" calcext:value-type="float">
            <text:p>154519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+[.C2257]+[.A2258]+10" office:value-type="float" office:value="154620" calcext:value-type="float">
            <text:p>15462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58]+[.A2259]+10" office:value-type="float" office:value="154722" calcext:value-type="float">
            <text:p>15472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59]+[.A2260]+10" office:value-type="float" office:value="154824" calcext:value-type="float">
            <text:p>15482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0]+[.A2261]+10" office:value-type="float" office:value="154926" calcext:value-type="float">
            <text:p>15492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1]+[.A2262]+10" office:value-type="float" office:value="155028" calcext:value-type="float">
            <text:p>15502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2]+[.A2263]+10" office:value-type="float" office:value="155130" calcext:value-type="float">
            <text:p>15513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3]+[.A2264]+10" office:value-type="float" office:value="155232" calcext:value-type="float">
            <text:p>15523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4]+[.A2265]+10" office:value-type="float" office:value="155334" calcext:value-type="float">
            <text:p>15533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5]+[.A2266]+10" office:value-type="float" office:value="155436" calcext:value-type="float">
            <text:p>15543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6]+[.A2267]+10" office:value-type="float" office:value="155538" calcext:value-type="float">
            <text:p>15553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7]+[.A2268]+10" office:value-type="float" office:value="155640" calcext:value-type="float">
            <text:p>15564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8]+[.A2269]+10" office:value-type="float" office:value="155742" calcext:value-type="float">
            <text:p>155742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69]+[.A2270]+10" office:value-type="float" office:value="155844" calcext:value-type="float">
            <text:p>155844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70]+[.A2271]+10" office:value-type="float" office:value="155946" calcext:value-type="float">
            <text:p>155946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71]+[.A2272]+10" office:value-type="float" office:value="156048" calcext:value-type="float">
            <text:p>156048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+[.C2272]+[.A2273]+10" office:value-type="float" office:value="156150" calcext:value-type="float">
            <text:p>15615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3]+[.A2274]+10" office:value-type="float" office:value="156253" calcext:value-type="float">
            <text:p>15625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4]+[.A2275]+10" office:value-type="float" office:value="156356" calcext:value-type="float">
            <text:p>156356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5]+[.A2276]+10" office:value-type="float" office:value="156459" calcext:value-type="float">
            <text:p>156459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6]+[.A2277]+10" office:value-type="float" office:value="156562" calcext:value-type="float">
            <text:p>156562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7]+[.A2278]+10" office:value-type="float" office:value="156665" calcext:value-type="float">
            <text:p>156665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8]+[.A2279]+10" office:value-type="float" office:value="156768" calcext:value-type="float">
            <text:p>156768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79]+[.A2280]+10" office:value-type="float" office:value="156871" calcext:value-type="float">
            <text:p>156871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80]+[.A2281]+10" office:value-type="float" office:value="156974" calcext:value-type="float">
            <text:p>156974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81]+[.A2282]+10" office:value-type="float" office:value="157077" calcext:value-type="float">
            <text:p>157077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82]+[.A2283]+10" office:value-type="float" office:value="157180" calcext:value-type="float">
            <text:p>15718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83]+[.A2284]+10" office:value-type="float" office:value="157283" calcext:value-type="float">
            <text:p>157283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+[.C2284]+[.A2285]+10" office:value-type="float" office:value="157386" calcext:value-type="float">
            <text:p>15738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85]+[.A2286]+10" office:value-type="float" office:value="157490" calcext:value-type="float">
            <text:p>15749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86]+[.A2287]+10" office:value-type="float" office:value="157594" calcext:value-type="float">
            <text:p>15759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87]+[.A2288]+10" office:value-type="float" office:value="157698" calcext:value-type="float">
            <text:p>15769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88]+[.A2289]+10" office:value-type="float" office:value="157802" calcext:value-type="float">
            <text:p>15780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89]+[.A2290]+10" office:value-type="float" office:value="157906" calcext:value-type="float">
            <text:p>15790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0]+[.A2291]+10" office:value-type="float" office:value="158010" calcext:value-type="float">
            <text:p>15801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1]+[.A2292]+10" office:value-type="float" office:value="158114" calcext:value-type="float">
            <text:p>15811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2]+[.A2293]+10" office:value-type="float" office:value="158218" calcext:value-type="float">
            <text:p>15821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3]+[.A2294]+10" office:value-type="float" office:value="158322" calcext:value-type="float">
            <text:p>15832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4]+[.A2295]+10" office:value-type="float" office:value="158426" calcext:value-type="float">
            <text:p>15842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5]+[.A2296]+10" office:value-type="float" office:value="158530" calcext:value-type="float">
            <text:p>15853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6]+[.A2297]+10" office:value-type="float" office:value="158634" calcext:value-type="float">
            <text:p>15863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7]+[.A2298]+10" office:value-type="float" office:value="158738" calcext:value-type="float">
            <text:p>15873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8]+[.A2299]+10" office:value-type="float" office:value="158842" calcext:value-type="float">
            <text:p>158842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299]+[.A2300]+10" office:value-type="float" office:value="158946" calcext:value-type="float">
            <text:p>158946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300]+[.A2301]+10" office:value-type="float" office:value="159050" calcext:value-type="float">
            <text:p>15905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301]+[.A2302]+10" office:value-type="float" office:value="159154" calcext:value-type="float">
            <text:p>159154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302]+[.A2303]+10" office:value-type="float" office:value="159258" calcext:value-type="float">
            <text:p>159258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+[.C2303]+[.A2304]+10" office:value-type="float" office:value="159362" calcext:value-type="float">
            <text:p>15936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4]+[.A2305]+10" office:value-type="float" office:value="159467" calcext:value-type="float">
            <text:p>15946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5]+[.A2306]+10" office:value-type="float" office:value="159572" calcext:value-type="float">
            <text:p>15957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6]+[.A2307]+10" office:value-type="float" office:value="159677" calcext:value-type="float">
            <text:p>15967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7]+[.A2308]+10" office:value-type="float" office:value="159782" calcext:value-type="float">
            <text:p>15978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8]+[.A2309]+10" office:value-type="float" office:value="159887" calcext:value-type="float">
            <text:p>15988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09]+[.A2310]+10" office:value-type="float" office:value="159992" calcext:value-type="float">
            <text:p>15999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0]+[.A2311]+10" office:value-type="float" office:value="160097" calcext:value-type="float">
            <text:p>16009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1]+[.A2312]+10" office:value-type="float" office:value="160202" calcext:value-type="float">
            <text:p>16020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2]+[.A2313]+10" office:value-type="float" office:value="160307" calcext:value-type="float">
            <text:p>16030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3]+[.A2314]+10" office:value-type="float" office:value="160412" calcext:value-type="float">
            <text:p>16041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4]+[.A2315]+10" office:value-type="float" office:value="160517" calcext:value-type="float">
            <text:p>16051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5]+[.A2316]+10" office:value-type="float" office:value="160622" calcext:value-type="float">
            <text:p>16062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6]+[.A2317]+10" office:value-type="float" office:value="160727" calcext:value-type="float">
            <text:p>16072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7]+[.A2318]+10" office:value-type="float" office:value="160832" calcext:value-type="float">
            <text:p>16083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8]+[.A2319]+10" office:value-type="float" office:value="160937" calcext:value-type="float">
            <text:p>16093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19]+[.A2320]+10" office:value-type="float" office:value="161042" calcext:value-type="float">
            <text:p>16104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0]+[.A2321]+10" office:value-type="float" office:value="161147" calcext:value-type="float">
            <text:p>16114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1]+[.A2322]+10" office:value-type="float" office:value="161252" calcext:value-type="float">
            <text:p>16125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2]+[.A2323]+10" office:value-type="float" office:value="161357" calcext:value-type="float">
            <text:p>16135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3]+[.A2324]+10" office:value-type="float" office:value="161462" calcext:value-type="float">
            <text:p>16146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4]+[.A2325]+10" office:value-type="float" office:value="161567" calcext:value-type="float">
            <text:p>161567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5]+[.A2326]+10" office:value-type="float" office:value="161672" calcext:value-type="float">
            <text:p>161672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+[.C2326]+[.A2327]+10" office:value-type="float" office:value="161777" calcext:value-type="float">
            <text:p>16177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27]+[.A2328]+10" office:value-type="float" office:value="161883" calcext:value-type="float">
            <text:p>16188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28]+[.A2329]+10" office:value-type="float" office:value="161989" calcext:value-type="float">
            <text:p>16198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29]+[.A2330]+10" office:value-type="float" office:value="162095" calcext:value-type="float">
            <text:p>16209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0]+[.A2331]+10" office:value-type="float" office:value="162201" calcext:value-type="float">
            <text:p>16220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1]+[.A2332]+10" office:value-type="float" office:value="162307" calcext:value-type="float">
            <text:p>16230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2]+[.A2333]+10" office:value-type="float" office:value="162413" calcext:value-type="float">
            <text:p>16241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3]+[.A2334]+10" office:value-type="float" office:value="162519" calcext:value-type="float">
            <text:p>16251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4]+[.A2335]+10" office:value-type="float" office:value="162625" calcext:value-type="float">
            <text:p>16262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5]+[.A2336]+10" office:value-type="float" office:value="162731" calcext:value-type="float">
            <text:p>16273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6]+[.A2337]+10" office:value-type="float" office:value="162837" calcext:value-type="float">
            <text:p>162837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7]+[.A2338]+10" office:value-type="float" office:value="162943" calcext:value-type="float">
            <text:p>162943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8]+[.A2339]+10" office:value-type="float" office:value="163049" calcext:value-type="float">
            <text:p>163049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39]+[.A2340]+10" office:value-type="float" office:value="163155" calcext:value-type="float">
            <text:p>163155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40]+[.A2341]+10" office:value-type="float" office:value="163261" calcext:value-type="float">
            <text:p>16326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+[.C2341]+[.A2342]+10" office:value-type="float" office:value="163367" calcext:value-type="float">
            <text:p>16336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2]+[.A2343]+10" office:value-type="float" office:value="163474" calcext:value-type="float">
            <text:p>16347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3]+[.A2344]+10" office:value-type="float" office:value="163581" calcext:value-type="float">
            <text:p>16358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4]+[.A2345]+10" office:value-type="float" office:value="163688" calcext:value-type="float">
            <text:p>16368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5]+[.A2346]+10" office:value-type="float" office:value="163795" calcext:value-type="float">
            <text:p>16379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6]+[.A2347]+10" office:value-type="float" office:value="163902" calcext:value-type="float">
            <text:p>16390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7]+[.A2348]+10" office:value-type="float" office:value="164009" calcext:value-type="float">
            <text:p>164009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8]+[.A2349]+10" office:value-type="float" office:value="164116" calcext:value-type="float">
            <text:p>164116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49]+[.A2350]+10" office:value-type="float" office:value="164223" calcext:value-type="float">
            <text:p>164223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0]+[.A2351]+10" office:value-type="float" office:value="164330" calcext:value-type="float">
            <text:p>164330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1]+[.A2352]+10" office:value-type="float" office:value="164437" calcext:value-type="float">
            <text:p>164437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2]+[.A2353]+10" office:value-type="float" office:value="164544" calcext:value-type="float">
            <text:p>164544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3]+[.A2354]+10" office:value-type="float" office:value="164651" calcext:value-type="float">
            <text:p>16465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4]+[.A2355]+10" office:value-type="float" office:value="164758" calcext:value-type="float">
            <text:p>164758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5]+[.A2356]+10" office:value-type="float" office:value="164865" calcext:value-type="float">
            <text:p>164865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6]+[.A2357]+10" office:value-type="float" office:value="164972" calcext:value-type="float">
            <text:p>164972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+[.C2357]+[.A2358]+10" office:value-type="float" office:value="165079" calcext:value-type="float">
            <text:p>16507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58]+[.A2359]+10" office:value-type="float" office:value="165187" calcext:value-type="float">
            <text:p>16518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59]+[.A2360]+10" office:value-type="float" office:value="165295" calcext:value-type="float">
            <text:p>16529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0]+[.A2361]+10" office:value-type="float" office:value="165403" calcext:value-type="float">
            <text:p>16540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1]+[.A2362]+10" office:value-type="float" office:value="165511" calcext:value-type="float">
            <text:p>16551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2]+[.A2363]+10" office:value-type="float" office:value="165619" calcext:value-type="float">
            <text:p>16561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3]+[.A2364]+10" office:value-type="float" office:value="165727" calcext:value-type="float">
            <text:p>16572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4]+[.A2365]+10" office:value-type="float" office:value="165835" calcext:value-type="float">
            <text:p>16583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5]+[.A2366]+10" office:value-type="float" office:value="165943" calcext:value-type="float">
            <text:p>165943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6]+[.A2367]+10" office:value-type="float" office:value="166051" calcext:value-type="float">
            <text:p>166051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7]+[.A2368]+10" office:value-type="float" office:value="166159" calcext:value-type="float">
            <text:p>166159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8]+[.A2369]+10" office:value-type="float" office:value="166267" calcext:value-type="float">
            <text:p>166267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69]+[.A2370]+10" office:value-type="float" office:value="166375" calcext:value-type="float">
            <text:p>166375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+[.C2370]+[.A2371]+10" office:value-type="float" office:value="166483" calcext:value-type="float">
            <text:p>166483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1]+[.A2372]+10" office:value-type="float" office:value="166592" calcext:value-type="float">
            <text:p>166592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2]+[.A2373]+10" office:value-type="float" office:value="166701" calcext:value-type="float">
            <text:p>166701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3]+[.A2374]+10" office:value-type="float" office:value="166810" calcext:value-type="float">
            <text:p>16681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4]+[.A2375]+10" office:value-type="float" office:value="166919" calcext:value-type="float">
            <text:p>166919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5]+[.A2376]+10" office:value-type="float" office:value="167028" calcext:value-type="float">
            <text:p>167028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6]+[.A2377]+10" office:value-type="float" office:value="167137" calcext:value-type="float">
            <text:p>167137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7]+[.A2378]+10" office:value-type="float" office:value="167246" calcext:value-type="float">
            <text:p>167246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8]+[.A2379]+10" office:value-type="float" office:value="167355" calcext:value-type="float">
            <text:p>167355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79]+[.A2380]+10" office:value-type="float" office:value="167464" calcext:value-type="float">
            <text:p>167464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+[.C2380]+[.A2381]+10" office:value-type="float" office:value="167573" calcext:value-type="float">
            <text:p>16757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1]+[.A2382]+10" office:value-type="float" office:value="167683" calcext:value-type="float">
            <text:p>1676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2]+[.A2383]+10" office:value-type="float" office:value="167793" calcext:value-type="float">
            <text:p>16779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3]+[.A2384]+10" office:value-type="float" office:value="167903" calcext:value-type="float">
            <text:p>1679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4]+[.A2385]+10" office:value-type="float" office:value="168013" calcext:value-type="float">
            <text:p>1680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5]+[.A2386]+10" office:value-type="float" office:value="168123" calcext:value-type="float">
            <text:p>16812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6]+[.A2387]+10" office:value-type="float" office:value="168233" calcext:value-type="float">
            <text:p>1682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7]+[.A2388]+10" office:value-type="float" office:value="168343" calcext:value-type="float">
            <text:p>1683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8]+[.A2389]+10" office:value-type="float" office:value="168453" calcext:value-type="float">
            <text:p>16845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89]+[.A2390]+10" office:value-type="float" office:value="168563" calcext:value-type="float">
            <text:p>16856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0]+[.A2391]+10" office:value-type="float" office:value="168673" calcext:value-type="float">
            <text:p>16867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1]+[.A2392]+10" office:value-type="float" office:value="168783" calcext:value-type="float">
            <text:p>16878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2]+[.A2393]+10" office:value-type="float" office:value="168893" calcext:value-type="float">
            <text:p>16889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3]+[.A2394]+10" office:value-type="float" office:value="169003" calcext:value-type="float">
            <text:p>16900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4]+[.A2395]+10" office:value-type="float" office:value="169113" calcext:value-type="float">
            <text:p>16911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5]+[.A2396]+10" office:value-type="float" office:value="169223" calcext:value-type="float">
            <text:p>16922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6]+[.A2397]+10" office:value-type="float" office:value="169333" calcext:value-type="float">
            <text:p>16933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7]+[.A2398]+10" office:value-type="float" office:value="169443" calcext:value-type="float">
            <text:p>16944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8]+[.A2399]+10" office:value-type="float" office:value="169553" calcext:value-type="float">
            <text:p>169553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+[.C2399]+[.A2400]+10" office:value-type="float" office:value="169663" calcext:value-type="float">
            <text:p>169663</text:p>
          </table:table-cell>
          <table:table-cell table:number-columns-repeated="3"/>
        </table:table-row>
      </table:table>
      <table:table table:name="Лист2" table:style-name="ta1">
        <table:table-column table:style-name="co1" table:number-columns-repeated="5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A1]+10" office:value-type="float" office:value="20" calcext:value-type="float">
            <text:p>20</text:p>
          </table:table-cell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B2]=1;[.C1]+[.A2])+10" office:value-type="float" office:value="45" calcext:value-type="float">
            <text:p>45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IF([.C2]+[.A3]+10&lt;=[.E1];[.C2]+[.A3]+10;0)" office:value-type="float" office:value="70" calcext:value-type="float">
            <text:p>70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IF([.C3]+[.A4]+10&lt;=[.$E$2];[.C3]+[.A4]+10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IF([.C4]+[.A5]+10&lt;=[.$E$2];[.C4]+[.A5]+10;0)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Лист1.A1:Лист1.B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  <table:database-range table:name="__Anonymous_Sheet_DB__1" table:target-range-address="Лист2.A1:Лист2.B104857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9T11:10:22.339000000</meta:creation-date>
    <dc:date>2023-03-31T20:31:42.490000000</dc:date>
    <meta:editing-duration>P1DT2H3M48S</meta:editing-duration>
    <meta:editing-cycles>2</meta:editing-cycles>
    <meta:generator>LibreOffice/7.4.5.1$Windows_X86_64 LibreOffice_project/9c0871452b3918c1019dde9bfac75448afc4b57f</meta:generator>
    <meta:document-statistic meta:table-count="2" meta:cell-count="7220" meta:object-count="0"/>
  </office:meta>
</office:document-meta>
</file>